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set_AvecFiltre200ptsSM18_usine" table:style-name="ta1">
        <table:shapes>
          <draw:frame draw:z-index="0" draw:style-name="gr1" draw:text-style-name="P1" svg:width="121.09mm" svg:height="78.63mm" svg:x="188.82mm" svg:y="19.12mm">
            <draw:object draw:notify-on-update-of-ranges="data_set_AvecFiltre200ptsSM18_usine.B9:data_set_AvecFiltre200ptsSM18_usine.B9 data_set_AvecFiltre200ptsSM18_usine.B10:data_set_AvecFiltre200ptsSM18_usine.B209 data_set_AvecFiltre200ptsSM18_usine.C9:data_set_AvecFiltre200ptsSM18_usine.C9 data_set_AvecFiltre200ptsSM18_usine.C10:data_set_AvecFiltre200ptsSM18_usine.C209 data_set_AvecFiltre200ptsSM18_usine.D9:data_set_AvecFiltre200ptsSM18_usine.D9 data_set_AvecFiltre200ptsSM18_usine.D10:data_set_AvecFiltre200ptsSM18_usine.D209 data_set_AvecFiltre200ptsSM18_usine.E9:data_set_AvecFiltre200ptsSM18_usine.E9 data_set_AvecFiltre200ptsSM18_usine.E10:data_set_AvecFiltre200ptsSM18_usine.E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Default"/>
        <table:table-row table:style-name="ro1">
          <table:table-cell table:style-name="ce4" office:value-type="string" calcext:value-type="string">
            <text:p>Equilbreuse version 2018</text:p>
          </table:table-cell>
          <table:table-cell/>
          <table:table-cell office:value-type="string" calcext:value-type="string">
            <text:p>Date de l'expérience</text:p>
          </table:table-cell>
          <table:table-cell table:style-name="ce11" office:value-type="string" calcext:value-type="string">
            <text:p>jeudi 10 janvier 201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tesse de rotation</text:p>
          </table:table-cell>
          <table:table-cell table:style-name="ce8" office:value-type="float" office:value="1556" calcext:value-type="float">
            <text:p>1556</text:p>
          </table:table-cell>
          <table:table-cell office:value-type="string" calcext:value-type="string">
            <text:p><text:s/>trs/m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pteur A</text:p>
          </table:table-cell>
          <table:table-cell office:value-type="string" calcext:value-type="string">
            <text:p>Capteur 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 de capteurs</text:p>
          </table:table-cell>
          <table:table-cell table:number-columns-repeated="2" office:value-type="string" calcext:value-type="string">
            <text:p>MB-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C30629</text:p>
          </table:table-cell>
          <table:table-cell office:value-type="string" calcext:value-type="string">
            <text:p>C30637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Angle en Degré</text:p>
          </table:table-cell>
          <table:table-cell table:style-name="ce8" office:value-type="string" calcext:value-type="string">
            <text:p>Courbe A en Newton</text:p>
          </table:table-cell>
          <table:table-cell table:style-name="ce8" office:value-type="string" calcext:value-type="string">
            <text:p>Courbe O en Newton</text:p>
          </table:table-cell>
          <table:table-cell table:style-name="ce8" office:value-type="string" calcext:value-type="string">
            <text:p>Théorique A</text:p>
          </table:table-cell>
          <table:table-cell table:style-name="ce8" office:value-type="string" calcext:value-type="string">
            <text:p>Théorique O</text:p>
          </table:table-cell>
          <table:table-cell table:style-name="ce8" table:number-columns-repeated="1019"/>
        </table:table-row>
        <table:table-row table:style-name="ro1">
          <table:table-cell office:value-type="float" office:value="0" calcext:value-type="float">
            <text:p>0,0</text:p>
          </table:table-cell>
          <table:table-cell table:style-name="ce10" office:value-type="float" office:value="19.7731" calcext:value-type="float">
            <text:p>19,7731</text:p>
          </table:table-cell>
          <table:table-cell table:style-name="ce10" office:value-type="float" office:value="-40.9617" calcext:value-type="float">
            <text:p>-40,9617</text:p>
          </table:table-cell>
          <table:table-cell table:style-name="ce10" table:formula="of:=6.99*([.B$3]/1000)^2*COS(([.A10]-332)*PI()/180)" office:value-type="float" office:value="14.9427760602568" calcext:value-type="float">
            <text:p>14,9428</text:p>
          </table:table-cell>
          <table:table-cell table:style-name="ce10" table:formula="of:=13.24*([.B$3]/1000)^2*COS(([.A10]-148)*PI()/180)" office:value-type="float" office:value="-27.1848946254458" calcext:value-type="float">
            <text:p>-27,1849</text:p>
          </table:table-cell>
          <table:table-cell table:number-columns-repeated="1019"/>
        </table:table-row>
        <table:table-row table:style-name="ro1">
          <table:table-cell office:value-type="float" office:value="1.8" calcext:value-type="float">
            <text:p>1,8</text:p>
          </table:table-cell>
          <table:table-cell table:style-name="ce10" office:value-type="float" office:value="19.4171" calcext:value-type="float">
            <text:p>19,4171</text:p>
          </table:table-cell>
          <table:table-cell table:style-name="ce10" office:value-type="float" office:value="-40.2875" calcext:value-type="float">
            <text:p>-40,2875</text:p>
          </table:table-cell>
          <table:table-cell table:style-name="ce10" table:formula="of:=6.99*([.B$3]/1000)^2*COS(([.A11]-332)*PI()/180)" office:value-type="float" office:value="14.6858374691678" calcext:value-type="float">
            <text:p>14,6858</text:p>
          </table:table-cell>
          <table:table-cell table:style-name="ce10" table:formula="of:=13.24*([.B$3]/1000)^2*COS(([.A11]-148)*PI()/180)" office:value-type="float" office:value="-26.6379057213728" calcext:value-type="float">
            <text:p>-26,6379</text:p>
          </table:table-cell>
          <table:table-cell table:number-columns-repeated="1019"/>
        </table:table-row>
        <table:table-row table:style-name="ro1">
          <table:table-cell office:value-type="float" office:value="3.6" calcext:value-type="float">
            <text:p>3,6</text:p>
          </table:table-cell>
          <table:table-cell table:style-name="ce10" office:value-type="float" office:value="19.1141" calcext:value-type="float">
            <text:p>19,1141</text:p>
          </table:table-cell>
          <table:table-cell table:style-name="ce10" office:value-type="float" office:value="-39.5829" calcext:value-type="float">
            <text:p>-39,5829</text:p>
          </table:table-cell>
          <table:table-cell table:style-name="ce10" table:formula="of:=6.99*([.B$3]/1000)^2*COS(([.A12]-332)*PI()/180)" office:value-type="float" office:value="14.4144057295393" calcext:value-type="float">
            <text:p>14,4144</text:p>
          </table:table-cell>
          <table:table-cell table:style-name="ce10" table:formula="of:=13.24*([.B$3]/1000)^2*COS(([.A12]-148)*PI()/180)" office:value-type="float" office:value="-26.0646284203862" calcext:value-type="float">
            <text:p>-26,0646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,4</text:p>
          </table:table-cell>
          <table:table-cell table:style-name="ce10" office:value-type="float" office:value="18.758" calcext:value-type="float">
            <text:p>18,7580</text:p>
          </table:table-cell>
          <table:table-cell table:style-name="ce10" office:value-type="float" office:value="-38.8254" calcext:value-type="float">
            <text:p>-38,8254</text:p>
          </table:table-cell>
          <table:table-cell table:style-name="ce10" table:formula="of:=6.99*([.B$3]/1000)^2*COS(([.A13]-332)*PI()/180)" office:value-type="float" office:value="14.1287487117281" calcext:value-type="float">
            <text:p>14,1287</text:p>
          </table:table-cell>
          <table:table-cell table:style-name="ce10" table:formula="of:=13.24*([.B$3]/1000)^2*COS(([.A13]-148)*PI()/180)" office:value-type="float" office:value="-25.4656284779694" calcext:value-type="float">
            <text:p>-25,4656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,2</text:p>
          </table:table-cell>
          <table:table-cell table:style-name="ce10" office:value-type="float" office:value="18.4095" calcext:value-type="float">
            <text:p>18,4095</text:p>
          </table:table-cell>
          <table:table-cell table:style-name="ce10" office:value-type="float" office:value="-38.0375" calcext:value-type="float">
            <text:p>-38,0375</text:p>
          </table:table-cell>
          <table:table-cell table:style-name="ce10" table:formula="of:=6.99*([.B$3]/1000)^2*COS(([.A14]-332)*PI()/180)" office:value-type="float" office:value="13.8291483247229" calcext:value-type="float">
            <text:p>13,8291</text:p>
          </table:table-cell>
          <table:table-cell table:style-name="ce10" table:formula="of:=13.24*([.B$3]/1000)^2*COS(([.A14]-148)*PI()/180)" office:value-type="float" office:value="-24.8414970347475" calcext:value-type="float">
            <text:p>-24,841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,0</text:p>
          </table:table-cell>
          <table:table-cell table:style-name="ce10" office:value-type="float" office:value="18.0913" calcext:value-type="float">
            <text:p>18,0913</text:p>
          </table:table-cell>
          <table:table-cell table:style-name="ce10" office:value-type="float" office:value="-37.1814" calcext:value-type="float">
            <text:p>-37,1814</text:p>
          </table:table-cell>
          <table:table-cell table:style-name="ce10" table:formula="of:=6.99*([.B$3]/1000)^2*COS(([.A15]-332)*PI()/180)" office:value-type="float" office:value="13.5159002379345" calcext:value-type="float">
            <text:p>13,5159</text:p>
          </table:table-cell>
          <table:table-cell table:style-name="ce10" table:formula="of:=13.24*([.B$3]/1000)^2*COS(([.A15]-148)*PI()/180)" office:value-type="float" office:value="-24.1928500331025" calcext:value-type="float">
            <text:p>-24,1929</text:p>
          </table:table-cell>
          <table:table-cell table:number-columns-repeated="1019"/>
        </table:table-row>
        <table:table-row table:style-name="ro1">
          <table:table-cell office:value-type="float" office:value="10.8" calcext:value-type="float">
            <text:p>10,8</text:p>
          </table:table-cell>
          <table:table-cell table:style-name="ce10" office:value-type="float" office:value="17.7504" calcext:value-type="float">
            <text:p>17,7504</text:p>
          </table:table-cell>
          <table:table-cell table:style-name="ce10" office:value-type="float" office:value="-36.3026" calcext:value-type="float">
            <text:p>-36,3026</text:p>
          </table:table-cell>
          <table:table-cell table:style-name="ce10" table:formula="of:=6.99*([.B$3]/1000)^2*COS(([.A16]-332)*PI()/180)" office:value-type="float" office:value="13.1893135894057" calcext:value-type="float">
            <text:p>13,1893</text:p>
          </table:table-cell>
          <table:table-cell table:style-name="ce10" table:formula="of:=13.24*([.B$3]/1000)^2*COS(([.A16]-148)*PI()/180)" office:value-type="float" office:value="-23.520327609313" calcext:value-type="float">
            <text:p>-23,5203</text:p>
          </table:table-cell>
          <table:table-cell table:number-columns-repeated="1019"/>
        </table:table-row>
        <table:table-row table:style-name="ro1">
          <table:table-cell office:value-type="float" office:value="12.6" calcext:value-type="float">
            <text:p>12,6</text:p>
          </table:table-cell>
          <table:table-cell table:style-name="ce10" office:value-type="float" office:value="17.3565" calcext:value-type="float">
            <text:p>17,3565</text:p>
          </table:table-cell>
          <table:table-cell table:style-name="ce10" office:value-type="float" office:value="-35.439" calcext:value-type="float">
            <text:p>-35,4390</text:p>
          </table:table-cell>
          <table:table-cell table:style-name="ce10" table:formula="of:=6.99*([.B$3]/1000)^2*COS(([.A17]-332)*PI()/180)" office:value-type="float" office:value="12.8497106807292" calcext:value-type="float">
            <text:p>12,8497</text:p>
          </table:table-cell>
          <table:table-cell table:style-name="ce10" table:formula="of:=13.24*([.B$3]/1000)^2*COS(([.A17]-148)*PI()/180)" office:value-type="float" office:value="-22.8245934618167" calcext:value-type="float">
            <text:p>-22,8246</text:p>
          </table:table-cell>
          <table:table-cell table:number-columns-repeated="1019"/>
        </table:table-row>
        <table:table-row table:style-name="ro1">
          <table:table-cell office:value-type="float" office:value="14.4" calcext:value-type="float">
            <text:p>14,4</text:p>
          </table:table-cell>
          <table:table-cell table:style-name="ce10" office:value-type="float" office:value="17.0156" calcext:value-type="float">
            <text:p>17,0156</text:p>
          </table:table-cell>
          <table:table-cell table:style-name="ce10" office:value-type="float" office:value="-34.4769" calcext:value-type="float">
            <text:p>-34,4769</text:p>
          </table:table-cell>
          <table:table-cell table:style-name="ce10" table:formula="of:=6.99*([.B$3]/1000)^2*COS(([.A18]-332)*PI()/180)" office:value-type="float" office:value="12.4974266589753" calcext:value-type="float">
            <text:p>12,4974</text:p>
          </table:table-cell>
          <table:table-cell table:style-name="ce10" table:formula="of:=13.24*([.B$3]/1000)^2*COS(([.A18]-148)*PI()/180)" office:value-type="float" office:value="-22.1063341962201" calcext:value-type="float">
            <text:p>-22,1063</text:p>
          </table:table-cell>
          <table:table-cell table:number-columns-repeated="1019"/>
        </table:table-row>
        <table:table-row table:style-name="ro1">
          <table:table-cell office:value-type="float" office:value="16.2" calcext:value-type="float">
            <text:p>16,2</text:p>
          </table:table-cell>
          <table:table-cell table:style-name="ce10" office:value-type="float" office:value="16.6747" calcext:value-type="float">
            <text:p>16,6747</text:p>
          </table:table-cell>
          <table:table-cell table:style-name="ce10" office:value-type="float" office:value="-33.5147" calcext:value-type="float">
            <text:p>-33,5147</text:p>
          </table:table-cell>
          <table:table-cell table:style-name="ce10" table:formula="of:=6.99*([.B$3]/1000)^2*COS(([.A19]-332)*PI()/180)" office:value-type="float" office:value="12.1328091859416" calcext:value-type="float">
            <text:p>12,1328</text:p>
          </table:table-cell>
          <table:table-cell table:style-name="ce10" table:formula="of:=13.24*([.B$3]/1000)^2*COS(([.A19]-148)*PI()/180)" office:value-type="float" office:value="-21.366258647702" calcext:value-type="float">
            <text:p>-21,366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,0</text:p>
          </table:table-cell>
          <table:table-cell table:style-name="ce10" office:value-type="float" office:value="16.2883" calcext:value-type="float">
            <text:p>16,2883</text:p>
          </table:table-cell>
          <table:table-cell table:style-name="ce10" office:value-type="float" office:value="-32.4844" calcext:value-type="float">
            <text:p>-32,4844</text:p>
          </table:table-cell>
          <table:table-cell table:style-name="ce10" table:formula="of:=6.99*([.B$3]/1000)^2*COS(([.A20]-332)*PI()/180)" office:value-type="float" office:value="11.7562180950531" calcext:value-type="float">
            <text:p>11,7562</text:p>
          </table:table-cell>
          <table:table-cell table:style-name="ce10" table:formula="of:=13.24*([.B$3]/1000)^2*COS(([.A20]-148)*PI()/180)" office:value-type="float" office:value="-20.6050971814782" calcext:value-type="float">
            <text:p>-20,6051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,8</text:p>
          </table:table-cell>
          <table:table-cell table:style-name="ce10" office:value-type="float" office:value="15.8565" calcext:value-type="float">
            <text:p>15,8565</text:p>
          </table:table-cell>
          <table:table-cell table:style-name="ce10" office:value-type="float" office:value="-31.4466" calcext:value-type="float">
            <text:p>-31,4466</text:p>
          </table:table-cell>
          <table:table-cell table:style-name="ce10" table:formula="of:=6.99*([.B$3]/1000)^2*COS(([.A21]-332)*PI()/180)" office:value-type="float" office:value="11.3680250362502" calcext:value-type="float">
            <text:p>11,3680</text:p>
          </table:table-cell>
          <table:table-cell table:style-name="ce10" table:formula="of:=13.24*([.B$3]/1000)^2*COS(([.A21]-148)*PI()/180)" office:value-type="float" office:value="-19.8236009720199" calcext:value-type="float">
            <text:p>-19,8236</text:p>
          </table:table-cell>
          <table:table-cell table:number-columns-repeated="1019"/>
        </table:table-row>
        <table:table-row table:style-name="ro1">
          <table:table-cell office:value-type="float" office:value="21.6" calcext:value-type="float">
            <text:p>21,6</text:p>
          </table:table-cell>
          <table:table-cell table:style-name="ce10" office:value-type="float" office:value="15.5004" calcext:value-type="float">
            <text:p>15,5004</text:p>
          </table:table-cell>
          <table:table-cell table:style-name="ce10" office:value-type="float" office:value="-30.386" calcext:value-type="float">
            <text:p>-30,3860</text:p>
          </table:table-cell>
          <table:table-cell table:style-name="ce10" table:formula="of:=6.99*([.B$3]/1000)^2*COS(([.A22]-332)*PI()/180)" office:value-type="float" office:value="10.9686131092149" calcext:value-type="float">
            <text:p>10,9686</text:p>
          </table:table-cell>
          <table:table-cell table:style-name="ce10" table:formula="of:=13.24*([.B$3]/1000)^2*COS(([.A22]-148)*PI()/180)" office:value-type="float" office:value="-19.0225412617345" calcext:value-type="float">
            <text:p>-19,0225</text:p>
          </table:table-cell>
          <table:table-cell table:number-columns-repeated="1019"/>
        </table:table-row>
        <table:table-row table:style-name="ro1">
          <table:table-cell office:value-type="float" office:value="23.4" calcext:value-type="float">
            <text:p>23,4</text:p>
          </table:table-cell>
          <table:table-cell table:style-name="ce10" office:value-type="float" office:value="15.0913" calcext:value-type="float">
            <text:p>15,0913</text:p>
          </table:table-cell>
          <table:table-cell table:style-name="ce10" office:value-type="float" office:value="-29.3026" calcext:value-type="float">
            <text:p>-29,3026</text:p>
          </table:table-cell>
          <table:table-cell table:style-name="ce10" table:formula="of:=6.99*([.B$3]/1000)^2*COS(([.A23]-332)*PI()/180)" office:value-type="float" office:value="10.5583764852975" calcext:value-type="float">
            <text:p>10,5584</text:p>
          </table:table-cell>
          <table:table-cell table:style-name="ce10" table:formula="of:=13.24*([.B$3]/1000)^2*COS(([.A23]-148)*PI()/180)" office:value-type="float" office:value="-18.202708599843" calcext:value-type="float">
            <text:p>-18,2027</text:p>
          </table:table-cell>
          <table:table-cell table:number-columns-repeated="1019"/>
        </table:table-row>
        <table:table-row table:style-name="ro1">
          <table:table-cell office:value-type="float" office:value="25.2" calcext:value-type="float">
            <text:p>25,2</text:p>
          </table:table-cell>
          <table:table-cell table:style-name="ce10" office:value-type="float" office:value="14.6444" calcext:value-type="float">
            <text:p>14,6444</text:p>
          </table:table-cell>
          <table:table-cell table:style-name="ce10" office:value-type="float" office:value="-28.1738" calcext:value-type="float">
            <text:p>-28,1738</text:p>
          </table:table-cell>
          <table:table-cell table:style-name="ce10" table:formula="of:=6.99*([.B$3]/1000)^2*COS(([.A24]-332)*PI()/180)" office:value-type="float" office:value="10.1377200185173" calcext:value-type="float">
            <text:p>10,1377</text:p>
          </table:table-cell>
          <table:table-cell table:style-name="ce10" table:formula="of:=13.24*([.B$3]/1000)^2*COS(([.A24]-148)*PI()/180)" office:value-type="float" office:value="-17.3649120622031" calcext:value-type="float">
            <text:p>-17,364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,0</text:p>
          </table:table-cell>
          <table:table-cell table:style-name="ce10" office:value-type="float" office:value="14.205" calcext:value-type="float">
            <text:p>14,2050</text:p>
          </table:table-cell>
          <table:table-cell table:style-name="ce10" office:value-type="float" office:value="-27.0375" calcext:value-type="float">
            <text:p>-27,0375</text:p>
          </table:table-cell>
          <table:table-cell table:style-name="ce10" table:formula="of:=6.99*([.B$3]/1000)^2*COS(([.A25]-332)*PI()/180)" office:value-type="float" office:value="9.70705884602057" calcext:value-type="float">
            <text:p>9,7071</text:p>
          </table:table-cell>
          <table:table-cell table:style-name="ce10" table:formula="of:=13.24*([.B$3]/1000)^2*COS(([.A25]-148)*PI()/180)" office:value-type="float" office:value="-16.5099784528491" calcext:value-type="float">
            <text:p>-16,5100</text:p>
          </table:table-cell>
          <table:table-cell table:number-columns-repeated="1019"/>
        </table:table-row>
        <table:table-row table:style-name="ro1">
          <table:table-cell office:value-type="float" office:value="28.8" calcext:value-type="float">
            <text:p>28,8</text:p>
          </table:table-cell>
          <table:table-cell table:style-name="ce10" office:value-type="float" office:value="13.7353" calcext:value-type="float">
            <text:p>13,7353</text:p>
          </table:table-cell>
          <table:table-cell table:style-name="ce10" office:value-type="float" office:value="-25.8784" calcext:value-type="float">
            <text:p>-25,8784</text:p>
          </table:table-cell>
          <table:table-cell table:style-name="ce10" table:formula="of:=6.99*([.B$3]/1000)^2*COS(([.A26]-332)*PI()/180)" office:value-type="float" office:value="9.26681797839027" calcext:value-type="float">
            <text:p>9,2668</text:p>
          </table:table-cell>
          <table:table-cell table:style-name="ce10" table:formula="of:=13.24*([.B$3]/1000)^2*COS(([.A26]-148)*PI()/180)" office:value-type="float" office:value="-15.6387514880359" calcext:value-type="float">
            <text:p>-15,6388</text:p>
          </table:table-cell>
          <table:table-cell table:number-columns-repeated="1019"/>
        </table:table-row>
        <table:table-row table:style-name="ro1">
          <table:table-cell office:value-type="float" office:value="30.6" calcext:value-type="float">
            <text:p>30,6</text:p>
          </table:table-cell>
          <table:table-cell table:style-name="ce10" office:value-type="float" office:value="13.2428" calcext:value-type="float">
            <text:p>13,2428</text:p>
          </table:table-cell>
          <table:table-cell table:style-name="ce10" office:value-type="float" office:value="-24.7193" calcext:value-type="float">
            <text:p>-24,7193</text:p>
          </table:table-cell>
          <table:table-cell table:style-name="ce10" table:formula="of:=6.99*([.B$3]/1000)^2*COS(([.A27]-332)*PI()/180)" office:value-type="float" office:value="8.81743188021179" calcext:value-type="float">
            <text:p>8,8174</text:p>
          </table:table-cell>
          <table:table-cell table:style-name="ce10" table:formula="of:=13.24*([.B$3]/1000)^2*COS(([.A27]-148)*PI()/180)" office:value-type="float" office:value="-14.7520909635934" calcext:value-type="float">
            <text:p>-14,7521</text:p>
          </table:table-cell>
          <table:table-cell table:number-columns-repeated="1019"/>
        </table:table-row>
        <table:table-row table:style-name="ro1">
          <table:table-cell office:value-type="float" office:value="32.4" calcext:value-type="float">
            <text:p>32,4</text:p>
          </table:table-cell>
          <table:table-cell table:style-name="ce10" office:value-type="float" office:value="12.6444" calcext:value-type="float">
            <text:p>12,6444</text:p>
          </table:table-cell>
          <table:table-cell table:style-name="ce10" office:value-type="float" office:value="-23.4617" calcext:value-type="float">
            <text:p>-23,4617</text:p>
          </table:table-cell>
          <table:table-cell table:style-name="ce10" table:formula="of:=6.99*([.B$3]/1000)^2*COS(([.A28]-332)*PI()/180)" office:value-type="float" office:value="8.359344041309" calcext:value-type="float">
            <text:p>8,3593</text:p>
          </table:table-cell>
          <table:table-cell table:style-name="ce10" table:formula="of:=13.24*([.B$3]/1000)^2*COS(([.A28]-148)*PI()/180)" office:value-type="float" office:value="-13.8508719064114" calcext:value-type="float">
            <text:p>-13,8509</text:p>
          </table:table-cell>
          <table:table-cell table:number-columns-repeated="1019"/>
        </table:table-row>
        <table:table-row table:style-name="ro1">
          <table:table-cell office:value-type="float" office:value="34.2" calcext:value-type="float">
            <text:p>34,2</text:p>
          </table:table-cell>
          <table:table-cell table:style-name="ce10" office:value-type="float" office:value="12.1292" calcext:value-type="float">
            <text:p>12,1292</text:p>
          </table:table-cell>
          <table:table-cell table:style-name="ce10" office:value-type="float" office:value="-22.2344" calcext:value-type="float">
            <text:p>-22,2344</text:p>
          </table:table-cell>
          <table:table-cell table:style-name="ce10" table:formula="of:=6.99*([.B$3]/1000)^2*COS(([.A29]-332)*PI()/180)" office:value-type="float" office:value="7.89300653907328" calcext:value-type="float">
            <text:p>7,8930</text:p>
          </table:table-cell>
          <table:table-cell table:style-name="ce10" table:formula="of:=13.24*([.B$3]/1000)^2*COS(([.A29]-148)*PI()/180)" office:value-type="float" office:value="-12.9359837108938" calcext:value-type="float">
            <text:p>-12,936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,0</text:p>
          </table:table-cell>
          <table:table-cell table:style-name="ce10" office:value-type="float" office:value="11.5762" calcext:value-type="float">
            <text:p>11,5762</text:p>
          </table:table-cell>
          <table:table-cell table:style-name="ce10" office:value-type="float" office:value="-20.939" calcext:value-type="float">
            <text:p>-20,9390</text:p>
          </table:table-cell>
          <table:table-cell table:style-name="ce10" table:formula="of:=6.99*([.B$3]/1000)^2*COS(([.A30]-332)*PI()/180)" office:value-type="float" office:value="7.41887959231772" calcext:value-type="float">
            <text:p>7,4189</text:p>
          </table:table-cell>
          <table:table-cell table:style-name="ce10" table:formula="of:=13.24*([.B$3]/1000)^2*COS(([.A30]-148)*PI()/180)" office:value-type="float" office:value="-12.0083292612338" calcext:value-type="float">
            <text:p>-12,0083</text:p>
          </table:table-cell>
          <table:table-cell table:number-columns-repeated="1019"/>
        </table:table-row>
        <table:table-row table:style-name="ro1">
          <table:table-cell office:value-type="float" office:value="37.8" calcext:value-type="float">
            <text:p>37,8</text:p>
          </table:table-cell>
          <table:table-cell table:style-name="ce10" office:value-type="float" office:value="10.9701" calcext:value-type="float">
            <text:p>10,9701</text:p>
          </table:table-cell>
          <table:table-cell table:style-name="ce10" office:value-type="float" office:value="-19.6738" calcext:value-type="float">
            <text:p>-19,6738</text:p>
          </table:table-cell>
          <table:table-cell table:style-name="ce10" table:formula="of:=6.99*([.B$3]/1000)^2*COS(([.A31]-332)*PI()/180)" office:value-type="float" office:value="6.93743110709671" calcext:value-type="float">
            <text:p>6,9374</text:p>
          </table:table-cell>
          <table:table-cell table:style-name="ce10" table:formula="of:=13.24*([.B$3]/1000)^2*COS(([.A31]-148)*PI()/180)" office:value-type="float" office:value="-11.068824040376" calcext:value-type="float">
            <text:p>-11,0688</text:p>
          </table:table-cell>
          <table:table-cell table:number-columns-repeated="1019"/>
        </table:table-row>
        <table:table-row table:style-name="ro1">
          <table:table-cell office:value-type="float" office:value="39.6" calcext:value-type="float">
            <text:p>39,6</text:p>
          </table:table-cell>
          <table:table-cell table:style-name="ce10" office:value-type="float" office:value="10.3262" calcext:value-type="float">
            <text:p>10,3262</text:p>
          </table:table-cell>
          <table:table-cell table:style-name="ce10" office:value-type="float" office:value="-18.3859" calcext:value-type="float">
            <text:p>-18,3859</text:p>
          </table:table-cell>
          <table:table-cell table:style-name="ce10" table:formula="of:=6.99*([.B$3]/1000)^2*COS(([.A32]-332)*PI()/180)" office:value-type="float" office:value="6.44913621493922" calcext:value-type="float">
            <text:p>6,4491</text:p>
          </table:table-cell>
          <table:table-cell table:style-name="ce10" table:formula="of:=13.24*([.B$3]/1000)^2*COS(([.A32]-148)*PI()/180)" office:value-type="float" office:value="-10.1183952265458" calcext:value-type="float">
            <text:p>-10,1184</text:p>
          </table:table-cell>
          <table:table-cell table:number-columns-repeated="1019"/>
        </table:table-row>
        <table:table-row table:style-name="ro1">
          <table:table-cell office:value-type="float" office:value="41.4" calcext:value-type="float">
            <text:p>41,4</text:p>
          </table:table-cell>
          <table:table-cell table:style-name="ce10" office:value-type="float" office:value="9.68224" calcext:value-type="float">
            <text:p>9,6822</text:p>
          </table:table-cell>
          <table:table-cell table:style-name="ce10" office:value-type="float" office:value="-17.0753" calcext:value-type="float">
            <text:p>-17,0753</text:p>
          </table:table-cell>
          <table:table-cell table:style-name="ce10" table:formula="of:=6.99*([.B$3]/1000)^2*COS(([.A33]-332)*PI()/180)" office:value-type="float" office:value="5.95447680395124" calcext:value-type="float">
            <text:p>5,9545</text:p>
          </table:table-cell>
          <table:table-cell table:style-name="ce10" table:formula="of:=13.24*([.B$3]/1000)^2*COS(([.A33]-148)*PI()/180)" office:value-type="float" office:value="-9.1579807782356" calcext:value-type="float">
            <text:p>-9,1580</text:p>
          </table:table-cell>
          <table:table-cell table:number-columns-repeated="1019"/>
        </table:table-row>
        <table:table-row table:style-name="ro1">
          <table:table-cell office:value-type="float" office:value="43.2" calcext:value-type="float">
            <text:p>43,2</text:p>
          </table:table-cell>
          <table:table-cell table:style-name="ce10" office:value-type="float" office:value="9.00042" calcext:value-type="float">
            <text:p>9,0004</text:p>
          </table:table-cell>
          <table:table-cell table:style-name="ce10" office:value-type="float" office:value="-15.7496" calcext:value-type="float">
            <text:p>-15,7496</text:p>
          </table:table-cell>
          <table:table-cell table:style-name="ce10" table:formula="of:=6.99*([.B$3]/1000)^2*COS(([.A34]-332)*PI()/180)" office:value-type="float" office:value="5.45394104325045" calcext:value-type="float">
            <text:p>5,4539</text:p>
          </table:table-cell>
          <table:table-cell table:style-name="ce10" table:formula="of:=13.24*([.B$3]/1000)^2*COS(([.A34]-148)*PI()/180)" office:value-type="float" office:value="-8.18852850855371" calcext:value-type="float">
            <text:p>-8,188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,0</text:p>
          </table:table-cell>
          <table:table-cell table:style-name="ce10" office:value-type="float" office:value="8.33376" calcext:value-type="float">
            <text:p>8,3338</text:p>
          </table:table-cell>
          <table:table-cell table:style-name="ce10" office:value-type="float" office:value="-14.3935" calcext:value-type="float">
            <text:p>-14,3935</text:p>
          </table:table-cell>
          <table:table-cell table:style-name="ce10" table:formula="of:=6.99*([.B$3]/1000)^2*COS(([.A35]-332)*PI()/180)" office:value-type="float" office:value="4.94802290120226" calcext:value-type="float">
            <text:p>4,9480</text:p>
          </table:table-cell>
          <table:table-cell table:style-name="ce10" table:formula="of:=13.24*([.B$3]/1000)^2*COS(([.A35]-148)*PI()/180)" office:value-type="float" office:value="-7.21099514984691" calcext:value-type="float">
            <text:p>-7,2110</text:p>
          </table:table-cell>
          <table:table-cell table:number-columns-repeated="1019"/>
        </table:table-row>
        <table:table-row table:style-name="ro1">
          <table:table-cell office:value-type="float" office:value="46.8" calcext:value-type="float">
            <text:p>46,8</text:p>
          </table:table-cell>
          <table:table-cell table:style-name="ce10" office:value-type="float" office:value="7.65951" calcext:value-type="float">
            <text:p>7,6595</text:p>
          </table:table-cell>
          <table:table-cell table:style-name="ce10" office:value-type="float" office:value="-13.0526" calcext:value-type="float">
            <text:p>-13,0526</text:p>
          </table:table-cell>
          <table:table-cell table:style-name="ce10" table:formula="of:=6.99*([.B$3]/1000)^2*COS(([.A36]-332)*PI()/180)" office:value-type="float" office:value="4.43722165793263" calcext:value-type="float">
            <text:p>4,4372</text:p>
          </table:table-cell>
          <table:table-cell table:style-name="ce10" table:formula="of:=13.24*([.B$3]/1000)^2*COS(([.A36]-148)*PI()/180)" office:value-type="float" office:value="-6.22634540952122" calcext:value-type="float">
            <text:p>-6,2263</text:p>
          </table:table-cell>
          <table:table-cell table:number-columns-repeated="1019"/>
        </table:table-row>
        <table:table-row table:style-name="ro1">
          <table:table-cell office:value-type="float" office:value="48.6" calcext:value-type="float">
            <text:p>48,6</text:p>
          </table:table-cell>
          <table:table-cell table:style-name="ce10" office:value-type="float" office:value="6.92467" calcext:value-type="float">
            <text:p>6,9247</text:p>
          </table:table-cell>
          <table:table-cell table:style-name="ce10" office:value-type="float" office:value="-11.6587" calcext:value-type="float">
            <text:p>-11,6587</text:p>
          </table:table-cell>
          <table:table-cell table:style-name="ce10" table:formula="of:=6.99*([.B$3]/1000)^2*COS(([.A37]-332)*PI()/180)" office:value-type="float" office:value="3.92204141259886" calcext:value-type="float">
            <text:p>3,9220</text:p>
          </table:table-cell>
          <table:table-cell table:style-name="ce10" table:formula="of:=13.24*([.B$3]/1000)^2*COS(([.A37]-148)*PI()/180)" office:value-type="float" office:value="-5.23555101799211" calcext:value-type="float">
            <text:p>-5,2356</text:p>
          </table:table-cell>
          <table:table-cell table:number-columns-repeated="1019"/>
        </table:table-row>
        <table:table-row table:style-name="ro1">
          <table:table-cell office:value-type="float" office:value="50.4" calcext:value-type="float">
            <text:p>50,4</text:p>
          </table:table-cell>
          <table:table-cell table:style-name="ce10" office:value-type="float" office:value="6.2277" calcext:value-type="float">
            <text:p>6,2277</text:p>
          </table:table-cell>
          <table:table-cell table:style-name="ce10" office:value-type="float" office:value="-10.2496" calcext:value-type="float">
            <text:p>-10,2496</text:p>
          </table:table-cell>
          <table:table-cell table:style-name="ce10" table:formula="of:=6.99*([.B$3]/1000)^2*COS(([.A38]-332)*PI()/180)" office:value-type="float" office:value="3.40299058590469" calcext:value-type="float">
            <text:p>3,4030</text:p>
          </table:table-cell>
          <table:table-cell table:style-name="ce10" table:formula="of:=13.24*([.B$3]/1000)^2*COS(([.A38]-148)*PI()/180)" office:value-type="float" office:value="-4.23958976970396" calcext:value-type="float">
            <text:p>-4,2396</text:p>
          </table:table-cell>
          <table:table-cell table:number-columns-repeated="1019"/>
        </table:table-row>
        <table:table-row table:style-name="ro1">
          <table:table-cell office:value-type="float" office:value="52.2" calcext:value-type="float">
            <text:p>52,2</text:p>
          </table:table-cell>
          <table:table-cell table:style-name="ce10" office:value-type="float" office:value="5.508" calcext:value-type="float">
            <text:p>5,5080</text:p>
          </table:table-cell>
          <table:table-cell table:style-name="ce10" office:value-type="float" office:value="-8.84048" calcext:value-type="float">
            <text:p>-8,8405</text:p>
          </table:table-cell>
          <table:table-cell table:style-name="ce10" table:formula="of:=6.99*([.B$3]/1000)^2*COS(([.A39]-332)*PI()/180)" office:value-type="float" office:value="2.88058141835023" calcext:value-type="float">
            <text:p>2,8806</text:p>
          </table:table-cell>
          <table:table-cell table:style-name="ce10" table:formula="of:=13.24*([.B$3]/1000)^2*COS(([.A39]-148)*PI()/180)" office:value-type="float" office:value="-3.239444558165" calcext:value-type="float">
            <text:p>-3,239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,0</text:p>
          </table:table-cell>
          <table:table-cell table:style-name="ce10" office:value-type="float" office:value="4.76558" calcext:value-type="float">
            <text:p>4,7656</text:p>
          </table:table-cell>
          <table:table-cell table:style-name="ce10" office:value-type="float" office:value="-7.41624" calcext:value-type="float">
            <text:p>-7,4162</text:p>
          </table:table-cell>
          <table:table-cell table:style-name="ce10" table:formula="of:=6.99*([.B$3]/1000)^2*COS(([.A40]-332)*PI()/180)" office:value-type="float" office:value="2.35532946471268" calcext:value-type="float">
            <text:p>2,3553</text:p>
          </table:table-cell>
          <table:table-cell table:style-name="ce10" table:formula="of:=13.24*([.B$3]/1000)^2*COS(([.A40]-148)*PI()/180)" office:value-type="float" office:value="-2.23610240595003" calcext:value-type="float">
            <text:p>-2,2361</text:p>
          </table:table-cell>
          <table:table-cell table:number-columns-repeated="1019"/>
        </table:table-row>
        <table:table-row table:style-name="ro1">
          <table:table-cell office:value-type="float" office:value="55.8" calcext:value-type="float">
            <text:p>55,8</text:p>
          </table:table-cell>
          <table:table-cell table:style-name="ce10" office:value-type="float" office:value="4.06861" calcext:value-type="float">
            <text:p>4,0686</text:p>
          </table:table-cell>
          <table:table-cell table:style-name="ce10" office:value-type="float" office:value="-5.992" calcext:value-type="float">
            <text:p>-5,9920</text:p>
          </table:table-cell>
          <table:table-cell table:style-name="ce10" table:formula="of:=6.99*([.B$3]/1000)^2*COS(([.A41]-332)*PI()/180)" office:value-type="float" office:value="1.82775308525584" calcext:value-type="float">
            <text:p>1,8278</text:p>
          </table:table-cell>
          <table:table-cell table:style-name="ce10" table:formula="of:=13.24*([.B$3]/1000)^2*COS(([.A41]-148)*PI()/180)" office:value-type="float" office:value="-1.23055349062828" calcext:value-type="float">
            <text:p>-1,2306</text:p>
          </table:table-cell>
          <table:table-cell table:number-columns-repeated="1019"/>
        </table:table-row>
        <table:table-row table:style-name="ro1">
          <table:table-cell office:value-type="float" office:value="57.6" calcext:value-type="float">
            <text:p>57,6</text:p>
          </table:table-cell>
          <table:table-cell table:style-name="ce10" office:value-type="float" office:value="3.34133" calcext:value-type="float">
            <text:p>3,3413</text:p>
          </table:table-cell>
          <table:table-cell table:style-name="ce10" office:value-type="float" office:value="-4.50715" calcext:value-type="float">
            <text:p>-4,5072</text:p>
          </table:table-cell>
          <table:table-cell table:style-name="ce10" table:formula="of:=6.99*([.B$3]/1000)^2*COS(([.A42]-332)*PI()/180)" office:value-type="float" office:value="1.29837293417114" calcext:value-type="float">
            <text:p>1,2984</text:p>
          </table:table-cell>
          <table:table-cell table:style-name="ce10" table:formula="of:=13.24*([.B$3]/1000)^2*COS(([.A42]-148)*PI()/180)" office:value-type="float" office:value="-0.223790167577813" calcext:value-type="float">
            <text:p>-0,2238</text:p>
          </table:table-cell>
          <table:table-cell table:number-columns-repeated="1019"/>
        </table:table-row>
        <table:table-row table:style-name="ro1">
          <table:table-cell office:value-type="float" office:value="59.4" calcext:value-type="float">
            <text:p>59,4</text:p>
          </table:table-cell>
          <table:table-cell table:style-name="ce10" office:value-type="float" office:value="2.69739" calcext:value-type="float">
            <text:p>2,6974</text:p>
          </table:table-cell>
          <table:table-cell table:style-name="ce10" office:value-type="float" office:value="-3.0223" calcext:value-type="float">
            <text:p>-3,0223</text:p>
          </table:table-cell>
          <table:table-cell table:style-name="ce10" table:formula="of:=6.99*([.B$3]/1000)^2*COS(([.A43]-332)*PI()/180)" office:value-type="float" office:value="0.767711445754899" calcext:value-type="float">
            <text:p>0,7677</text:p>
          </table:table-cell>
          <table:table-cell table:style-name="ce10" table:formula="of:=13.24*([.B$3]/1000)^2*COS(([.A43]-148)*PI()/180)" office:value-type="float" office:value="0.783194009349549" calcext:value-type="float">
            <text:p>0,7832</text:p>
          </table:table-cell>
          <table:table-cell table:number-columns-repeated="1019"/>
        </table:table-row>
        <table:table-row table:style-name="ro1">
          <table:table-cell office:value-type="float" office:value="61.2" calcext:value-type="float">
            <text:p>61,2</text:p>
          </table:table-cell>
          <table:table-cell table:style-name="ce10" office:value-type="float" office:value="1.87921" calcext:value-type="float">
            <text:p>1,8792</text:p>
          </table:table-cell>
          <table:table-cell table:style-name="ce10" office:value-type="float" office:value="-1.52988" calcext:value-type="float">
            <text:p>-1,5299</text:p>
          </table:table-cell>
          <table:table-cell table:style-name="ce10" table:formula="of:=6.99*([.B$3]/1000)^2*COS(([.A44]-332)*PI()/180)" office:value-type="float" office:value="0.236292318828614" calcext:value-type="float">
            <text:p>0,2363</text:p>
          </table:table-cell>
          <table:table-cell table:style-name="ce10" table:formula="of:=13.24*([.B$3]/1000)^2*COS(([.A44]-148)*PI()/180)" office:value-type="float" office:value="1.78940526834582" calcext:value-type="float">
            <text:p>1,789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,0</text:p>
          </table:table-cell>
          <table:table-cell table:style-name="ce10" office:value-type="float" office:value="1.14436" calcext:value-type="float">
            <text:p>1,1444</text:p>
          </table:table-cell>
          <table:table-cell table:style-name="ce10" office:value-type="float" office:value="-0.0526055" calcext:value-type="float">
            <text:p>-0,0526</text:p>
          </table:table-cell>
          <table:table-cell table:style-name="ce10" table:formula="of:=6.99*([.B$3]/1000)^2*COS(([.A45]-332)*PI()/180)" office:value-type="float" office:value="-0.295360000088452" calcext:value-type="float">
            <text:p>-0,2954</text:p>
          </table:table-cell>
          <table:table-cell table:style-name="ce10" table:formula="of:=13.24*([.B$3]/1000)^2*COS(([.A45]-148)*PI()/180)" office:value-type="float" office:value="2.79385060037976" calcext:value-type="float">
            <text:p>2,7939</text:p>
          </table:table-cell>
          <table:table-cell table:number-columns-repeated="1019"/>
        </table:table-row>
        <table:table-row table:style-name="ro1">
          <table:table-cell office:value-type="float" office:value="64.8" calcext:value-type="float">
            <text:p>64,8</text:p>
          </table:table-cell>
          <table:table-cell table:style-name="ce10" office:value-type="float" office:value="0.432243" calcext:value-type="float">
            <text:p>0,4322</text:p>
          </table:table-cell>
          <table:table-cell table:style-name="ce10" office:value-type="float" office:value="1.46255" calcext:value-type="float">
            <text:p>1,4626</text:p>
          </table:table-cell>
          <table:table-cell table:style-name="ce10" table:formula="of:=6.99*([.B$3]/1000)^2*COS(([.A46]-332)*PI()/180)" office:value-type="float" office:value="-0.826720834344676" calcext:value-type="float">
            <text:p>-0,8267</text:p>
          </table:table-cell>
          <table:table-cell table:style-name="ce10" table:formula="of:=13.24*([.B$3]/1000)^2*COS(([.A46]-148)*PI()/180)" office:value-type="float" office:value="3.79553873917681" calcext:value-type="float">
            <text:p>3,7955</text:p>
          </table:table-cell>
          <table:table-cell table:number-columns-repeated="1019"/>
        </table:table-row>
        <table:table-row table:style-name="ro1">
          <table:table-cell office:value-type="float" office:value="66.6" calcext:value-type="float">
            <text:p>66,6</text:p>
          </table:table-cell>
          <table:table-cell table:style-name="ce10" office:value-type="float" office:value="-0.317757" calcext:value-type="float">
            <text:p>-0,3178</text:p>
          </table:table-cell>
          <table:table-cell table:style-name="ce10" office:value-type="float" office:value="3.008" calcext:value-type="float">
            <text:p>3,0080</text:p>
          </table:table-cell>
          <table:table-cell table:style-name="ce10" table:formula="of:=6.99*([.B$3]/1000)^2*COS(([.A47]-332)*PI()/180)" office:value-type="float" office:value="-1.3572657949486" calcext:value-type="float">
            <text:p>-1,3573</text:p>
          </table:table-cell>
          <table:table-cell table:style-name="ce10" table:formula="of:=13.24*([.B$3]/1000)^2*COS(([.A47]-148)*PI()/180)" office:value-type="float" office:value="4.79348113947922" calcext:value-type="float">
            <text:p>4,7935</text:p>
          </table:table-cell>
          <table:table-cell table:number-columns-repeated="1019"/>
        </table:table-row>
        <table:table-row table:style-name="ro1">
          <table:table-cell office:value-type="float" office:value="68.4" calcext:value-type="float">
            <text:p>68,4</text:p>
          </table:table-cell>
          <table:table-cell table:style-name="ce10" office:value-type="float" office:value="-1.02988" calcext:value-type="float">
            <text:p>-1,0299</text:p>
          </table:table-cell>
          <table:table-cell table:style-name="ce10" office:value-type="float" office:value="4.52315" calcext:value-type="float">
            <text:p>4,5232</text:p>
          </table:table-cell>
          <table:table-cell table:style-name="ce10" table:formula="of:=6.99*([.B$3]/1000)^2*COS(([.A48]-332)*PI()/180)" office:value-type="float" office:value="-1.88647129807759" calcext:value-type="float">
            <text:p>-1,8865</text:p>
          </table:table-cell>
          <table:table-cell table:style-name="ce10" table:formula="of:=13.24*([.B$3]/1000)^2*COS(([.A48]-148)*PI()/180)" office:value-type="float" office:value="5.78669295262097" calcext:value-type="float">
            <text:p>5,7867</text:p>
          </table:table-cell>
          <table:table-cell table:number-columns-repeated="1019"/>
        </table:table-row>
        <table:table-row table:style-name="ro1">
          <table:table-cell office:value-type="float" office:value="70.2" calcext:value-type="float">
            <text:p>70,2</text:p>
          </table:table-cell>
          <table:table-cell table:style-name="ce10" office:value-type="float" office:value="-1.75715" calcext:value-type="float">
            <text:p>-1,7572</text:p>
          </table:table-cell>
          <table:table-cell table:style-name="ce10" office:value-type="float" office:value="6.06103" calcext:value-type="float">
            <text:p>6,0610</text:p>
          </table:table-cell>
          <table:table-cell table:style-name="ce10" table:formula="of:=6.99*([.B$3]/1000)^2*COS(([.A49]-332)*PI()/180)" office:value-type="float" office:value="-2.41381508179184" calcext:value-type="float">
            <text:p>-2,4138</text:p>
          </table:table-cell>
          <table:table-cell table:style-name="ce10" table:formula="of:=13.24*([.B$3]/1000)^2*COS(([.A49]-148)*PI()/180)" office:value-type="float" office:value="6.77419399845438" calcext:value-type="float">
            <text:p>6,7742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,0</text:p>
          </table:table-cell>
          <table:table-cell table:style-name="ce10" office:value-type="float" office:value="-2.47685" calcext:value-type="float">
            <text:p>-2,4769</text:p>
          </table:table-cell>
          <table:table-cell table:style-name="ce10" office:value-type="float" office:value="7.60648" calcext:value-type="float">
            <text:p>7,6065</text:p>
          </table:table-cell>
          <table:table-cell table:style-name="ce10" table:formula="of:=6.99*([.B$3]/1000)^2*COS(([.A50]-332)*PI()/180)" office:value-type="float" office:value="-2.93877672144377" calcext:value-type="float">
            <text:p>-2,9388</text:p>
          </table:table-cell>
          <table:table-cell table:style-name="ce10" table:formula="of:=13.24*([.B$3]/1000)^2*COS(([.A50]-148)*PI()/180)" office:value-type="float" office:value="7.75500973266967" calcext:value-type="float">
            <text:p>7,7550</text:p>
          </table:table-cell>
          <table:table-cell table:number-columns-repeated="1019"/>
        </table:table-row>
        <table:table-row table:style-name="ro1">
          <table:table-cell office:value-type="float" office:value="73.8" calcext:value-type="float">
            <text:p>73,8</text:p>
          </table:table-cell>
          <table:table-cell table:style-name="ce10" office:value-type="float" office:value="-3.23442" calcext:value-type="float">
            <text:p>-3,2344</text:p>
          </table:table-cell>
          <table:table-cell table:style-name="ce10" office:value-type="float" office:value="9.12164" calcext:value-type="float">
            <text:p>9,1216</text:p>
          </table:table-cell>
          <table:table-cell table:style-name="ce10" table:formula="of:=6.99*([.B$3]/1000)^2*COS(([.A51]-332)*PI()/180)" office:value-type="float" office:value="-3.46083814327447" calcext:value-type="float">
            <text:p>-3,4608</text:p>
          </table:table-cell>
          <table:table-cell table:style-name="ce10" table:formula="of:=13.24*([.B$3]/1000)^2*COS(([.A51]-148)*PI()/180)" office:value-type="float" office:value="8.72817220855248" calcext:value-type="float">
            <text:p>8,7282</text:p>
          </table:table-cell>
          <table:table-cell table:number-columns-repeated="1019"/>
        </table:table-row>
        <table:table-row table:style-name="ro1">
          <table:table-cell office:value-type="float" office:value="75.6" calcext:value-type="float">
            <text:p>75,6</text:p>
          </table:table-cell>
          <table:table-cell table:style-name="ce10" office:value-type="float" office:value="-3.91624" calcext:value-type="float">
            <text:p>-3,9162</text:p>
          </table:table-cell>
          <table:table-cell table:style-name="ce10" office:value-type="float" office:value="10.6822" calcext:value-type="float">
            <text:p>10,6822</text:p>
          </table:table-cell>
          <table:table-cell table:style-name="ce10" table:formula="of:=6.99*([.B$3]/1000)^2*COS(([.A52]-332)*PI()/180)" office:value-type="float" office:value="-3.97948413568979" calcext:value-type="float">
            <text:p>-3,9795</text:p>
          </table:table-cell>
          <table:table-cell table:style-name="ce10" table:formula="of:=13.24*([.B$3]/1000)^2*COS(([.A52]-148)*PI()/180)" office:value-type="float" office:value="9.69272103223046" calcext:value-type="float">
            <text:p>9,6927</text:p>
          </table:table-cell>
          <table:table-cell table:number-columns-repeated="1019"/>
        </table:table-row>
        <table:table-row table:style-name="ro1">
          <table:table-cell office:value-type="float" office:value="77.4" calcext:value-type="float">
            <text:p>77,4</text:p>
          </table:table-cell>
          <table:table-cell table:style-name="ce10" office:value-type="float" office:value="-4.61321" calcext:value-type="float">
            <text:p>-4,6132</text:p>
          </table:table-cell>
          <table:table-cell table:style-name="ce10" office:value-type="float" office:value="12.1898" calcext:value-type="float">
            <text:p>12,1898</text:p>
          </table:table-cell>
          <table:table-cell table:style-name="ce10" table:formula="of:=6.99*([.B$3]/1000)^2*COS(([.A53]-332)*PI()/180)" office:value-type="float" office:value="-4.49420285771213" calcext:value-type="float">
            <text:p>-4,4942</text:p>
          </table:table-cell>
          <table:table-cell table:style-name="ce10" table:formula="of:=13.24*([.B$3]/1000)^2*COS(([.A53]-148)*PI()/180)" office:value-type="float" office:value="10.647704310466" calcext:value-type="float">
            <text:p>10,6477</text:p>
          </table:table-cell>
          <table:table-cell table:number-columns-repeated="1019"/>
        </table:table-row>
        <table:table-row table:style-name="ro1">
          <table:table-cell office:value-type="float" office:value="79.2" calcext:value-type="float">
            <text:p>79,2</text:p>
          </table:table-cell>
          <table:table-cell table:style-name="ce10" office:value-type="float" office:value="-5.30261" calcext:value-type="float">
            <text:p>-5,3026</text:p>
          </table:table-cell>
          <table:table-cell table:style-name="ce10" office:value-type="float" office:value="13.7125" calcext:value-type="float">
            <text:p>13,7125</text:p>
          </table:table-cell>
          <table:table-cell table:style-name="ce10" table:formula="of:=6.99*([.B$3]/1000)^2*COS(([.A54]-332)*PI()/180)" office:value-type="float" office:value="-5.00448634410559" calcext:value-type="float">
            <text:p>-5,0045</text:p>
          </table:table-cell>
          <table:table-cell table:style-name="ce10" table:formula="of:=13.24*([.B$3]/1000)^2*COS(([.A54]-148)*PI()/180)" office:value-type="float" office:value="11.5921795900601" calcext:value-type="float">
            <text:p>11,592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,0</text:p>
          </table:table-cell>
          <table:table-cell table:style-name="ce10" office:value-type="float" office:value="-6.02988" calcext:value-type="float">
            <text:p>-6,0299</text:p>
          </table:table-cell>
          <table:table-cell table:style-name="ce10" office:value-type="float" office:value="15.205" calcext:value-type="float">
            <text:p>15,2050</text:p>
          </table:table-cell>
          <table:table-cell table:style-name="ce10" table:formula="of:=6.99*([.B$3]/1000)^2*COS(([.A55]-332)*PI()/180)" office:value-type="float" office:value="-5.50983100667638" calcext:value-type="float">
            <text:p>-5,5098</text:p>
          </table:table-cell>
          <table:table-cell table:style-name="ce10" table:formula="of:=13.24*([.B$3]/1000)^2*COS(([.A55]-148)*PI()/180)" office:value-type="float" office:value="12.5252147879395" calcext:value-type="float">
            <text:p>12,5252</text:p>
          </table:table-cell>
          <table:table-cell table:number-columns-repeated="1019"/>
        </table:table-row>
        <table:table-row table:style-name="ro1">
          <table:table-cell office:value-type="float" office:value="82.8" calcext:value-type="float">
            <text:p>82,8</text:p>
          </table:table-cell>
          <table:table-cell table:style-name="ce10" office:value-type="float" office:value="-6.73442" calcext:value-type="float">
            <text:p>-6,7344</text:p>
          </table:table-cell>
          <table:table-cell table:style-name="ce10" office:value-type="float" office:value="16.6974" calcext:value-type="float">
            <text:p>16,6974</text:p>
          </table:table-cell>
          <table:table-cell table:style-name="ce10" table:formula="of:=6.99*([.B$3]/1000)^2*COS(([.A56]-332)*PI()/180)" office:value-type="float" office:value="-6.00973813125355" calcext:value-type="float">
            <text:p>-6,0097</text:p>
          </table:table-cell>
          <table:table-cell table:style-name="ce10" table:formula="of:=13.24*([.B$3]/1000)^2*COS(([.A56]-148)*PI()/180)" office:value-type="float" office:value="13.4458891110108" calcext:value-type="float">
            <text:p>13,4459</text:p>
          </table:table-cell>
          <table:table-cell table:number-columns-repeated="1019"/>
        </table:table-row>
        <table:table-row table:style-name="ro1">
          <table:table-cell office:value-type="float" office:value="84.6" calcext:value-type="float">
            <text:p>84,6</text:p>
          </table:table-cell>
          <table:table-cell table:style-name="ce10" office:value-type="float" office:value="-7.40109" calcext:value-type="float">
            <text:p>-7,4011</text:p>
          </table:table-cell>
          <table:table-cell table:style-name="ce10" office:value-type="float" office:value="18.1898" calcext:value-type="float">
            <text:p>18,1898</text:p>
          </table:table-cell>
          <table:table-cell table:style-name="ce10" table:formula="of:=6.99*([.B$3]/1000)^2*COS(([.A57]-332)*PI()/180)" office:value-type="float" office:value="-6.50371436985963" calcext:value-type="float">
            <text:p>-6,5037</text:p>
          </table:table-cell>
          <table:table-cell table:style-name="ce10" table:formula="of:=13.24*([.B$3]/1000)^2*COS(([.A57]-148)*PI()/180)" office:value-type="float" office:value="14.3532939648714" calcext:value-type="float">
            <text:p>14,3533</text:p>
          </table:table-cell>
          <table:table-cell table:number-columns-repeated="1019"/>
        </table:table-row>
        <table:table-row table:style-name="ro1">
          <table:table-cell office:value-type="float" office:value="86.4" calcext:value-type="float">
            <text:p>86,4</text:p>
          </table:table-cell>
          <table:table-cell table:style-name="ce10" office:value-type="float" office:value="-8.06018" calcext:value-type="float">
            <text:p>-8,0602</text:p>
          </table:table-cell>
          <table:table-cell table:style-name="ce10" office:value-type="float" office:value="19.6898" calcext:value-type="float">
            <text:p>19,6898</text:p>
          </table:table-cell>
          <table:table-cell table:style-name="ce10" table:formula="of:=6.99*([.B$3]/1000)^2*COS(([.A58]-332)*PI()/180)" office:value-type="float" office:value="-6.99127222758563" calcext:value-type="float">
            <text:p>-6,9913</text:p>
          </table:table-cell>
          <table:table-cell table:style-name="ce10" table:formula="of:=13.24*([.B$3]/1000)^2*COS(([.A58]-148)*PI()/180)" office:value-type="float" office:value="15.2465338504828" calcext:value-type="float">
            <text:p>15,2465</text:p>
          </table:table-cell>
          <table:table-cell table:number-columns-repeated="1019"/>
        </table:table-row>
        <table:table-row table:style-name="ro1">
          <table:table-cell office:value-type="float" office:value="88.2" calcext:value-type="float">
            <text:p>88,2</text:p>
          </table:table-cell>
          <table:table-cell table:style-name="ce10" office:value-type="float" office:value="-8.74958" calcext:value-type="float">
            <text:p>-8,7496</text:p>
          </table:table-cell>
          <table:table-cell table:style-name="ce10" office:value-type="float" office:value="21.1595" calcext:value-type="float">
            <text:p>21,1595</text:p>
          </table:table-cell>
          <table:table-cell table:style-name="ce10" table:formula="of:=6.99*([.B$3]/1000)^2*COS(([.A59]-332)*PI()/180)" office:value-type="float" office:value="-7.47193054368952" calcext:value-type="float">
            <text:p>-7,4719</text:p>
          </table:table-cell>
          <table:table-cell table:style-name="ce10" table:formula="of:=13.24*([.B$3]/1000)^2*COS(([.A59]-148)*PI()/180)" office:value-type="float" office:value="16.1247272479201" calcext:value-type="float">
            <text:p>16,124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,0</text:p>
          </table:table-cell>
          <table:table-cell table:style-name="ce10" office:value-type="float" office:value="-9.40109" calcext:value-type="float">
            <text:p>-9,4011</text:p>
          </table:table-cell>
          <table:table-cell table:style-name="ce10" office:value-type="float" office:value="22.5989" calcext:value-type="float">
            <text:p>22,5989</text:p>
          </table:table-cell>
          <table:table-cell table:style-name="ce10" table:formula="of:=6.99*([.B$3]/1000)^2*COS(([.A60]-332)*PI()/180)" office:value-type="float" office:value="-7.94521496644389" calcext:value-type="float">
            <text:p>-7,9452</text:p>
          </table:table-cell>
          <table:table-cell table:style-name="ce10" table:formula="of:=13.24*([.B$3]/1000)^2*COS(([.A60]-148)*PI()/180)" office:value-type="float" office:value="16.9870074863257" calcext:value-type="float">
            <text:p>16,9870</text:p>
          </table:table-cell>
          <table:table-cell table:number-columns-repeated="1019"/>
        </table:table-row>
        <table:table-row table:style-name="ro1">
          <table:table-cell office:value-type="float" office:value="91.8" calcext:value-type="float">
            <text:p>91,8</text:p>
          </table:table-cell>
          <table:table-cell table:style-name="ce10" office:value-type="float" office:value="-10.0829" calcext:value-type="float">
            <text:p>-10,0829</text:p>
          </table:table-cell>
          <table:table-cell table:style-name="ce10" office:value-type="float" office:value="24.0156" calcext:value-type="float">
            <text:p>24,0156</text:p>
          </table:table-cell>
          <table:table-cell table:style-name="ce10" table:formula="of:=6.99*([.B$3]/1000)^2*COS(([.A61]-332)*PI()/180)" office:value-type="float" office:value="-8.41065842126383" calcext:value-type="float">
            <text:p>-8,4107</text:p>
          </table:table-cell>
          <table:table-cell table:style-name="ce10" table:formula="of:=13.24*([.B$3]/1000)^2*COS(([.A61]-148)*PI()/180)" office:value-type="float" office:value="17.8325235992085" calcext:value-type="float">
            <text:p>17,8325</text:p>
          </table:table-cell>
          <table:table-cell table:number-columns-repeated="1019"/>
        </table:table-row>
        <table:table-row table:style-name="ro1">
          <table:table-cell office:value-type="float" office:value="93.6" calcext:value-type="float">
            <text:p>93,6</text:p>
          </table:table-cell>
          <table:table-cell table:style-name="ce10" office:value-type="float" office:value="-10.7344" calcext:value-type="float">
            <text:p>-10,7344</text:p>
          </table:table-cell>
          <table:table-cell table:style-name="ce10" office:value-type="float" office:value="25.3944" calcext:value-type="float">
            <text:p>25,3944</text:p>
          </table:table-cell>
          <table:table-cell table:style-name="ce10" table:formula="of:=6.99*([.B$3]/1000)^2*COS(([.A62]-332)*PI()/180)" office:value-type="float" office:value="-8.86780157165304" calcext:value-type="float">
            <text:p>-8,8678</text:p>
          </table:table-cell>
          <table:table-cell table:style-name="ce10" table:formula="of:=13.24*([.B$3]/1000)^2*COS(([.A62]-148)*PI()/180)" office:value-type="float" office:value="18.6604411642455" calcext:value-type="float">
            <text:p>18,6604</text:p>
          </table:table-cell>
          <table:table-cell table:number-columns-repeated="1019"/>
        </table:table-row>
        <table:table-row table:style-name="ro1">
          <table:table-cell office:value-type="float" office:value="95.4" calcext:value-type="float">
            <text:p>95,4</text:p>
          </table:table-cell>
          <table:table-cell table:style-name="ce10" office:value-type="float" office:value="-11.3556" calcext:value-type="float">
            <text:p>-11,3556</text:p>
          </table:table-cell>
          <table:table-cell table:style-name="ce10" office:value-type="float" office:value="26.7731" calcext:value-type="float">
            <text:p>26,7731</text:p>
          </table:table-cell>
          <table:table-cell table:style-name="ce10" table:formula="of:=6.99*([.B$3]/1000)^2*COS(([.A63]-332)*PI()/180)" office:value-type="float" office:value="-9.31619327251372" calcext:value-type="float">
            <text:p>-9,3162</text:p>
          </table:table-cell>
          <table:table-cell table:style-name="ce10" table:formula="of:=13.24*([.B$3]/1000)^2*COS(([.A63]-148)*PI()/180)" office:value-type="float" office:value="19.4699431267559" calcext:value-type="float">
            <text:p>19,4699</text:p>
          </table:table-cell>
          <table:table-cell table:number-columns-repeated="1019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10" office:value-type="float" office:value="-11.9844" calcext:value-type="float">
            <text:p>-11,9844</text:p>
          </table:table-cell>
          <table:table-cell table:style-name="ce10" office:value-type="float" office:value="28.1292" calcext:value-type="float">
            <text:p>28,1292</text:p>
          </table:table-cell>
          <table:table-cell table:style-name="ce10" table:formula="of:=6.99*([.B$3]/1000)^2*COS(([.A64]-332)*PI()/180)" office:value-type="float" office:value="-9.75539101537206" calcext:value-type="float">
            <text:p>-9,7554</text:p>
          </table:table-cell>
          <table:table-cell table:style-name="ce10" table:formula="of:=13.24*([.B$3]/1000)^2*COS(([.A64]-148)*PI()/180)" office:value-type="float" office:value="20.2602306060348" calcext:value-type="float">
            <text:p>20,260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,0</text:p>
          </table:table-cell>
          <table:table-cell table:style-name="ce10" office:value-type="float" office:value="-12.545" calcext:value-type="float">
            <text:p>-12,5450</text:p>
          </table:table-cell>
          <table:table-cell table:style-name="ce10" office:value-type="float" office:value="29.455" calcext:value-type="float">
            <text:p>29,4550</text:p>
          </table:table-cell>
          <table:table-cell table:style-name="ce10" table:formula="of:=6.99*([.B$3]/1000)^2*COS(([.A65]-332)*PI()/180)" office:value-type="float" office:value="-10.1849613650809" calcext:value-type="float">
            <text:p>-10,1850</text:p>
          </table:table-cell>
          <table:table-cell table:style-name="ce10" table:formula="of:=13.24*([.B$3]/1000)^2*COS(([.A65]-148)*PI()/180)" office:value-type="float" office:value="21.0305236837528" calcext:value-type="float">
            <text:p>21,0305</text:p>
          </table:table-cell>
          <table:table-cell table:number-columns-repeated="1019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10" office:value-type="float" office:value="-13.2344" calcext:value-type="float">
            <text:p>-13,2344</text:p>
          </table:table-cell>
          <table:table-cell table:style-name="ce10" office:value-type="float" office:value="30.7277" calcext:value-type="float">
            <text:p>30,7277</text:p>
          </table:table-cell>
          <table:table-cell table:style-name="ce10" table:formula="of:=6.99*([.B$3]/1000)^2*COS(([.A66]-332)*PI()/180)" office:value-type="float" office:value="-10.6044803875676" calcext:value-type="float">
            <text:p>-10,6045</text:p>
          </table:table-cell>
          <table:table-cell table:style-name="ce10" table:formula="of:=13.24*([.B$3]/1000)^2*COS(([.A66]-148)*PI()/180)" office:value-type="float" office:value="21.7800621736409" calcext:value-type="float">
            <text:p>21,7801</text:p>
          </table:table-cell>
          <table:table-cell table:number-columns-repeated="1019"/>
        </table:table-row>
        <table:table-row table:style-name="ro1">
          <table:table-cell office:value-type="float" office:value="102.6" calcext:value-type="float">
            <text:p>102,6</text:p>
          </table:table-cell>
          <table:table-cell table:style-name="ce10" office:value-type="float" office:value="-13.8253" calcext:value-type="float">
            <text:p>-13,8253</text:p>
          </table:table-cell>
          <table:table-cell table:style-name="ce10" office:value-type="float" office:value="31.9625" calcext:value-type="float">
            <text:p>31,9625</text:p>
          </table:table-cell>
          <table:table-cell table:style-name="ce10" table:formula="of:=6.99*([.B$3]/1000)^2*COS(([.A67]-332)*PI()/180)" office:value-type="float" office:value="-11.0135340682063" calcext:value-type="float">
            <text:p>-11,0135</text:p>
          </table:table-cell>
          <table:table-cell table:style-name="ce10" table:formula="of:=13.24*([.B$3]/1000)^2*COS(([.A67]-148)*PI()/180)" office:value-type="float" office:value="22.5081063717024" calcext:value-type="float">
            <text:p>22,5081</text:p>
          </table:table-cell>
          <table:table-cell table:number-columns-repeated="1019"/>
        </table:table-row>
        <table:table-row table:style-name="ro1">
          <table:table-cell office:value-type="float" office:value="104.4" calcext:value-type="float">
            <text:p>104,4</text:p>
          </table:table-cell>
          <table:table-cell table:style-name="ce10" office:value-type="float" office:value="-14.4314" calcext:value-type="float">
            <text:p>-14,4314</text:p>
          </table:table-cell>
          <table:table-cell table:style-name="ce10" office:value-type="float" office:value="33.1671" calcext:value-type="float">
            <text:p>33,1671</text:p>
          </table:table-cell>
          <table:table-cell table:style-name="ce10" table:formula="of:=6.99*([.B$3]/1000)^2*COS(([.A68]-332)*PI()/180)" office:value-type="float" office:value="-11.4117187203997" calcext:value-type="float">
            <text:p>-11,4117</text:p>
          </table:table-cell>
          <table:table-cell table:style-name="ce10" table:formula="of:=13.24*([.B$3]/1000)^2*COS(([.A68]-148)*PI()/180)" office:value-type="float" office:value="23.2139377862116" calcext:value-type="float">
            <text:p>23,2139</text:p>
          </table:table-cell>
          <table:table-cell table:number-columns-repeated="1019"/>
        </table:table-row>
        <table:table-row table:style-name="ro1">
          <table:table-cell office:value-type="float" office:value="106.2" calcext:value-type="float">
            <text:p>106,2</text:p>
          </table:table-cell>
          <table:table-cell table:style-name="ce10" office:value-type="float" office:value="-14.992" calcext:value-type="float">
            <text:p>-14,9920</text:p>
          </table:table-cell>
          <table:table-cell table:style-name="ce10" office:value-type="float" office:value="34.3413" calcext:value-type="float">
            <text:p>34,3413</text:p>
          </table:table-cell>
          <table:table-cell table:style-name="ce10" table:formula="of:=6.99*([.B$3]/1000)^2*COS(([.A69]-332)*PI()/180)" office:value-type="float" office:value="-11.7986413839696" calcext:value-type="float">
            <text:p>-11,7986</text:p>
          </table:table-cell>
          <table:table-cell table:style-name="ce10" table:formula="of:=13.24*([.B$3]/1000)^2*COS(([.A69]-148)*PI()/180)" office:value-type="float" office:value="23.8968598467785" calcext:value-type="float">
            <text:p>23,8969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,0</text:p>
          </table:table-cell>
          <table:table-cell table:style-name="ce10" office:value-type="float" office:value="-15.545" calcext:value-type="float">
            <text:p>-15,5450</text:p>
          </table:table-cell>
          <table:table-cell table:style-name="ce10" office:value-type="float" office:value="35.4777" calcext:value-type="float">
            <text:p>35,4777</text:p>
          </table:table-cell>
          <table:table-cell table:style-name="ce10" table:formula="of:=6.99*([.B$3]/1000)^2*COS(([.A70]-332)*PI()/180)" office:value-type="float" office:value="-12.1739202129607" calcext:value-type="float">
            <text:p>-12,1739</text:p>
          </table:table-cell>
          <table:table-cell table:style-name="ce10" table:formula="of:=13.24*([.B$3]/1000)^2*COS(([.A70]-148)*PI()/180)" office:value-type="float" office:value="24.5561985917795" calcext:value-type="float">
            <text:p>24,5562</text:p>
          </table:table-cell>
          <table:table-cell table:number-columns-repeated="1019"/>
        </table:table-row>
        <table:table-row table:style-name="ro1">
          <table:table-cell office:value-type="float" office:value="109.8" calcext:value-type="float">
            <text:p>109,8</text:p>
          </table:table-cell>
          <table:table-cell table:style-name="ce10" office:value-type="float" office:value="-16.0829" calcext:value-type="float">
            <text:p>-16,0829</text:p>
          </table:table-cell>
          <table:table-cell table:style-name="ce10" office:value-type="float" office:value="36.5459" calcext:value-type="float">
            <text:p>36,5459</text:p>
          </table:table-cell>
          <table:table-cell table:style-name="ce10" table:formula="of:=6.99*([.B$3]/1000)^2*COS(([.A71]-332)*PI()/180)" office:value-type="float" office:value="-12.5371848524769" calcext:value-type="float">
            <text:p>-12,5372</text:p>
          </table:table-cell>
          <table:table-cell table:style-name="ce10" table:formula="of:=13.24*([.B$3]/1000)^2*COS(([.A71]-148)*PI()/180)" office:value-type="float" office:value="25.1913033334762" calcext:value-type="float">
            <text:p>25,1913</text:p>
          </table:table-cell>
          <table:table-cell table:number-columns-repeated="1019"/>
        </table:table-row>
        <table:table-row table:style-name="ro1">
          <table:table-cell office:value-type="float" office:value="111.6" calcext:value-type="float">
            <text:p>111,6</text:p>
          </table:table-cell>
          <table:table-cell table:style-name="ce10" office:value-type="float" office:value="-16.6056" calcext:value-type="float">
            <text:p>-16,6056</text:p>
          </table:table-cell>
          <table:table-cell table:style-name="ce10" office:value-type="float" office:value="37.5989" calcext:value-type="float">
            <text:p>37,5989</text:p>
          </table:table-cell>
          <table:table-cell table:style-name="ce10" table:formula="of:=6.99*([.B$3]/1000)^2*COS(([.A72]-332)*PI()/180)" office:value-type="float" office:value="-12.8880768041763" calcext:value-type="float">
            <text:p>-12,8881</text:p>
          </table:table-cell>
          <table:table-cell table:style-name="ce10" table:formula="of:=13.24*([.B$3]/1000)^2*COS(([.A72]-148)*PI()/180)" office:value-type="float" office:value="25.8015473001656" calcext:value-type="float">
            <text:p>25,8015</text:p>
          </table:table-cell>
          <table:table-cell table:number-columns-repeated="1019"/>
        </table:table-row>
        <table:table-row table:style-name="ro1">
          <table:table-cell office:value-type="float" office:value="113.4" calcext:value-type="float">
            <text:p>113,4</text:p>
          </table:table-cell>
          <table:table-cell table:style-name="ce10" office:value-type="float" office:value="-17.1284" calcext:value-type="float">
            <text:p>-17,1284</text:p>
          </table:table-cell>
          <table:table-cell table:style-name="ce10" office:value-type="float" office:value="38.5762" calcext:value-type="float">
            <text:p>38,5762</text:p>
          </table:table-cell>
          <table:table-cell table:style-name="ce10" table:formula="of:=6.99*([.B$3]/1000)^2*COS(([.A73]-332)*PI()/180)" office:value-type="float" office:value="-13.2262497800664" calcext:value-type="float">
            <text:p>-13,2262</text:p>
          </table:table-cell>
          <table:table-cell table:style-name="ce10" table:formula="of:=13.24*([.B$3]/1000)^2*COS(([.A73]-148)*PI()/180)" office:value-type="float" office:value="26.3863282547284" calcext:value-type="float">
            <text:p>26,3863</text:p>
          </table:table-cell>
          <table:table-cell table:number-columns-repeated="1019"/>
        </table:table-row>
        <table:table-row table:style-name="ro1">
          <table:table-cell office:value-type="float" office:value="115.2" calcext:value-type="float">
            <text:p>115,2</text:p>
          </table:table-cell>
          <table:table-cell table:style-name="ce10" office:value-type="float" office:value="-17.5678" calcext:value-type="float">
            <text:p>-17,5678</text:p>
          </table:table-cell>
          <table:table-cell table:style-name="ce10" office:value-type="float" office:value="39.5838" calcext:value-type="float">
            <text:p>39,5838</text:p>
          </table:table-cell>
          <table:table-cell table:style-name="ce10" table:formula="of:=6.99*([.B$3]/1000)^2*COS(([.A74]-332)*PI()/180)" office:value-type="float" office:value="-13.551370044248" calcext:value-type="float">
            <text:p>-13,5514</text:p>
          </table:table-cell>
          <table:table-cell table:style-name="ce10" table:formula="of:=13.24*([.B$3]/1000)^2*COS(([.A74]-148)*PI()/180)" office:value-type="float" office:value="26.9450690889637" calcext:value-type="float">
            <text:p>26,945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,0</text:p>
          </table:table-cell>
          <table:table-cell table:style-name="ce10" office:value-type="float" office:value="-18.0223" calcext:value-type="float">
            <text:p>-18,0223</text:p>
          </table:table-cell>
          <table:table-cell table:style-name="ce10" office:value-type="float" office:value="40.4928" calcext:value-type="float">
            <text:p>40,4928</text:p>
          </table:table-cell>
          <table:table-cell table:style-name="ce10" table:formula="of:=6.99*([.B$3]/1000)^2*COS(([.A75]-332)*PI()/180)" office:value-type="float" office:value="-13.8631167422727" calcext:value-type="float">
            <text:p>-13,8631</text:p>
          </table:table-cell>
          <table:table-cell table:style-name="ce10" table:formula="of:=13.24*([.B$3]/1000)^2*COS(([.A75]-148)*PI()/180)" office:value-type="float" office:value="27.4772183931259" calcext:value-type="float">
            <text:p>27,4772</text:p>
          </table:table-cell>
          <table:table-cell table:number-columns-repeated="1019"/>
        </table:table-row>
        <table:table-row table:style-name="ro1">
          <table:table-cell office:value-type="float" office:value="118.8" calcext:value-type="float">
            <text:p>118,8</text:p>
          </table:table-cell>
          <table:table-cell table:style-name="ce10" office:value-type="float" office:value="-18.545" calcext:value-type="float">
            <text:p>-18,5450</text:p>
          </table:table-cell>
          <table:table-cell table:style-name="ce10" office:value-type="float" office:value="41.3338" calcext:value-type="float">
            <text:p>41,3338</text:p>
          </table:table-cell>
          <table:table-cell table:style-name="ce10" table:formula="of:=6.99*([.B$3]/1000)^2*COS(([.A76]-332)*PI()/180)" office:value-type="float" office:value="-14.1611822177871" calcext:value-type="float">
            <text:p>-14,1612</text:p>
          </table:table-cell>
          <table:table-cell table:style-name="ce10" table:formula="of:=13.24*([.B$3]/1000)^2*COS(([.A76]-148)*PI()/180)" office:value-type="float" office:value="27.9822510000988" calcext:value-type="float">
            <text:p>27,9823</text:p>
          </table:table-cell>
          <table:table-cell table:number-columns-repeated="1019"/>
        </table:table-row>
        <table:table-row table:style-name="ro1">
          <table:table-cell office:value-type="float" office:value="120.6" calcext:value-type="float">
            <text:p>120,6</text:p>
          </table:table-cell>
          <table:table-cell table:style-name="ce10" office:value-type="float" office:value="-18.8935" calcext:value-type="float">
            <text:p>-18,8935</text:p>
          </table:table-cell>
          <table:table-cell table:style-name="ce10" office:value-type="float" office:value="42.1595" calcext:value-type="float">
            <text:p>42,1595</text:p>
          </table:table-cell>
          <table:table-cell table:style-name="ce10" table:formula="of:=6.99*([.B$3]/1000)^2*COS(([.A77]-332)*PI()/180)" office:value-type="float" office:value="-14.4452723161529" calcext:value-type="float">
            <text:p>-14,4453</text:p>
          </table:table-cell>
          <table:table-cell table:style-name="ce10" table:formula="of:=13.24*([.B$3]/1000)^2*COS(([.A77]-148)*PI()/180)" office:value-type="float" office:value="28.4596685036727" calcext:value-type="float">
            <text:p>28,4597</text:p>
          </table:table-cell>
          <table:table-cell table:number-columns-repeated="1019"/>
        </table:table-row>
        <table:table-row table:style-name="ro1">
          <table:table-cell office:value-type="float" office:value="122.4" calcext:value-type="float">
            <text:p>122,4</text:p>
          </table:table-cell>
          <table:table-cell table:style-name="ce10" office:value-type="float" office:value="-19.2572" calcext:value-type="float">
            <text:p>-19,2572</text:p>
          </table:table-cell>
          <table:table-cell table:style-name="ce10" office:value-type="float" office:value="42.9322" calcext:value-type="float">
            <text:p>42,9322</text:p>
          </table:table-cell>
          <table:table-cell table:style-name="ce10" table:formula="of:=6.99*([.B$3]/1000)^2*COS(([.A78]-332)*PI()/180)" office:value-type="float" office:value="-14.7151066747414" calcext:value-type="float">
            <text:p>-14,7151</text:p>
          </table:table-cell>
          <table:table-cell table:style-name="ce10" table:formula="of:=13.24*([.B$3]/1000)^2*COS(([.A78]-148)*PI()/180)" office:value-type="float" office:value="28.9089997504109" calcext:value-type="float">
            <text:p>28,9090</text:p>
          </table:table-cell>
          <table:table-cell table:number-columns-repeated="1019"/>
        </table:table-row>
        <table:table-row table:style-name="ro1">
          <table:table-cell office:value-type="float" office:value="124.2" calcext:value-type="float">
            <text:p>124,2</text:p>
          </table:table-cell>
          <table:table-cell table:style-name="ce10" office:value-type="float" office:value="-19.6435" calcext:value-type="float">
            <text:p>-19,6435</text:p>
          </table:table-cell>
          <table:table-cell table:style-name="ce10" office:value-type="float" office:value="43.6671" calcext:value-type="float">
            <text:p>43,6671</text:p>
          </table:table-cell>
          <table:table-cell table:style-name="ce10" table:formula="of:=6.99*([.B$3]/1000)^2*COS(([.A79]-332)*PI()/180)" office:value-type="float" office:value="-14.9704189996184" calcext:value-type="float">
            <text:p>-14,9704</text:p>
          </table:table-cell>
          <table:table-cell table:style-name="ce10" table:formula="of:=13.24*([.B$3]/1000)^2*COS(([.A79]-148)*PI()/180)" office:value-type="float" office:value="29.3298013046213" calcext:value-type="float">
            <text:p>29,329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,0</text:p>
          </table:table-cell>
          <table:table-cell table:style-name="ce10" office:value-type="float" office:value="-19.992" calcext:value-type="float">
            <text:p>-19,9920</text:p>
          </table:table-cell>
          <table:table-cell table:style-name="ce10" office:value-type="float" office:value="44.3489" calcext:value-type="float">
            <text:p>44,3489</text:p>
          </table:table-cell>
          <table:table-cell table:style-name="ce10" table:formula="of:=6.99*([.B$3]/1000)^2*COS(([.A80]-332)*PI()/180)" office:value-type="float" office:value="-15.2109573283433" calcext:value-type="float">
            <text:p>-15,2110</text:p>
          </table:table-cell>
          <table:table-cell table:style-name="ce10" table:formula="of:=13.24*([.B$3]/1000)^2*COS(([.A80]-148)*PI()/180)" office:value-type="float" office:value="29.7216578859739" calcext:value-type="float">
            <text:p>29,7217</text:p>
          </table:table-cell>
          <table:table-cell table:number-columns-repeated="1019"/>
        </table:table-row>
        <table:table-row table:style-name="ro1">
          <table:table-cell office:value-type="float" office:value="127.8" calcext:value-type="float">
            <text:p>127,8</text:p>
          </table:table-cell>
          <table:table-cell table:style-name="ce10" office:value-type="float" office:value="-20.3026" calcext:value-type="float">
            <text:p>-20,3026</text:p>
          </table:table-cell>
          <table:table-cell table:style-name="ce10" office:value-type="float" office:value="44.9928" calcext:value-type="float">
            <text:p>44,9928</text:p>
          </table:table-cell>
          <table:table-cell table:style-name="ce10" table:formula="of:=6.99*([.B$3]/1000)^2*COS(([.A81]-332)*PI()/180)" office:value-type="float" office:value="-15.4364842786262" calcext:value-type="float">
            <text:p>-15,4365</text:p>
          </table:table-cell>
          <table:table-cell table:style-name="ce10" table:formula="of:=13.24*([.B$3]/1000)^2*COS(([.A81]-148)*PI()/180)" office:value-type="float" office:value="30.0841827793322" calcext:value-type="float">
            <text:p>30,0842</text:p>
          </table:table-cell>
          <table:table-cell table:number-columns-repeated="1019"/>
        </table:table-row>
        <table:table-row table:style-name="ro1">
          <table:table-cell office:value-type="float" office:value="129.6" calcext:value-type="float">
            <text:p>129,6</text:p>
          </table:table-cell>
          <table:table-cell table:style-name="ce10" office:value-type="float" office:value="-20.5829" calcext:value-type="float">
            <text:p>-20,5829</text:p>
          </table:table-cell>
          <table:table-cell table:style-name="ce10" office:value-type="float" office:value="45.5838" calcext:value-type="float">
            <text:p>45,5838</text:p>
          </table:table-cell>
          <table:table-cell table:style-name="ce10" table:formula="of:=6.99*([.B$3]/1000)^2*COS(([.A82]-332)*PI()/180)" office:value-type="float" office:value="-15.6467772825955" calcext:value-type="float">
            <text:p>-15,6468</text:p>
          </table:table-cell>
          <table:table-cell table:style-name="ce10" table:formula="of:=13.24*([.B$3]/1000)^2*COS(([.A82]-148)*PI()/180)" office:value-type="float" office:value="30.4170182163948" calcext:value-type="float">
            <text:p>30,4170</text:p>
          </table:table-cell>
          <table:table-cell table:number-columns-repeated="1019"/>
        </table:table-row>
        <table:table-row table:style-name="ro1">
          <table:table-cell office:value-type="float" office:value="131.4" calcext:value-type="float">
            <text:p>131,4</text:p>
          </table:table-cell>
          <table:table-cell table:style-name="ce10" office:value-type="float" office:value="-20.8632" calcext:value-type="float">
            <text:p>-20,8632</text:p>
          </table:table-cell>
          <table:table-cell table:style-name="ce10" office:value-type="float" office:value="46.0989" calcext:value-type="float">
            <text:p>46,0989</text:p>
          </table:table-cell>
          <table:table-cell table:style-name="ce10" table:formula="of:=6.99*([.B$3]/1000)^2*COS(([.A83]-332)*PI()/180)" office:value-type="float" office:value="-15.8416288064452" calcext:value-type="float">
            <text:p>-15,8416</text:p>
          </table:table-cell>
          <table:table-cell table:style-name="ce10" table:formula="of:=13.24*([.B$3]/1000)^2*COS(([.A83]-148)*PI()/180)" office:value-type="float" office:value="30.7198357287688" calcext:value-type="float">
            <text:p>30,7198</text:p>
          </table:table-cell>
          <table:table-cell table:number-columns-repeated="1019"/>
        </table:table-row>
        <table:table-row table:style-name="ro1">
          <table:table-cell office:value-type="float" office:value="133.2" calcext:value-type="float">
            <text:p>133,2</text:p>
          </table:table-cell>
          <table:table-cell table:style-name="ce10" office:value-type="float" office:value="-21.1132" calcext:value-type="float">
            <text:p>-21,1132</text:p>
          </table:table-cell>
          <table:table-cell table:style-name="ce10" office:value-type="float" office:value="46.561" calcext:value-type="float">
            <text:p>46,5610</text:p>
          </table:table-cell>
          <table:table-cell table:style-name="ce10" table:formula="of:=6.99*([.B$3]/1000)^2*COS(([.A84]-332)*PI()/180)" office:value-type="float" office:value="-16.0208465552459" calcext:value-type="float">
            <text:p>-16,0208</text:p>
          </table:table-cell>
          <table:table-cell table:style-name="ce10" table:formula="of:=13.24*([.B$3]/1000)^2*COS(([.A84]-148)*PI()/180)" office:value-type="float" office:value="30.9923364721293" calcext:value-type="float">
            <text:p>30,992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,0</text:p>
          </table:table-cell>
          <table:table-cell table:style-name="ce10" office:value-type="float" office:value="-21.3405" calcext:value-type="float">
            <text:p>-21,3405</text:p>
          </table:table-cell>
          <table:table-cell table:style-name="ce10" office:value-type="float" office:value="47.0156" calcext:value-type="float">
            <text:p>47,0156</text:p>
          </table:table-cell>
          <table:table-cell table:style-name="ce10" table:formula="of:=6.99*([.B$3]/1000)^2*COS(([.A85]-332)*PI()/180)" office:value-type="float" office:value="-16.1842536627169" calcext:value-type="float">
            <text:p>-16,1843</text:p>
          </table:table-cell>
          <table:table-cell table:style-name="ce10" table:formula="of:=13.24*([.B$3]/1000)^2*COS(([.A85]-148)*PI()/180)" office:value-type="float" office:value="31.234251521142" calcext:value-type="float">
            <text:p>31,2343</text:p>
          </table:table-cell>
          <table:table-cell table:number-columns-repeated="1019"/>
        </table:table-row>
        <table:table-row table:style-name="ro1">
          <table:table-cell office:value-type="float" office:value="136.8" calcext:value-type="float">
            <text:p>136,8</text:p>
          </table:table-cell>
          <table:table-cell table:style-name="ce10" office:value-type="float" office:value="-21.5375" calcext:value-type="float">
            <text:p>-21,5375</text:p>
          </table:table-cell>
          <table:table-cell table:style-name="ce10" office:value-type="float" office:value="47.3716" calcext:value-type="float">
            <text:p>47,3716</text:p>
          </table:table-cell>
          <table:table-cell table:style-name="ce10" table:formula="of:=6.99*([.B$3]/1000)^2*COS(([.A86]-332)*PI()/180)" office:value-type="float" office:value="-16.3316888657714" calcext:value-type="float">
            <text:p>-16,3317</text:p>
          </table:table-cell>
          <table:table-cell table:style-name="ce10" table:formula="of:=13.24*([.B$3]/1000)^2*COS(([.A86]-148)*PI()/180)" office:value-type="float" office:value="31.4453421348601" calcext:value-type="float">
            <text:p>31,4453</text:p>
          </table:table-cell>
          <table:table-cell table:number-columns-repeated="1019"/>
        </table:table-row>
        <table:table-row table:style-name="ro1">
          <table:table-cell office:value-type="float" office:value="138.6" calcext:value-type="float">
            <text:p>138,6</text:p>
          </table:table-cell>
          <table:table-cell table:style-name="ce10" office:value-type="float" office:value="-21.7193" calcext:value-type="float">
            <text:p>-21,7193</text:p>
          </table:table-cell>
          <table:table-cell table:style-name="ce10" office:value-type="float" office:value="47.6822" calcext:value-type="float">
            <text:p>47,6822</text:p>
          </table:table-cell>
          <table:table-cell table:style-name="ce10" table:formula="of:=6.99*([.B$3]/1000)^2*COS(([.A87]-332)*PI()/180)" office:value-type="float" office:value="-16.4630066636641" calcext:value-type="float">
            <text:p>-16,4630</text:p>
          </table:table-cell>
          <table:table-cell table:style-name="ce10" table:formula="of:=13.24*([.B$3]/1000)^2*COS(([.A87]-148)*PI()/180)" office:value-type="float" office:value="31.6253999923333" calcext:value-type="float">
            <text:p>31,6254</text:p>
          </table:table-cell>
          <table:table-cell table:number-columns-repeated="1019"/>
        </table:table-row>
        <table:table-row table:style-name="ro1">
          <table:table-cell office:value-type="float" office:value="140.4" calcext:value-type="float">
            <text:p>140,4</text:p>
          </table:table-cell>
          <table:table-cell table:style-name="ce10" office:value-type="float" office:value="-21.8708" calcext:value-type="float">
            <text:p>-21,8708</text:p>
          </table:table-cell>
          <table:table-cell table:style-name="ce10" office:value-type="float" office:value="47.9625" calcext:value-type="float">
            <text:p>47,9625</text:p>
          </table:table-cell>
          <table:table-cell table:style-name="ce10" table:formula="of:=6.99*([.B$3]/1000)^2*COS(([.A88]-332)*PI()/180)" office:value-type="float" office:value="-16.5780774615826" calcext:value-type="float">
            <text:p>-16,5781</text:p>
          </table:table-cell>
          <table:table-cell table:style-name="ce10" table:formula="of:=13.24*([.B$3]/1000)^2*COS(([.A88]-148)*PI()/180)" office:value-type="float" office:value="31.7742473981949" calcext:value-type="float">
            <text:p>31,7742</text:p>
          </table:table-cell>
          <table:table-cell table:number-columns-repeated="1019"/>
        </table:table-row>
        <table:table-row table:style-name="ro1">
          <table:table-cell office:value-type="float" office:value="142.2" calcext:value-type="float">
            <text:p>142,2</text:p>
          </table:table-cell>
          <table:table-cell table:style-name="ce10" office:value-type="float" office:value="-21.9769" calcext:value-type="float">
            <text:p>-21,9769</text:p>
          </table:table-cell>
          <table:table-cell table:style-name="ce10" office:value-type="float" office:value="48.2125" calcext:value-type="float">
            <text:p>48,2125</text:p>
          </table:table-cell>
          <table:table-cell table:style-name="ce10" table:formula="of:=6.99*([.B$3]/1000)^2*COS(([.A89]-332)*PI()/180)" office:value-type="float" office:value="-16.676787698542" calcext:value-type="float">
            <text:p>-16,6768</text:p>
          </table:table-cell>
          <table:table-cell table:style-name="ce10" table:formula="of:=13.24*([.B$3]/1000)^2*COS(([.A89]-148)*PI()/180)" office:value-type="float" office:value="31.8917374580259" calcext:value-type="float">
            <text:p>31,8917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,0</text:p>
          </table:table-cell>
          <table:table-cell table:style-name="ce10" office:value-type="float" office:value="-22.0753" calcext:value-type="float">
            <text:p>-22,0753</text:p>
          </table:table-cell>
          <table:table-cell table:style-name="ce10" office:value-type="float" office:value="48.3944" calcext:value-type="float">
            <text:p>48,3944</text:p>
          </table:table-cell>
          <table:table-cell table:style-name="ce10" table:formula="of:=6.99*([.B$3]/1000)^2*COS(([.A90]-332)*PI()/180)" office:value-type="float" office:value="-16.759039959456" calcext:value-type="float">
            <text:p>-16,7590</text:p>
          </table:table-cell>
          <table:table-cell table:style-name="ce10" table:formula="of:=13.24*([.B$3]/1000)^2*COS(([.A90]-148)*PI()/180)" office:value-type="float" office:value="31.9777542233219" calcext:value-type="float">
            <text:p>31,9778</text:p>
          </table:table-cell>
          <table:table-cell table:number-columns-repeated="1019"/>
        </table:table-row>
        <table:table-row table:style-name="ro1">
          <table:table-cell office:value-type="float" office:value="145.8" calcext:value-type="float">
            <text:p>145,8</text:p>
          </table:table-cell>
          <table:table-cell table:style-name="ce10" office:value-type="float" office:value="-22.1359" calcext:value-type="float">
            <text:p>-22,1359</text:p>
          </table:table-cell>
          <table:table-cell table:style-name="ce10" office:value-type="float" office:value="48.5535" calcext:value-type="float">
            <text:p>48,5535</text:p>
          </table:table-cell>
          <table:table-cell table:style-name="ce10" table:formula="of:=6.99*([.B$3]/1000)^2*COS(([.A91]-332)*PI()/180)" office:value-type="float" office:value="-16.8247530712735" calcext:value-type="float">
            <text:p>-16,8248</text:p>
          </table:table-cell>
          <table:table-cell table:style-name="ce10" table:formula="of:=13.24*([.B$3]/1000)^2*COS(([.A91]-148)*PI()/180)" office:value-type="float" office:value="32.0322128059205" calcext:value-type="float">
            <text:p>32,0322</text:p>
          </table:table-cell>
          <table:table-cell table:number-columns-repeated="1019"/>
        </table:table-row>
        <table:table-row table:style-name="ro1">
          <table:table-cell office:value-type="float" office:value="147.6" calcext:value-type="float">
            <text:p>147,6</text:p>
          </table:table-cell>
          <table:table-cell table:style-name="ce10" office:value-type="float" office:value="-22.1814" calcext:value-type="float">
            <text:p>-22,1814</text:p>
          </table:table-cell>
          <table:table-cell table:style-name="ce10" office:value-type="float" office:value="48.6216" calcext:value-type="float">
            <text:p>48,6216</text:p>
          </table:table-cell>
          <table:table-cell table:style-name="ce10" table:formula="of:=6.99*([.B$3]/1000)^2*COS(([.A92]-332)*PI()/180)" office:value-type="float" office:value="-16.8738621830866" calcext:value-type="float">
            <text:p>-16,8739</text:p>
          </table:table-cell>
          <table:table-cell table:style-name="ce10" table:formula="of:=13.24*([.B$3]/1000)^2*COS(([.A92]-148)*PI()/180)" office:value-type="float" office:value="32.0550594617756" calcext:value-type="float">
            <text:p>32,0551</text:p>
          </table:table-cell>
          <table:table-cell table:number-columns-repeated="1019"/>
        </table:table-row>
        <table:table-row table:style-name="ro1">
          <table:table-cell office:value-type="float" office:value="149.4" calcext:value-type="float">
            <text:p>149,4</text:p>
          </table:table-cell>
          <table:table-cell table:style-name="ce10" office:value-type="float" office:value="-22.2269" calcext:value-type="float">
            <text:p>-22,2269</text:p>
          </table:table-cell>
          <table:table-cell table:style-name="ce10" office:value-type="float" office:value="48.6519" calcext:value-type="float">
            <text:p>48,6519</text:p>
          </table:table-cell>
          <table:table-cell table:style-name="ce10" table:formula="of:=6.99*([.B$3]/1000)^2*COS(([.A93]-332)*PI()/180)" office:value-type="float" office:value="-16.9063188301311" calcext:value-type="float">
            <text:p>-16,9063</text:p>
          </table:table-cell>
          <table:table-cell table:style-name="ce10" table:formula="of:=13.24*([.B$3]/1000)^2*COS(([.A93]-148)*PI()/180)" office:value-type="float" office:value="32.0462716439962" calcext:value-type="float">
            <text:p>32,0463</text:p>
          </table:table-cell>
          <table:table-cell table:number-columns-repeated="1019"/>
        </table:table-row>
        <table:table-row table:style-name="ro1">
          <table:table-cell office:value-type="float" office:value="151.2" calcext:value-type="float">
            <text:p>151,2</text:p>
          </table:table-cell>
          <table:table-cell table:style-name="ce10" office:value-type="float" office:value="-22.2117" calcext:value-type="float">
            <text:p>-22,2117</text:p>
          </table:table-cell>
          <table:table-cell table:style-name="ce10" office:value-type="float" office:value="48.6747" calcext:value-type="float">
            <text:p>48,6747</text:p>
          </table:table-cell>
          <table:table-cell table:style-name="ce10" table:formula="of:=6.99*([.B$3]/1000)^2*COS(([.A94]-332)*PI()/180)" office:value-type="float" office:value="-16.9220909816148" calcext:value-type="float">
            <text:p>-16,9221</text:p>
          </table:table-cell>
          <table:table-cell table:style-name="ce10" table:formula="of:=13.24*([.B$3]/1000)^2*COS(([.A94]-148)*PI()/180)" office:value-type="float" office:value="32.0058580250974" calcext:value-type="float">
            <text:p>32,0059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,0</text:p>
          </table:table-cell>
          <table:table-cell table:style-name="ce10" office:value-type="float" office:value="-22.1738" calcext:value-type="float">
            <text:p>-22,1738</text:p>
          </table:table-cell>
          <table:table-cell table:style-name="ce10" office:value-type="float" office:value="48.6065" calcext:value-type="float">
            <text:p>48,6065</text:p>
          </table:table-cell>
          <table:table-cell table:style-name="ce10" table:formula="of:=6.99*([.B$3]/1000)^2*COS(([.A95]-332)*PI()/180)" office:value-type="float" office:value="-16.9211630723286" calcext:value-type="float">
            <text:p>-16,9212</text:p>
          </table:table-cell>
          <table:table-cell table:style-name="ce10" table:formula="of:=13.24*([.B$3]/1000)^2*COS(([.A95]-148)*PI()/180)" office:value-type="float" office:value="31.9338584884419" calcext:value-type="float">
            <text:p>31,9339</text:p>
          </table:table-cell>
          <table:table-cell table:number-columns-repeated="1019"/>
        </table:table-row>
        <table:table-row table:style-name="ro1">
          <table:table-cell office:value-type="float" office:value="154.8" calcext:value-type="float">
            <text:p>154,8</text:p>
          </table:table-cell>
          <table:table-cell table:style-name="ce10" office:value-type="float" office:value="-22.1738" calcext:value-type="float">
            <text:p>-22,1738</text:p>
          </table:table-cell>
          <table:table-cell table:style-name="ce10" office:value-type="float" office:value="48.508" calcext:value-type="float">
            <text:p>48,5080</text:p>
          </table:table-cell>
          <table:table-cell table:style-name="ce10" table:formula="of:=6.99*([.B$3]/1000)^2*COS(([.A96]-332)*PI()/180)" office:value-type="float" office:value="-16.9035360180067" calcext:value-type="float">
            <text:p>-16,9035</text:p>
          </table:table-cell>
          <table:table-cell table:style-name="ce10" table:formula="of:=13.24*([.B$3]/1000)^2*COS(([.A96]-148)*PI()/180)" office:value-type="float" office:value="31.8303440888798" calcext:value-type="float">
            <text:p>31,8303</text:p>
          </table:table-cell>
          <table:table-cell table:number-columns-repeated="1019"/>
        </table:table-row>
        <table:table-row table:style-name="ro1">
          <table:table-cell office:value-type="float" office:value="156.6" calcext:value-type="float">
            <text:p>156,6</text:p>
          </table:table-cell>
          <table:table-cell table:style-name="ce10" office:value-type="float" office:value="-22.1056" calcext:value-type="float">
            <text:p>-22,1056</text:p>
          </table:table-cell>
          <table:table-cell table:style-name="ce10" office:value-type="float" office:value="48.3792" calcext:value-type="float">
            <text:p>48,3792</text:p>
          </table:table-cell>
          <table:table-cell table:style-name="ce10" table:formula="of:=6.99*([.B$3]/1000)^2*COS(([.A97]-332)*PI()/180)" office:value-type="float" office:value="-16.8692272144236" calcext:value-type="float">
            <text:p>-16,8692</text:p>
          </table:table-cell>
          <table:table-cell table:style-name="ce10" table:formula="of:=13.24*([.B$3]/1000)^2*COS(([.A97]-148)*PI()/180)" office:value-type="float" office:value="31.6954169826259" calcext:value-type="float">
            <text:p>31,6954</text:p>
          </table:table-cell>
          <table:table-cell table:number-columns-repeated="1019"/>
        </table:table-row>
        <table:table-row table:style-name="ro1">
          <table:table-cell office:value-type="float" office:value="158.4" calcext:value-type="float">
            <text:p>158,4</text:p>
          </table:table-cell>
          <table:table-cell table:style-name="ce10" office:value-type="float" office:value="-22.0375" calcext:value-type="float">
            <text:p>-22,0375</text:p>
          </table:table-cell>
          <table:table-cell table:style-name="ce10" office:value-type="float" office:value="48.2201" calcext:value-type="float">
            <text:p>48,2201</text:p>
          </table:table-cell>
          <table:table-cell table:style-name="ce10" table:formula="of:=6.99*([.B$3]/1000)^2*COS(([.A98]-332)*PI()/180)" office:value-type="float" office:value="-16.8182705202264" calcext:value-type="float">
            <text:p>-16,8183</text:p>
          </table:table-cell>
          <table:table-cell table:style-name="ce10" table:formula="of:=13.24*([.B$3]/1000)^2*COS(([.A98]-148)*PI()/180)" office:value-type="float" office:value="31.5292103264443" calcext:value-type="float">
            <text:p>31,5292</text:p>
          </table:table-cell>
          <table:table-cell table:number-columns-repeated="1019"/>
        </table:table-row>
        <table:table-row table:style-name="ro1">
          <table:table-cell office:value-type="float" office:value="160.2" calcext:value-type="float">
            <text:p>160,2</text:p>
          </table:table-cell>
          <table:table-cell table:style-name="ce10" office:value-type="float" office:value="-21.939" calcext:value-type="float">
            <text:p>-21,9390</text:p>
          </table:table-cell>
          <table:table-cell table:style-name="ce10" office:value-type="float" office:value="47.9853" calcext:value-type="float">
            <text:p>47,9853</text:p>
          </table:table-cell>
          <table:table-cell table:style-name="ce10" table:formula="of:=6.99*([.B$3]/1000)^2*COS(([.A99]-332)*PI()/180)" office:value-type="float" office:value="-16.7507162235202" calcext:value-type="float">
            <text:p>-16,7507</text:p>
          </table:table-cell>
          <table:table-cell table:style-name="ce10" table:formula="of:=13.24*([.B$3]/1000)^2*COS(([.A99]-148)*PI()/180)" office:value-type="float" office:value="31.3318881462382" calcext:value-type="float">
            <text:p>31,3319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,0</text:p>
          </table:table-cell>
          <table:table-cell table:style-name="ce10" office:value-type="float" office:value="-21.8253" calcext:value-type="float">
            <text:p>-21,8253</text:p>
          </table:table-cell>
          <table:table-cell table:style-name="ce10" office:value-type="float" office:value="47.705" calcext:value-type="float">
            <text:p>47,7050</text:p>
          </table:table-cell>
          <table:table-cell table:style-name="ce10" table:formula="of:=6.99*([.B$3]/1000)^2*COS(([.A100]-332)*PI()/180)" office:value-type="float" office:value="-16.6666309922398" calcext:value-type="float">
            <text:p>-16,6666</text:p>
          </table:table-cell>
          <table:table-cell table:style-name="ce10" table:formula="of:=13.24*([.B$3]/1000)^2*COS(([.A100]-148)*PI()/180)" office:value-type="float" office:value="31.1036451751764" calcext:value-type="float">
            <text:p>31,1036</text:p>
          </table:table-cell>
          <table:table-cell table:number-columns-repeated="1019"/>
        </table:table-row>
        <table:table-row table:style-name="ro1">
          <table:table-cell office:value-type="float" office:value="163.8" calcext:value-type="float">
            <text:p>163,8</text:p>
          </table:table-cell>
          <table:table-cell table:style-name="ce10" office:value-type="float" office:value="-21.7041" calcext:value-type="float">
            <text:p>-21,7041</text:p>
          </table:table-cell>
          <table:table-cell table:style-name="ce10" office:value-type="float" office:value="47.4019" calcext:value-type="float">
            <text:p>47,4019</text:p>
          </table:table-cell>
          <table:table-cell table:style-name="ce10" table:formula="of:=6.99*([.B$3]/1000)^2*COS(([.A101]-332)*PI()/180)" office:value-type="float" office:value="-16.5660978083568" calcext:value-type="float">
            <text:p>-16,5661</text:p>
          </table:table-cell>
          <table:table-cell table:style-name="ce10" table:formula="of:=13.24*([.B$3]/1000)^2*COS(([.A101]-148)*PI()/180)" office:value-type="float" office:value="30.8447066615153" calcext:value-type="float">
            <text:p>30,8447</text:p>
          </table:table-cell>
          <table:table-cell table:number-columns-repeated="1019"/>
        </table:table-row>
        <table:table-row table:style-name="ro1">
          <table:table-cell office:value-type="float" office:value="165.6" calcext:value-type="float">
            <text:p>165,6</text:p>
          </table:table-cell>
          <table:table-cell table:style-name="ce10" office:value-type="float" office:value="-21.545" calcext:value-type="float">
            <text:p>-21,5450</text:p>
          </table:table-cell>
          <table:table-cell table:style-name="ce10" office:value-type="float" office:value="47.0459" calcext:value-type="float">
            <text:p>47,0459</text:p>
          </table:table-cell>
          <table:table-cell table:style-name="ce10" table:formula="of:=6.99*([.B$3]/1000)^2*COS(([.A102]-332)*PI()/180)" office:value-type="float" office:value="-16.4492158859862" calcext:value-type="float">
            <text:p>-16,4492</text:p>
          </table:table-cell>
          <table:table-cell table:style-name="ce10" table:formula="of:=13.24*([.B$3]/1000)^2*COS(([.A102]-148)*PI()/180)" office:value-type="float" office:value="30.5553281463059" calcext:value-type="float">
            <text:p>30,5553</text:p>
          </table:table-cell>
          <table:table-cell table:number-columns-repeated="1019"/>
        </table:table-row>
        <table:table-row table:style-name="ro1">
          <table:table-cell office:value-type="float" office:value="167.4" calcext:value-type="float">
            <text:p>167,4</text:p>
          </table:table-cell>
          <table:table-cell table:style-name="ce10" office:value-type="float" office:value="-21.3935" calcext:value-type="float">
            <text:p>-21,3935</text:p>
          </table:table-cell>
          <table:table-cell table:style-name="ce10" office:value-type="float" office:value="46.6671" calcext:value-type="float">
            <text:p>46,6671</text:p>
          </table:table-cell>
          <table:table-cell table:style-name="ce10" table:formula="of:=6.99*([.B$3]/1000)^2*COS(([.A103]-332)*PI()/180)" office:value-type="float" office:value="-16.316100573474" calcext:value-type="float">
            <text:p>-16,3161</text:p>
          </table:table-cell>
          <table:table-cell table:style-name="ce10" table:formula="of:=13.24*([.B$3]/1000)^2*COS(([.A103]-148)*PI()/180)" office:value-type="float" office:value="30.2357952112055" calcext:value-type="float">
            <text:p>30,2358</text:p>
          </table:table-cell>
          <table:table-cell table:number-columns-repeated="1019"/>
        </table:table-row>
        <table:table-row table:style-name="ro1">
          <table:table-cell office:value-type="float" office:value="169.2" calcext:value-type="float">
            <text:p>169,2</text:p>
          </table:table-cell>
          <table:table-cell table:style-name="ce10" office:value-type="float" office:value="-21.1359" calcext:value-type="float">
            <text:p>-21,1359</text:p>
          </table:table-cell>
          <table:table-cell table:style-name="ce10" office:value-type="float" office:value="46.2428" calcext:value-type="float">
            <text:p>46,2428</text:p>
          </table:table-cell>
          <table:table-cell table:style-name="ce10" table:formula="of:=6.99*([.B$3]/1000)^2*COS(([.A104]-332)*PI()/180)" office:value-type="float" office:value="-16.1668832395625" calcext:value-type="float">
            <text:p>-16,1669</text:p>
          </table:table-cell>
          <table:table-cell table:style-name="ce10" table:formula="of:=13.24*([.B$3]/1000)^2*COS(([.A104]-148)*PI()/180)" office:value-type="float" office:value="29.8864231966435" calcext:value-type="float">
            <text:p>29,8864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,0</text:p>
          </table:table-cell>
          <table:table-cell table:style-name="ce10" office:value-type="float" office:value="-21.0072" calcext:value-type="float">
            <text:p>-21,0072</text:p>
          </table:table-cell>
          <table:table-cell table:style-name="ce10" office:value-type="float" office:value="45.8565" calcext:value-type="float">
            <text:p>45,8565</text:p>
          </table:table-cell>
          <table:table-cell table:style-name="ce10" table:formula="of:=6.99*([.B$3]/1000)^2*COS(([.A105]-332)*PI()/180)" office:value-type="float" office:value="-16.0017111437451" calcext:value-type="float">
            <text:p>-16,0017</text:p>
          </table:table-cell>
          <table:table-cell table:style-name="ce10" table:formula="of:=13.24*([.B$3]/1000)^2*COS(([.A105]-148)*PI()/180)" office:value-type="float" office:value="29.507556890618" calcext:value-type="float">
            <text:p>29,5076</text:p>
          </table:table-cell>
          <table:table-cell table:number-columns-repeated="1019"/>
        </table:table-row>
        <table:table-row table:style-name="ro1">
          <table:table-cell office:value-type="float" office:value="172.8" calcext:value-type="float">
            <text:p>172,8</text:p>
          </table:table-cell>
          <table:table-cell table:style-name="ce10" office:value-type="float" office:value="-20.795" calcext:value-type="float">
            <text:p>-20,7950</text:p>
          </table:table-cell>
          <table:table-cell table:style-name="ce10" office:value-type="float" office:value="45.2731" calcext:value-type="float">
            <text:p>45,2731</text:p>
          </table:table-cell>
          <table:table-cell table:style-name="ce10" table:formula="of:=6.99*([.B$3]/1000)^2*COS(([.A106]-332)*PI()/180)" office:value-type="float" office:value="-15.8207472909387" calcext:value-type="float">
            <text:p>-15,8207</text:p>
          </table:table-cell>
          <table:table-cell table:style-name="ce10" table:formula="of:=13.24*([.B$3]/1000)^2*COS(([.A106]-148)*PI()/180)" office:value-type="float" office:value="29.0995701884319" calcext:value-type="float">
            <text:p>29,0996</text:p>
          </table:table-cell>
          <table:table-cell table:number-columns-repeated="1019"/>
        </table:table-row>
        <table:table-row table:style-name="ro1">
          <table:table-cell office:value-type="float" office:value="174.6" calcext:value-type="float">
            <text:p>174,6</text:p>
          </table:table-cell>
          <table:table-cell table:style-name="ce10" office:value-type="float" office:value="-20.545" calcext:value-type="float">
            <text:p>-20,5450</text:p>
          </table:table-cell>
          <table:table-cell table:style-name="ce10" office:value-type="float" office:value="44.7353" calcext:value-type="float">
            <text:p>44,7353</text:p>
          </table:table-cell>
          <table:table-cell table:style-name="ce10" table:formula="of:=6.99*([.B$3]/1000)^2*COS(([.A107]-332)*PI()/180)" office:value-type="float" office:value="-15.6241702706182" calcext:value-type="float">
            <text:p>-15,6242</text:p>
          </table:table-cell>
          <table:table-cell table:style-name="ce10" table:formula="of:=13.24*([.B$3]/1000)^2*COS(([.A107]-148)*PI()/180)" office:value-type="float" office:value="28.6628657237036" calcext:value-type="float">
            <text:p>28,6629</text:p>
          </table:table-cell>
          <table:table-cell table:number-columns-repeated="1019"/>
        </table:table-row>
        <table:table-row table:style-name="ro1">
          <table:table-cell office:value-type="float" office:value="176.4" calcext:value-type="float">
            <text:p>176,4</text:p>
          </table:table-cell>
          <table:table-cell table:style-name="ce10" office:value-type="float" office:value="-20.2647" calcext:value-type="float">
            <text:p>-20,2647</text:p>
          </table:table-cell>
          <table:table-cell table:style-name="ce10" office:value-type="float" office:value="44.1292" calcext:value-type="float">
            <text:p>44,1292</text:p>
          </table:table-cell>
          <table:table-cell table:style-name="ce10" table:formula="of:=6.99*([.B$3]/1000)^2*COS(([.A108]-332)*PI()/180)" office:value-type="float" office:value="-15.4121740805695" calcext:value-type="float">
            <text:p>-15,4122</text:p>
          </table:table-cell>
          <table:table-cell table:style-name="ce10" table:formula="of:=13.24*([.B$3]/1000)^2*COS(([.A108]-148)*PI()/180)" office:value-type="float" office:value="28.1978744710157" calcext:value-type="float">
            <text:p>28,1979</text:p>
          </table:table-cell>
          <table:table-cell table:number-columns-repeated="1019"/>
        </table:table-row>
        <table:table-row table:style-name="ro1">
          <table:table-cell office:value-type="float" office:value="178.2" calcext:value-type="float">
            <text:p>178,2</text:p>
          </table:table-cell>
          <table:table-cell table:style-name="ce10" office:value-type="float" office:value="-19.992" calcext:value-type="float">
            <text:p>-19,9920</text:p>
          </table:table-cell>
          <table:table-cell table:style-name="ce10" office:value-type="float" office:value="43.4928" calcext:value-type="float">
            <text:p>43,4928</text:p>
          </table:table-cell>
          <table:table-cell table:style-name="ce10" table:formula="of:=6.99*([.B$3]/1000)^2*COS(([.A109]-332)*PI()/180)" office:value-type="float" office:value="-15.1849679354376" calcext:value-type="float">
            <text:p>-15,1850</text:p>
          </table:table-cell>
          <table:table-cell table:style-name="ce10" table:formula="of:=13.24*([.B$3]/1000)^2*COS(([.A109]-148)*PI()/180)" office:value-type="float" office:value="27.7050553205955" calcext:value-type="float">
            <text:p>27,705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,0</text:p>
          </table:table-cell>
          <table:table-cell table:style-name="ce10" office:value-type="float" office:value="-19.6814" calcext:value-type="float">
            <text:p>-19,6814</text:p>
          </table:table-cell>
          <table:table-cell table:style-name="ce10" office:value-type="float" office:value="42.8186" calcext:value-type="float">
            <text:p>42,8186</text:p>
          </table:table-cell>
          <table:table-cell table:style-name="ce10" table:formula="of:=6.99*([.B$3]/1000)^2*COS(([.A110]-332)*PI()/180)" office:value-type="float" office:value="-14.9427760602568" calcext:value-type="float">
            <text:p>-14,9428</text:p>
          </table:table-cell>
          <table:table-cell table:style-name="ce10" table:formula="of:=13.24*([.B$3]/1000)^2*COS(([.A110]-148)*PI()/180)" office:value-type="float" office:value="27.1848946254458" calcext:value-type="float">
            <text:p>27,1849</text:p>
          </table:table-cell>
          <table:table-cell table:number-columns-repeated="1019"/>
        </table:table-row>
        <table:table-row table:style-name="ro1">
          <table:table-cell office:value-type="float" office:value="181.8" calcext:value-type="float">
            <text:p>181,8</text:p>
          </table:table-cell>
          <table:table-cell table:style-name="ce10" office:value-type="float" office:value="-19.3102" calcext:value-type="float">
            <text:p>-19,3102</text:p>
          </table:table-cell>
          <table:table-cell table:style-name="ce10" office:value-type="float" office:value="42.1216" calcext:value-type="float">
            <text:p>42,1216</text:p>
          </table:table-cell>
          <table:table-cell table:style-name="ce10" table:formula="of:=6.99*([.B$3]/1000)^2*COS(([.A111]-332)*PI()/180)" office:value-type="float" office:value="-14.6858374691678" calcext:value-type="float">
            <text:p>-14,6858</text:p>
          </table:table-cell>
          <table:table-cell table:style-name="ce10" table:formula="of:=13.24*([.B$3]/1000)^2*COS(([.A111]-148)*PI()/180)" office:value-type="float" office:value="26.6379057213728" calcext:value-type="float">
            <text:p>26,6379</text:p>
          </table:table-cell>
          <table:table-cell table:number-columns-repeated="1019"/>
        </table:table-row>
        <table:table-row table:style-name="ro1">
          <table:table-cell office:value-type="float" office:value="183.6" calcext:value-type="float">
            <text:p>183,6</text:p>
          </table:table-cell>
          <table:table-cell table:style-name="ce10" office:value-type="float" office:value="-18.9617" calcext:value-type="float">
            <text:p>-18,9617</text:p>
          </table:table-cell>
          <table:table-cell table:style-name="ce10" office:value-type="float" office:value="41.3565" calcext:value-type="float">
            <text:p>41,3565</text:p>
          </table:table-cell>
          <table:table-cell table:style-name="ce10" table:formula="of:=6.99*([.B$3]/1000)^2*COS(([.A112]-332)*PI()/180)" office:value-type="float" office:value="-14.4144057295393" calcext:value-type="float">
            <text:p>-14,4144</text:p>
          </table:table-cell>
          <table:table-cell table:style-name="ce10" table:formula="of:=13.24*([.B$3]/1000)^2*COS(([.A112]-148)*PI()/180)" office:value-type="float" office:value="26.0646284203862" calcext:value-type="float">
            <text:p>26,0646</text:p>
          </table:table-cell>
          <table:table-cell table:number-columns-repeated="1019"/>
        </table:table-row>
        <table:table-row table:style-name="ro1">
          <table:table-cell office:value-type="float" office:value="185.4" calcext:value-type="float">
            <text:p>185,4</text:p>
          </table:table-cell>
          <table:table-cell table:style-name="ce10" office:value-type="float" office:value="-18.5602" calcext:value-type="float">
            <text:p>-18,5602</text:p>
          </table:table-cell>
          <table:table-cell table:style-name="ce10" office:value-type="float" office:value="40.5459" calcext:value-type="float">
            <text:p>40,5459</text:p>
          </table:table-cell>
          <table:table-cell table:style-name="ce10" table:formula="of:=6.99*([.B$3]/1000)^2*COS(([.A113]-332)*PI()/180)" office:value-type="float" office:value="-14.1287487117281" calcext:value-type="float">
            <text:p>-14,1287</text:p>
          </table:table-cell>
          <table:table-cell table:style-name="ce10" table:formula="of:=13.24*([.B$3]/1000)^2*COS(([.A113]-148)*PI()/180)" office:value-type="float" office:value="25.4656284779694" calcext:value-type="float">
            <text:p>25,4656</text:p>
          </table:table-cell>
          <table:table-cell table:number-columns-repeated="1019"/>
        </table:table-row>
        <table:table-row table:style-name="ro1">
          <table:table-cell office:value-type="float" office:value="187.2" calcext:value-type="float">
            <text:p>187,2</text:p>
          </table:table-cell>
          <table:table-cell table:style-name="ce10" office:value-type="float" office:value="-18.1738" calcext:value-type="float">
            <text:p>-18,1738</text:p>
          </table:table-cell>
          <table:table-cell table:style-name="ce10" office:value-type="float" office:value="39.7125" calcext:value-type="float">
            <text:p>39,7125</text:p>
          </table:table-cell>
          <table:table-cell table:style-name="ce10" table:formula="of:=6.99*([.B$3]/1000)^2*COS(([.A114]-332)*PI()/180)" office:value-type="float" office:value="-13.8291483247229" calcext:value-type="float">
            <text:p>-13,8291</text:p>
          </table:table-cell>
          <table:table-cell table:style-name="ce10" table:formula="of:=13.24*([.B$3]/1000)^2*COS(([.A114]-148)*PI()/180)" office:value-type="float" office:value="24.8414970347475" calcext:value-type="float">
            <text:p>24,841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,0</text:p>
          </table:table-cell>
          <table:table-cell table:style-name="ce10" office:value-type="float" office:value="-17.7799" calcext:value-type="float">
            <text:p>-17,7799</text:p>
          </table:table-cell>
          <table:table-cell table:style-name="ce10" office:value-type="float" office:value="38.8413" calcext:value-type="float">
            <text:p>38,8413</text:p>
          </table:table-cell>
          <table:table-cell table:style-name="ce10" table:formula="of:=6.99*([.B$3]/1000)^2*COS(([.A115]-332)*PI()/180)" office:value-type="float" office:value="-13.5159002379345" calcext:value-type="float">
            <text:p>-13,5159</text:p>
          </table:table-cell>
          <table:table-cell table:style-name="ce10" table:formula="of:=13.24*([.B$3]/1000)^2*COS(([.A115]-148)*PI()/180)" office:value-type="float" office:value="24.1928500331025" calcext:value-type="float">
            <text:p>24,1929</text:p>
          </table:table-cell>
          <table:table-cell table:number-columns-repeated="1019"/>
        </table:table-row>
        <table:table-row table:style-name="ro1">
          <table:table-cell office:value-type="float" office:value="190.8" calcext:value-type="float">
            <text:p>190,8</text:p>
          </table:table-cell>
          <table:table-cell table:style-name="ce10" office:value-type="float" office:value="-17.3102" calcext:value-type="float">
            <text:p>-17,3102</text:p>
          </table:table-cell>
          <table:table-cell table:style-name="ce10" office:value-type="float" office:value="37.9625" calcext:value-type="float">
            <text:p>37,9625</text:p>
          </table:table-cell>
          <table:table-cell table:style-name="ce10" table:formula="of:=6.99*([.B$3]/1000)^2*COS(([.A116]-332)*PI()/180)" office:value-type="float" office:value="-13.1893135894057" calcext:value-type="float">
            <text:p>-13,1893</text:p>
          </table:table-cell>
          <table:table-cell table:style-name="ce10" table:formula="of:=13.24*([.B$3]/1000)^2*COS(([.A116]-148)*PI()/180)" office:value-type="float" office:value="23.520327609313" calcext:value-type="float">
            <text:p>23,5203</text:p>
          </table:table-cell>
          <table:table-cell table:number-columns-repeated="1019"/>
        </table:table-row>
        <table:table-row table:style-name="ro1">
          <table:table-cell office:value-type="float" office:value="192.6" calcext:value-type="float">
            <text:p>192,6</text:p>
          </table:table-cell>
          <table:table-cell table:style-name="ce10" office:value-type="float" office:value="-16.8556" calcext:value-type="float">
            <text:p>-16,8556</text:p>
          </table:table-cell>
          <table:table-cell table:style-name="ce10" office:value-type="float" office:value="37.0307" calcext:value-type="float">
            <text:p>37,0307</text:p>
          </table:table-cell>
          <table:table-cell table:style-name="ce10" table:formula="of:=6.99*([.B$3]/1000)^2*COS(([.A117]-332)*PI()/180)" office:value-type="float" office:value="-12.8497106807293" calcext:value-type="float">
            <text:p>-12,8497</text:p>
          </table:table-cell>
          <table:table-cell table:style-name="ce10" table:formula="of:=13.24*([.B$3]/1000)^2*COS(([.A117]-148)*PI()/180)" office:value-type="float" office:value="22.8245934618167" calcext:value-type="float">
            <text:p>22,8246</text:p>
          </table:table-cell>
          <table:table-cell table:number-columns-repeated="1019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10" office:value-type="float" office:value="-16.3859" calcext:value-type="float">
            <text:p>-16,3859</text:p>
          </table:table-cell>
          <table:table-cell table:style-name="ce10" office:value-type="float" office:value="36.0762" calcext:value-type="float">
            <text:p>36,0762</text:p>
          </table:table-cell>
          <table:table-cell table:style-name="ce10" table:formula="of:=6.99*([.B$3]/1000)^2*COS(([.A118]-332)*PI()/180)" office:value-type="float" office:value="-12.4974266589753" calcext:value-type="float">
            <text:p>-12,4974</text:p>
          </table:table-cell>
          <table:table-cell table:style-name="ce10" table:formula="of:=13.24*([.B$3]/1000)^2*COS(([.A118]-148)*PI()/180)" office:value-type="float" office:value="22.1063341962201" calcext:value-type="float">
            <text:p>22,1063</text:p>
          </table:table-cell>
          <table:table-cell table:number-columns-repeated="1019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10" office:value-type="float" office:value="-15.9617" calcext:value-type="float">
            <text:p>-15,9617</text:p>
          </table:table-cell>
          <table:table-cell table:style-name="ce10" office:value-type="float" office:value="35.0534" calcext:value-type="float">
            <text:p>35,0534</text:p>
          </table:table-cell>
          <table:table-cell table:style-name="ce10" table:formula="of:=6.99*([.B$3]/1000)^2*COS(([.A119]-332)*PI()/180)" office:value-type="float" office:value="-12.1328091859416" calcext:value-type="float">
            <text:p>-12,1328</text:p>
          </table:table-cell>
          <table:table-cell table:style-name="ce10" table:formula="of:=13.24*([.B$3]/1000)^2*COS(([.A119]-148)*PI()/180)" office:value-type="float" office:value="21.366258647702" calcext:value-type="float">
            <text:p>21,366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,0</text:p>
          </table:table-cell>
          <table:table-cell table:style-name="ce10" office:value-type="float" office:value="-15.4844" calcext:value-type="float">
            <text:p>-15,4844</text:p>
          </table:table-cell>
          <table:table-cell table:style-name="ce10" office:value-type="float" office:value="34.0231" calcext:value-type="float">
            <text:p>34,0231</text:p>
          </table:table-cell>
          <table:table-cell table:style-name="ce10" table:formula="of:=6.99*([.B$3]/1000)^2*COS(([.A120]-332)*PI()/180)" office:value-type="float" office:value="-11.7562180950531" calcext:value-type="float">
            <text:p>-11,7562</text:p>
          </table:table-cell>
          <table:table-cell table:style-name="ce10" table:formula="of:=13.24*([.B$3]/1000)^2*COS(([.A120]-148)*PI()/180)" office:value-type="float" office:value="20.6050971814782" calcext:value-type="float">
            <text:p>20,6051</text:p>
          </table:table-cell>
          <table:table-cell table:number-columns-repeated="1019"/>
        </table:table-row>
        <table:table-row table:style-name="ro1">
          <table:table-cell office:value-type="float" office:value="199.8" calcext:value-type="float">
            <text:p>199,8</text:p>
          </table:table-cell>
          <table:table-cell table:style-name="ce10" office:value-type="float" office:value="-14.9996" calcext:value-type="float">
            <text:p>-14,9996</text:p>
          </table:table-cell>
          <table:table-cell table:style-name="ce10" office:value-type="float" office:value="32.9474" calcext:value-type="float">
            <text:p>32,9474</text:p>
          </table:table-cell>
          <table:table-cell table:style-name="ce10" table:formula="of:=6.99*([.B$3]/1000)^2*COS(([.A121]-332)*PI()/180)" office:value-type="float" office:value="-11.3680250362502" calcext:value-type="float">
            <text:p>-11,3680</text:p>
          </table:table-cell>
          <table:table-cell table:style-name="ce10" table:formula="of:=13.24*([.B$3]/1000)^2*COS(([.A121]-148)*PI()/180)" office:value-type="float" office:value="19.8236009720199" calcext:value-type="float">
            <text:p>19,8236</text:p>
          </table:table-cell>
          <table:table-cell table:number-columns-repeated="1019"/>
        </table:table-row>
        <table:table-row table:style-name="ro1">
          <table:table-cell office:value-type="float" office:value="201.6" calcext:value-type="float">
            <text:p>201,6</text:p>
          </table:table-cell>
          <table:table-cell table:style-name="ce10" office:value-type="float" office:value="-14.4996" calcext:value-type="float">
            <text:p>-14,4996</text:p>
          </table:table-cell>
          <table:table-cell table:style-name="ce10" office:value-type="float" office:value="31.8565" calcext:value-type="float">
            <text:p>31,8565</text:p>
          </table:table-cell>
          <table:table-cell table:style-name="ce10" table:formula="of:=6.99*([.B$3]/1000)^2*COS(([.A122]-332)*PI()/180)" office:value-type="float" office:value="-10.9686131092149" calcext:value-type="float">
            <text:p>-10,9686</text:p>
          </table:table-cell>
          <table:table-cell table:style-name="ce10" table:formula="of:=13.24*([.B$3]/1000)^2*COS(([.A122]-148)*PI()/180)" office:value-type="float" office:value="19.0225412617345" calcext:value-type="float">
            <text:p>19,0225</text:p>
          </table:table-cell>
          <table:table-cell table:number-columns-repeated="1019"/>
        </table:table-row>
        <table:table-row table:style-name="ro1">
          <table:table-cell office:value-type="float" office:value="203.4" calcext:value-type="float">
            <text:p>203,4</text:p>
          </table:table-cell>
          <table:table-cell table:style-name="ce10" office:value-type="float" office:value="-13.992" calcext:value-type="float">
            <text:p>-13,9920</text:p>
          </table:table-cell>
          <table:table-cell table:style-name="ce10" office:value-type="float" office:value="30.7125" calcext:value-type="float">
            <text:p>30,7125</text:p>
          </table:table-cell>
          <table:table-cell table:style-name="ce10" table:formula="of:=6.99*([.B$3]/1000)^2*COS(([.A123]-332)*PI()/180)" office:value-type="float" office:value="-10.5583764852974" calcext:value-type="float">
            <text:p>-10,5584</text:p>
          </table:table-cell>
          <table:table-cell table:style-name="ce10" table:formula="of:=13.24*([.B$3]/1000)^2*COS(([.A123]-148)*PI()/180)" office:value-type="float" office:value="18.202708599843" calcext:value-type="float">
            <text:p>18,2027</text:p>
          </table:table-cell>
          <table:table-cell table:number-columns-repeated="1019"/>
        </table:table-row>
        <table:table-row table:style-name="ro1">
          <table:table-cell office:value-type="float" office:value="205.2" calcext:value-type="float">
            <text:p>205,2</text:p>
          </table:table-cell>
          <table:table-cell table:style-name="ce10" office:value-type="float" office:value="-13.4541" calcext:value-type="float">
            <text:p>-13,4541</text:p>
          </table:table-cell>
          <table:table-cell table:style-name="ce10" office:value-type="float" office:value="29.5838" calcext:value-type="float">
            <text:p>29,5838</text:p>
          </table:table-cell>
          <table:table-cell table:style-name="ce10" table:formula="of:=6.99*([.B$3]/1000)^2*COS(([.A124]-332)*PI()/180)" office:value-type="float" office:value="-10.1377200185173" calcext:value-type="float">
            <text:p>-10,1377</text:p>
          </table:table-cell>
          <table:table-cell table:style-name="ce10" table:formula="of:=13.24*([.B$3]/1000)^2*COS(([.A124]-148)*PI()/180)" office:value-type="float" office:value="17.3649120622031" calcext:value-type="float">
            <text:p>17,3649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,0</text:p>
          </table:table-cell>
          <table:table-cell table:style-name="ce10" office:value-type="float" office:value="-12.9087" calcext:value-type="float">
            <text:p>-12,9087</text:p>
          </table:table-cell>
          <table:table-cell table:style-name="ce10" office:value-type="float" office:value="28.3716" calcext:value-type="float">
            <text:p>28,3716</text:p>
          </table:table-cell>
          <table:table-cell table:style-name="ce10" table:formula="of:=6.99*([.B$3]/1000)^2*COS(([.A125]-332)*PI()/180)" office:value-type="float" office:value="-9.70705884602057" calcext:value-type="float">
            <text:p>-9,7071</text:p>
          </table:table-cell>
          <table:table-cell table:style-name="ce10" table:formula="of:=13.24*([.B$3]/1000)^2*COS(([.A125]-148)*PI()/180)" office:value-type="float" office:value="16.5099784528491" calcext:value-type="float">
            <text:p>16,5100</text:p>
          </table:table-cell>
          <table:table-cell table:number-columns-repeated="1019"/>
        </table:table-row>
        <table:table-row table:style-name="ro1">
          <table:table-cell office:value-type="float" office:value="208.8" calcext:value-type="float">
            <text:p>208,8</text:p>
          </table:table-cell>
          <table:table-cell table:style-name="ce10" office:value-type="float" office:value="-12.4011" calcext:value-type="float">
            <text:p>-12,4011</text:p>
          </table:table-cell>
          <table:table-cell table:style-name="ce10" office:value-type="float" office:value="27.1671" calcext:value-type="float">
            <text:p>27,1671</text:p>
          </table:table-cell>
          <table:table-cell table:style-name="ce10" table:formula="of:=6.99*([.B$3]/1000)^2*COS(([.A126]-332)*PI()/180)" office:value-type="float" office:value="-9.26681797839028" calcext:value-type="float">
            <text:p>-9,2668</text:p>
          </table:table-cell>
          <table:table-cell table:style-name="ce10" table:formula="of:=13.24*([.B$3]/1000)^2*COS(([.A126]-148)*PI()/180)" office:value-type="float" office:value="15.6387514880359" calcext:value-type="float">
            <text:p>15,6388</text:p>
          </table:table-cell>
          <table:table-cell table:number-columns-repeated="1019"/>
        </table:table-row>
        <table:table-row table:style-name="ro1">
          <table:table-cell office:value-type="float" office:value="210.6" calcext:value-type="float">
            <text:p>210,6</text:p>
          </table:table-cell>
          <table:table-cell table:style-name="ce10" office:value-type="float" office:value="-11.8253" calcext:value-type="float">
            <text:p>-11,8253</text:p>
          </table:table-cell>
          <table:table-cell table:style-name="ce10" office:value-type="float" office:value="25.9095" calcext:value-type="float">
            <text:p>25,9095</text:p>
          </table:table-cell>
          <table:table-cell table:style-name="ce10" table:formula="of:=6.99*([.B$3]/1000)^2*COS(([.A127]-332)*PI()/180)" office:value-type="float" office:value="-8.8174318802118" calcext:value-type="float">
            <text:p>-8,8174</text:p>
          </table:table-cell>
          <table:table-cell table:style-name="ce10" table:formula="of:=13.24*([.B$3]/1000)^2*COS(([.A127]-148)*PI()/180)" office:value-type="float" office:value="14.7520909635935" calcext:value-type="float">
            <text:p>14,7521</text:p>
          </table:table-cell>
          <table:table-cell table:number-columns-repeated="1019"/>
        </table:table-row>
        <table:table-row table:style-name="ro1">
          <table:table-cell office:value-type="float" office:value="212.4" calcext:value-type="float">
            <text:p>212,4</text:p>
          </table:table-cell>
          <table:table-cell table:style-name="ce10" office:value-type="float" office:value="-11.2572" calcext:value-type="float">
            <text:p>-11,2572</text:p>
          </table:table-cell>
          <table:table-cell table:style-name="ce10" office:value-type="float" office:value="24.6671" calcext:value-type="float">
            <text:p>24,6671</text:p>
          </table:table-cell>
          <table:table-cell table:style-name="ce10" table:formula="of:=6.99*([.B$3]/1000)^2*COS(([.A128]-332)*PI()/180)" office:value-type="float" office:value="-8.35934404130901" calcext:value-type="float">
            <text:p>-8,3593</text:p>
          </table:table-cell>
          <table:table-cell table:style-name="ce10" table:formula="of:=13.24*([.B$3]/1000)^2*COS(([.A128]-148)*PI()/180)" office:value-type="float" office:value="13.8508719064114" calcext:value-type="float">
            <text:p>13,8509</text:p>
          </table:table-cell>
          <table:table-cell table:number-columns-repeated="1019"/>
        </table:table-row>
        <table:table-row table:style-name="ro1">
          <table:table-cell office:value-type="float" office:value="214.2" calcext:value-type="float">
            <text:p>214,2</text:p>
          </table:table-cell>
          <table:table-cell table:style-name="ce10" office:value-type="float" office:value="-10.6738" calcext:value-type="float">
            <text:p>-10,6738</text:p>
          </table:table-cell>
          <table:table-cell table:style-name="ce10" office:value-type="float" office:value="23.3641" calcext:value-type="float">
            <text:p>23,3641</text:p>
          </table:table-cell>
          <table:table-cell table:style-name="ce10" table:formula="of:=6.99*([.B$3]/1000)^2*COS(([.A129]-332)*PI()/180)" office:value-type="float" office:value="-7.89300653907328" calcext:value-type="float">
            <text:p>-7,8930</text:p>
          </table:table-cell>
          <table:table-cell table:style-name="ce10" table:formula="of:=13.24*([.B$3]/1000)^2*COS(([.A129]-148)*PI()/180)" office:value-type="float" office:value="12.9359837108938" calcext:value-type="float">
            <text:p>12,9360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,0</text:p>
          </table:table-cell>
          <table:table-cell table:style-name="ce10" office:value-type="float" office:value="-10.0678" calcext:value-type="float">
            <text:p>-10,0678</text:p>
          </table:table-cell>
          <table:table-cell table:style-name="ce10" office:value-type="float" office:value="22.0535" calcext:value-type="float">
            <text:p>22,0535</text:p>
          </table:table-cell>
          <table:table-cell table:style-name="ce10" table:formula="of:=6.99*([.B$3]/1000)^2*COS(([.A130]-332)*PI()/180)" office:value-type="float" office:value="-7.41887959231772" calcext:value-type="float">
            <text:p>-7,4189</text:p>
          </table:table-cell>
          <table:table-cell table:style-name="ce10" table:formula="of:=13.24*([.B$3]/1000)^2*COS(([.A130]-148)*PI()/180)" office:value-type="float" office:value="12.0083292612337" calcext:value-type="float">
            <text:p>12,0083</text:p>
          </table:table-cell>
          <table:table-cell table:number-columns-repeated="1019"/>
        </table:table-row>
        <table:table-row table:style-name="ro1">
          <table:table-cell office:value-type="float" office:value="217.8" calcext:value-type="float">
            <text:p>217,8</text:p>
          </table:table-cell>
          <table:table-cell table:style-name="ce10" office:value-type="float" office:value="-9.46927" calcext:value-type="float">
            <text:p>-9,4693</text:p>
          </table:table-cell>
          <table:table-cell table:style-name="ce10" office:value-type="float" office:value="20.7504" calcext:value-type="float">
            <text:p>20,7504</text:p>
          </table:table-cell>
          <table:table-cell table:style-name="ce10" table:formula="of:=6.99*([.B$3]/1000)^2*COS(([.A131]-332)*PI()/180)" office:value-type="float" office:value="-6.93743110709672" calcext:value-type="float">
            <text:p>-6,9374</text:p>
          </table:table-cell>
          <table:table-cell table:style-name="ce10" table:formula="of:=13.24*([.B$3]/1000)^2*COS(([.A131]-148)*PI()/180)" office:value-type="float" office:value="11.068824040376" calcext:value-type="float">
            <text:p>11,0688</text:p>
          </table:table-cell>
          <table:table-cell table:number-columns-repeated="1019"/>
        </table:table-row>
        <table:table-row table:style-name="ro1">
          <table:table-cell office:value-type="float" office:value="219.6" calcext:value-type="float">
            <text:p>219,6</text:p>
          </table:table-cell>
          <table:table-cell table:style-name="ce10" office:value-type="float" office:value="-8.85564" calcext:value-type="float">
            <text:p>-8,8556</text:p>
          </table:table-cell>
          <table:table-cell table:style-name="ce10" office:value-type="float" office:value="19.4095" calcext:value-type="float">
            <text:p>19,4095</text:p>
          </table:table-cell>
          <table:table-cell table:style-name="ce10" table:formula="of:=6.99*([.B$3]/1000)^2*COS(([.A132]-332)*PI()/180)" office:value-type="float" office:value="-6.44913621493923" calcext:value-type="float">
            <text:p>-6,4491</text:p>
          </table:table-cell>
          <table:table-cell table:style-name="ce10" table:formula="of:=13.24*([.B$3]/1000)^2*COS(([.A132]-148)*PI()/180)" office:value-type="float" office:value="10.1183952265458" calcext:value-type="float">
            <text:p>10,1184</text:p>
          </table:table-cell>
          <table:table-cell table:number-columns-repeated="1019"/>
        </table:table-row>
        <table:table-row table:style-name="ro1">
          <table:table-cell office:value-type="float" office:value="221.4" calcext:value-type="float">
            <text:p>221,4</text:p>
          </table:table-cell>
          <table:table-cell table:style-name="ce10" office:value-type="float" office:value="-8.22685" calcext:value-type="float">
            <text:p>-8,2269</text:p>
          </table:table-cell>
          <table:table-cell table:style-name="ce10" office:value-type="float" office:value="18.0535" calcext:value-type="float">
            <text:p>18,0535</text:p>
          </table:table-cell>
          <table:table-cell table:style-name="ce10" table:formula="of:=6.99*([.B$3]/1000)^2*COS(([.A133]-332)*PI()/180)" office:value-type="float" office:value="-5.95447680395124" calcext:value-type="float">
            <text:p>-5,9545</text:p>
          </table:table-cell>
          <table:table-cell table:style-name="ce10" table:formula="of:=13.24*([.B$3]/1000)^2*COS(([.A133]-148)*PI()/180)" office:value-type="float" office:value="9.1579807782356" calcext:value-type="float">
            <text:p>9,1580</text:p>
          </table:table-cell>
          <table:table-cell table:number-columns-repeated="1019"/>
        </table:table-row>
        <table:table-row table:style-name="ro1">
          <table:table-cell office:value-type="float" office:value="223.2" calcext:value-type="float">
            <text:p>223,2</text:p>
          </table:table-cell>
          <table:table-cell table:style-name="ce10" office:value-type="float" office:value="-7.58291" calcext:value-type="float">
            <text:p>-7,5829</text:p>
          </table:table-cell>
          <table:table-cell table:style-name="ce10" office:value-type="float" office:value="16.6747" calcext:value-type="float">
            <text:p>16,6747</text:p>
          </table:table-cell>
          <table:table-cell table:style-name="ce10" table:formula="of:=6.99*([.B$3]/1000)^2*COS(([.A134]-332)*PI()/180)" office:value-type="float" office:value="-5.45394104325046" calcext:value-type="float">
            <text:p>-5,4539</text:p>
          </table:table-cell>
          <table:table-cell table:style-name="ce10" table:formula="of:=13.24*([.B$3]/1000)^2*COS(([.A134]-148)*PI()/180)" office:value-type="float" office:value="8.18852850855372" calcext:value-type="float">
            <text:p>8,1885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,0</text:p>
          </table:table-cell>
          <table:table-cell table:style-name="ce10" office:value-type="float" office:value="-6.92382" calcext:value-type="float">
            <text:p>-6,9238</text:p>
          </table:table-cell>
          <table:table-cell table:style-name="ce10" office:value-type="float" office:value="15.311" calcext:value-type="float">
            <text:p>15,3110</text:p>
          </table:table-cell>
          <table:table-cell table:style-name="ce10" table:formula="of:=6.99*([.B$3]/1000)^2*COS(([.A135]-332)*PI()/180)" office:value-type="float" office:value="-4.94802290120226" calcext:value-type="float">
            <text:p>-4,9480</text:p>
          </table:table-cell>
          <table:table-cell table:style-name="ce10" table:formula="of:=13.24*([.B$3]/1000)^2*COS(([.A135]-148)*PI()/180)" office:value-type="float" office:value="7.21099514984691" calcext:value-type="float">
            <text:p>7,2110</text:p>
          </table:table-cell>
          <table:table-cell table:number-columns-repeated="1019"/>
        </table:table-row>
        <table:table-row table:style-name="ro1">
          <table:table-cell office:value-type="float" office:value="226.8" calcext:value-type="float">
            <text:p>226,8</text:p>
          </table:table-cell>
          <table:table-cell table:style-name="ce10" office:value-type="float" office:value="-6.24958" calcext:value-type="float">
            <text:p>-6,2496</text:p>
          </table:table-cell>
          <table:table-cell table:style-name="ce10" office:value-type="float" office:value="13.8792" calcext:value-type="float">
            <text:p>13,8792</text:p>
          </table:table-cell>
          <table:table-cell table:style-name="ce10" table:formula="of:=6.99*([.B$3]/1000)^2*COS(([.A136]-332)*PI()/180)" office:value-type="float" office:value="-4.43722165793262" calcext:value-type="float">
            <text:p>-4,4372</text:p>
          </table:table-cell>
          <table:table-cell table:style-name="ce10" table:formula="of:=13.24*([.B$3]/1000)^2*COS(([.A136]-148)*PI()/180)" office:value-type="float" office:value="6.22634540952121" calcext:value-type="float">
            <text:p>6,2263</text:p>
          </table:table-cell>
          <table:table-cell table:number-columns-repeated="1019"/>
        </table:table-row>
        <table:table-row table:style-name="ro1">
          <table:table-cell office:value-type="float" office:value="228.6" calcext:value-type="float">
            <text:p>228,6</text:p>
          </table:table-cell>
          <table:table-cell table:style-name="ce10" office:value-type="float" office:value="-5.54503" calcext:value-type="float">
            <text:p>-5,5450</text:p>
          </table:table-cell>
          <table:table-cell table:style-name="ce10" office:value-type="float" office:value="12.4398" calcext:value-type="float">
            <text:p>12,4398</text:p>
          </table:table-cell>
          <table:table-cell table:style-name="ce10" table:formula="of:=6.99*([.B$3]/1000)^2*COS(([.A137]-332)*PI()/180)" office:value-type="float" office:value="-3.92204141259887" calcext:value-type="float">
            <text:p>-3,9220</text:p>
          </table:table-cell>
          <table:table-cell table:style-name="ce10" table:formula="of:=13.24*([.B$3]/1000)^2*COS(([.A137]-148)*PI()/180)" office:value-type="float" office:value="5.2355510179921" calcext:value-type="float">
            <text:p>5,2356</text:p>
          </table:table-cell>
          <table:table-cell table:number-columns-repeated="1019"/>
        </table:table-row>
        <table:table-row table:style-name="ro1">
          <table:table-cell office:value-type="float" office:value="230.4" calcext:value-type="float">
            <text:p>230,4</text:p>
          </table:table-cell>
          <table:table-cell table:style-name="ce10" office:value-type="float" office:value="-4.85564" calcext:value-type="float">
            <text:p>-4,8556</text:p>
          </table:table-cell>
          <table:table-cell table:style-name="ce10" office:value-type="float" office:value="11.0383" calcext:value-type="float">
            <text:p>11,0383</text:p>
          </table:table-cell>
          <table:table-cell table:style-name="ce10" table:formula="of:=6.99*([.B$3]/1000)^2*COS(([.A138]-332)*PI()/180)" office:value-type="float" office:value="-3.40299058590467" calcext:value-type="float">
            <text:p>-3,4030</text:p>
          </table:table-cell>
          <table:table-cell table:style-name="ce10" table:formula="of:=13.24*([.B$3]/1000)^2*COS(([.A138]-148)*PI()/180)" office:value-type="float" office:value="4.23958976970396" calcext:value-type="float">
            <text:p>4,2396</text:p>
          </table:table-cell>
          <table:table-cell table:number-columns-repeated="1019"/>
        </table:table-row>
        <table:table-row table:style-name="ro1">
          <table:table-cell office:value-type="float" office:value="232.2" calcext:value-type="float">
            <text:p>232,2</text:p>
          </table:table-cell>
          <table:table-cell table:style-name="ce10" office:value-type="float" office:value="-4.15867" calcext:value-type="float">
            <text:p>-4,1587</text:p>
          </table:table-cell>
          <table:table-cell table:style-name="ce10" office:value-type="float" office:value="9.58376" calcext:value-type="float">
            <text:p>9,5838</text:p>
          </table:table-cell>
          <table:table-cell table:style-name="ce10" table:formula="of:=6.99*([.B$3]/1000)^2*COS(([.A139]-332)*PI()/180)" office:value-type="float" office:value="-2.88058141835023" calcext:value-type="float">
            <text:p>-2,8806</text:p>
          </table:table-cell>
          <table:table-cell table:style-name="ce10" table:formula="of:=13.24*([.B$3]/1000)^2*COS(([.A139]-148)*PI()/180)" office:value-type="float" office:value="3.23944455816502" calcext:value-type="float">
            <text:p>3,2394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,0</text:p>
          </table:table-cell>
          <table:table-cell table:style-name="ce10" office:value-type="float" office:value="-3.43897" calcext:value-type="float">
            <text:p>-3,4390</text:p>
          </table:table-cell>
          <table:table-cell table:style-name="ce10" office:value-type="float" office:value="8.10648" calcext:value-type="float">
            <text:p>8,1065</text:p>
          </table:table-cell>
          <table:table-cell table:style-name="ce10" table:formula="of:=6.99*([.B$3]/1000)^2*COS(([.A140]-332)*PI()/180)" office:value-type="float" office:value="-2.35532946471268" calcext:value-type="float">
            <text:p>-2,3553</text:p>
          </table:table-cell>
          <table:table-cell table:style-name="ce10" table:formula="of:=13.24*([.B$3]/1000)^2*COS(([.A140]-148)*PI()/180)" office:value-type="float" office:value="2.23610240595003" calcext:value-type="float">
            <text:p>2,2361</text:p>
          </table:table-cell>
          <table:table-cell table:number-columns-repeated="1019"/>
        </table:table-row>
        <table:table-row table:style-name="ro1">
          <table:table-cell office:value-type="float" office:value="235.8" calcext:value-type="float">
            <text:p>235,8</text:p>
          </table:table-cell>
          <table:table-cell table:style-name="ce10" office:value-type="float" office:value="-2.68897" calcext:value-type="float">
            <text:p>-2,6890</text:p>
          </table:table-cell>
          <table:table-cell table:style-name="ce10" office:value-type="float" office:value="6.68224" calcext:value-type="float">
            <text:p>6,6822</text:p>
          </table:table-cell>
          <table:table-cell table:style-name="ce10" table:formula="of:=6.99*([.B$3]/1000)^2*COS(([.A141]-332)*PI()/180)" office:value-type="float" office:value="-1.82775308525583" calcext:value-type="float">
            <text:p>-1,8278</text:p>
          </table:table-cell>
          <table:table-cell table:style-name="ce10" table:formula="of:=13.24*([.B$3]/1000)^2*COS(([.A141]-148)*PI()/180)" office:value-type="float" office:value="1.23055349062827" calcext:value-type="float">
            <text:p>1,2306</text:p>
          </table:table-cell>
          <table:table-cell table:number-columns-repeated="1019"/>
        </table:table-row>
        <table:table-row table:style-name="ro1">
          <table:table-cell office:value-type="float" office:value="237.6" calcext:value-type="float">
            <text:p>237,6</text:p>
          </table:table-cell>
          <table:table-cell table:style-name="ce10" office:value-type="float" office:value="-1.89351" calcext:value-type="float">
            <text:p>-1,8935</text:p>
          </table:table-cell>
          <table:table-cell table:style-name="ce10" office:value-type="float" office:value="5.20497" calcext:value-type="float">
            <text:p>5,2050</text:p>
          </table:table-cell>
          <table:table-cell table:style-name="ce10" table:formula="of:=6.99*([.B$3]/1000)^2*COS(([.A142]-332)*PI()/180)" office:value-type="float" office:value="-1.29837293417114" calcext:value-type="float">
            <text:p>-1,2984</text:p>
          </table:table-cell>
          <table:table-cell table:style-name="ce10" table:formula="of:=13.24*([.B$3]/1000)^2*COS(([.A142]-148)*PI()/180)" office:value-type="float" office:value="0.223790167577817" calcext:value-type="float">
            <text:p>0,2238</text:p>
          </table:table-cell>
          <table:table-cell table:number-columns-repeated="1019"/>
        </table:table-row>
        <table:table-row table:style-name="ro1">
          <table:table-cell office:value-type="float" office:value="239.4" calcext:value-type="float">
            <text:p>239,4</text:p>
          </table:table-cell>
          <table:table-cell table:style-name="ce10" office:value-type="float" office:value="-1.14351" calcext:value-type="float">
            <text:p>-1,1435</text:p>
          </table:table-cell>
          <table:table-cell table:style-name="ce10" office:value-type="float" office:value="3.72012" calcext:value-type="float">
            <text:p>3,7201</text:p>
          </table:table-cell>
          <table:table-cell table:style-name="ce10" table:formula="of:=6.99*([.B$3]/1000)^2*COS(([.A143]-332)*PI()/180)" office:value-type="float" office:value="-0.767711445754886" calcext:value-type="float">
            <text:p>-0,7677</text:p>
          </table:table-cell>
          <table:table-cell table:style-name="ce10" table:formula="of:=13.24*([.B$3]/1000)^2*COS(([.A143]-148)*PI()/180)" office:value-type="float" office:value="-0.783194009349538" calcext:value-type="float">
            <text:p>-0,7832</text:p>
          </table:table-cell>
          <table:table-cell table:number-columns-repeated="1019"/>
        </table:table-row>
        <table:table-row table:style-name="ro1">
          <table:table-cell office:value-type="float" office:value="241.2" calcext:value-type="float">
            <text:p>241,2</text:p>
          </table:table-cell>
          <table:table-cell table:style-name="ce10" office:value-type="float" office:value="-0.385939" calcext:value-type="float">
            <text:p>-0,3859</text:p>
          </table:table-cell>
          <table:table-cell table:style-name="ce10" office:value-type="float" office:value="2.24285" calcext:value-type="float">
            <text:p>2,2429</text:p>
          </table:table-cell>
          <table:table-cell table:style-name="ce10" table:formula="of:=6.99*([.B$3]/1000)^2*COS(([.A144]-332)*PI()/180)" office:value-type="float" office:value="-0.236292318828601" calcext:value-type="float">
            <text:p>-0,2363</text:p>
          </table:table-cell>
          <table:table-cell table:style-name="ce10" table:formula="of:=13.24*([.B$3]/1000)^2*COS(([.A144]-148)*PI()/180)" office:value-type="float" office:value="-1.78940526834581" calcext:value-type="float">
            <text:p>-1,7894</text:p>
          </table:table-cell>
          <table:table-cell table:number-columns-repeated="1019"/>
        </table:table-row>
        <table:table-row table:style-name="ro1">
          <table:table-cell office:value-type="float" office:value="243" calcext:value-type="float">
            <text:p>243,0</text:p>
          </table:table-cell>
          <table:table-cell table:style-name="ce10" office:value-type="float" office:value="0.394364" calcext:value-type="float">
            <text:p>0,3944</text:p>
          </table:table-cell>
          <table:table-cell table:style-name="ce10" office:value-type="float" office:value="0.765576" calcext:value-type="float">
            <text:p>0,7656</text:p>
          </table:table-cell>
          <table:table-cell table:style-name="ce10" table:formula="of:=6.99*([.B$3]/1000)^2*COS(([.A145]-332)*PI()/180)" office:value-type="float" office:value="0.29536000008845" calcext:value-type="float">
            <text:p>0,2954</text:p>
          </table:table-cell>
          <table:table-cell table:style-name="ce10" table:formula="of:=13.24*([.B$3]/1000)^2*COS(([.A145]-148)*PI()/180)" office:value-type="float" office:value="-2.79385060037977" calcext:value-type="float">
            <text:p>-2,7939</text:p>
          </table:table-cell>
          <table:table-cell table:number-columns-repeated="1019"/>
        </table:table-row>
        <table:table-row table:style-name="ro1">
          <table:table-cell office:value-type="float" office:value="244.8" calcext:value-type="float">
            <text:p>244,8</text:p>
          </table:table-cell>
          <table:table-cell table:style-name="ce10" office:value-type="float" office:value="1.18224" calcext:value-type="float">
            <text:p>1,1822</text:p>
          </table:table-cell>
          <table:table-cell table:style-name="ce10" office:value-type="float" office:value="-0.711696" calcext:value-type="float">
            <text:p>-0,7117</text:p>
          </table:table-cell>
          <table:table-cell table:style-name="ce10" table:formula="of:=6.99*([.B$3]/1000)^2*COS(([.A146]-332)*PI()/180)" office:value-type="float" office:value="0.826720834344671" calcext:value-type="float">
            <text:p>0,8267</text:p>
          </table:table-cell>
          <table:table-cell table:style-name="ce10" table:formula="of:=13.24*([.B$3]/1000)^2*COS(([.A146]-148)*PI()/180)" office:value-type="float" office:value="-3.79553873917681" calcext:value-type="float">
            <text:p>-3,7955</text:p>
          </table:table-cell>
          <table:table-cell table:number-columns-repeated="1019"/>
        </table:table-row>
        <table:table-row table:style-name="ro1">
          <table:table-cell office:value-type="float" office:value="246.6" calcext:value-type="float">
            <text:p>246,6</text:p>
          </table:table-cell>
          <table:table-cell table:style-name="ce10" office:value-type="float" office:value="1.94739" calcext:value-type="float">
            <text:p>1,9474</text:p>
          </table:table-cell>
          <table:table-cell table:style-name="ce10" office:value-type="float" office:value="-2.23442" calcext:value-type="float">
            <text:p>-2,2344</text:p>
          </table:table-cell>
          <table:table-cell table:style-name="ce10" table:formula="of:=6.99*([.B$3]/1000)^2*COS(([.A147]-332)*PI()/180)" office:value-type="float" office:value="1.35726579494859" calcext:value-type="float">
            <text:p>1,3573</text:p>
          </table:table-cell>
          <table:table-cell table:style-name="ce10" table:formula="of:=13.24*([.B$3]/1000)^2*COS(([.A147]-148)*PI()/180)" office:value-type="float" office:value="-4.79348113947921" calcext:value-type="float">
            <text:p>-4,7935</text:p>
          </table:table-cell>
          <table:table-cell table:number-columns-repeated="1019"/>
        </table:table-row>
        <table:table-row table:style-name="ro1">
          <table:table-cell office:value-type="float" office:value="248.4" calcext:value-type="float">
            <text:p>248,4</text:p>
          </table:table-cell>
          <table:table-cell table:style-name="ce10" office:value-type="float" office:value="2.67467" calcext:value-type="float">
            <text:p>2,6747</text:p>
          </table:table-cell>
          <table:table-cell table:style-name="ce10" office:value-type="float" office:value="-3.73442" calcext:value-type="float">
            <text:p>-3,7344</text:p>
          </table:table-cell>
          <table:table-cell table:style-name="ce10" table:formula="of:=6.99*([.B$3]/1000)^2*COS(([.A148]-332)*PI()/180)" office:value-type="float" office:value="1.8864712980776" calcext:value-type="float">
            <text:p>1,8865</text:p>
          </table:table-cell>
          <table:table-cell table:style-name="ce10" table:formula="of:=13.24*([.B$3]/1000)^2*COS(([.A148]-148)*PI()/180)" office:value-type="float" office:value="-5.78669295262096" calcext:value-type="float">
            <text:p>-5,7867</text:p>
          </table:table-cell>
          <table:table-cell table:number-columns-repeated="1019"/>
        </table:table-row>
        <table:table-row table:style-name="ro1">
          <table:table-cell office:value-type="float" office:value="250.2" calcext:value-type="float">
            <text:p>250,2</text:p>
          </table:table-cell>
          <table:table-cell table:style-name="ce10" office:value-type="float" office:value="3.47012" calcext:value-type="float">
            <text:p>3,4701</text:p>
          </table:table-cell>
          <table:table-cell table:style-name="ce10" office:value-type="float" office:value="-5.25715" calcext:value-type="float">
            <text:p>-5,2572</text:p>
          </table:table-cell>
          <table:table-cell table:style-name="ce10" table:formula="of:=6.99*([.B$3]/1000)^2*COS(([.A149]-332)*PI()/180)" office:value-type="float" office:value="2.41381508179183" calcext:value-type="float">
            <text:p>2,4138</text:p>
          </table:table-cell>
          <table:table-cell table:style-name="ce10" table:formula="of:=13.24*([.B$3]/1000)^2*COS(([.A149]-148)*PI()/180)" office:value-type="float" office:value="-6.77419399845437" calcext:value-type="float">
            <text:p>-6,7742</text:p>
          </table:table-cell>
          <table:table-cell table:number-columns-repeated="1019"/>
        </table:table-row>
        <table:table-row table:style-name="ro1">
          <table:table-cell office:value-type="float" office:value="252" calcext:value-type="float">
            <text:p>252,0</text:p>
          </table:table-cell>
          <table:table-cell table:style-name="ce10" office:value-type="float" office:value="4.21255" calcext:value-type="float">
            <text:p>4,2126</text:p>
          </table:table-cell>
          <table:table-cell table:style-name="ce10" office:value-type="float" office:value="-6.742" calcext:value-type="float">
            <text:p>-6,7420</text:p>
          </table:table-cell>
          <table:table-cell table:style-name="ce10" table:formula="of:=6.99*([.B$3]/1000)^2*COS(([.A150]-332)*PI()/180)" office:value-type="float" office:value="2.93877672144377" calcext:value-type="float">
            <text:p>2,9388</text:p>
          </table:table-cell>
          <table:table-cell table:style-name="ce10" table:formula="of:=13.24*([.B$3]/1000)^2*COS(([.A150]-148)*PI()/180)" office:value-type="float" office:value="-7.75500973266967" calcext:value-type="float">
            <text:p>-7,7550</text:p>
          </table:table-cell>
          <table:table-cell table:number-columns-repeated="1019"/>
        </table:table-row>
        <table:table-row table:style-name="ro1">
          <table:table-cell office:value-type="float" office:value="253.8" calcext:value-type="float">
            <text:p>253,8</text:p>
          </table:table-cell>
          <table:table-cell table:style-name="ce10" office:value-type="float" office:value="4.98527" calcext:value-type="float">
            <text:p>4,9853</text:p>
          </table:table-cell>
          <table:table-cell table:style-name="ce10" office:value-type="float" office:value="-8.21927" calcext:value-type="float">
            <text:p>-8,2193</text:p>
          </table:table-cell>
          <table:table-cell table:style-name="ce10" table:formula="of:=6.99*([.B$3]/1000)^2*COS(([.A151]-332)*PI()/180)" office:value-type="float" office:value="3.46083814327446" calcext:value-type="float">
            <text:p>3,4608</text:p>
          </table:table-cell>
          <table:table-cell table:style-name="ce10" table:formula="of:=13.24*([.B$3]/1000)^2*COS(([.A151]-148)*PI()/180)" office:value-type="float" office:value="-8.72817220855248" calcext:value-type="float">
            <text:p>-8,7282</text:p>
          </table:table-cell>
          <table:table-cell table:number-columns-repeated="1019"/>
        </table:table-row>
        <table:table-row table:style-name="ro1">
          <table:table-cell office:value-type="float" office:value="255.6" calcext:value-type="float">
            <text:p>255,6</text:p>
          </table:table-cell>
          <table:table-cell table:style-name="ce10" office:value-type="float" office:value="5.67467" calcext:value-type="float">
            <text:p>5,6747</text:p>
          </table:table-cell>
          <table:table-cell table:style-name="ce10" office:value-type="float" office:value="-9.72685" calcext:value-type="float">
            <text:p>-9,7269</text:p>
          </table:table-cell>
          <table:table-cell table:style-name="ce10" table:formula="of:=6.99*([.B$3]/1000)^2*COS(([.A152]-332)*PI()/180)" office:value-type="float" office:value="3.97948413568978" calcext:value-type="float">
            <text:p>3,9795</text:p>
          </table:table-cell>
          <table:table-cell table:style-name="ce10" table:formula="of:=13.24*([.B$3]/1000)^2*COS(([.A152]-148)*PI()/180)" office:value-type="float" office:value="-9.69272103223046" calcext:value-type="float">
            <text:p>-9,6927</text:p>
          </table:table-cell>
          <table:table-cell table:number-columns-repeated="1019"/>
        </table:table-row>
        <table:table-row table:style-name="ro1">
          <table:table-cell office:value-type="float" office:value="257.4" calcext:value-type="float">
            <text:p>257,4</text:p>
          </table:table-cell>
          <table:table-cell table:style-name="ce10" office:value-type="float" office:value="6.37921" calcext:value-type="float">
            <text:p>6,3792</text:p>
          </table:table-cell>
          <table:table-cell table:style-name="ce10" office:value-type="float" office:value="-11.2496" calcext:value-type="float">
            <text:p>-11,2496</text:p>
          </table:table-cell>
          <table:table-cell table:style-name="ce10" table:formula="of:=6.99*([.B$3]/1000)^2*COS(([.A153]-332)*PI()/180)" office:value-type="float" office:value="4.49420285771211" calcext:value-type="float">
            <text:p>4,4942</text:p>
          </table:table-cell>
          <table:table-cell table:style-name="ce10" table:formula="of:=13.24*([.B$3]/1000)^2*COS(([.A153]-148)*PI()/180)" office:value-type="float" office:value="-10.647704310466" calcext:value-type="float">
            <text:p>-10,6477</text:p>
          </table:table-cell>
          <table:table-cell table:number-columns-repeated="1019"/>
        </table:table-row>
        <table:table-row table:style-name="ro1">
          <table:table-cell office:value-type="float" office:value="259.2" calcext:value-type="float">
            <text:p>259,2</text:p>
          </table:table-cell>
          <table:table-cell table:style-name="ce10" office:value-type="float" office:value="7.06861" calcext:value-type="float">
            <text:p>7,0686</text:p>
          </table:table-cell>
          <table:table-cell table:style-name="ce10" office:value-type="float" office:value="-12.742" calcext:value-type="float">
            <text:p>-12,7420</text:p>
          </table:table-cell>
          <table:table-cell table:style-name="ce10" table:formula="of:=6.99*([.B$3]/1000)^2*COS(([.A154]-332)*PI()/180)" office:value-type="float" office:value="5.00448634410559" calcext:value-type="float">
            <text:p>5,0045</text:p>
          </table:table-cell>
          <table:table-cell table:style-name="ce10" table:formula="of:=13.24*([.B$3]/1000)^2*COS(([.A154]-148)*PI()/180)" office:value-type="float" office:value="-11.5921795900601" calcext:value-type="float">
            <text:p>-11,5922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,0</text:p>
          </table:table-cell>
          <table:table-cell table:style-name="ce10" office:value-type="float" office:value="7.75042" calcext:value-type="float">
            <text:p>7,7504</text:p>
          </table:table-cell>
          <table:table-cell table:style-name="ce10" office:value-type="float" office:value="-14.2193" calcext:value-type="float">
            <text:p>-14,2193</text:p>
          </table:table-cell>
          <table:table-cell table:style-name="ce10" table:formula="of:=6.99*([.B$3]/1000)^2*COS(([.A155]-332)*PI()/180)" office:value-type="float" office:value="5.50983100667638" calcext:value-type="float">
            <text:p>5,5098</text:p>
          </table:table-cell>
          <table:table-cell table:style-name="ce10" table:formula="of:=13.24*([.B$3]/1000)^2*COS(([.A155]-148)*PI()/180)" office:value-type="float" office:value="-12.5252147879395" calcext:value-type="float">
            <text:p>-12,5252</text:p>
          </table:table-cell>
          <table:table-cell table:number-columns-repeated="1019"/>
        </table:table-row>
        <table:table-row table:style-name="ro1">
          <table:table-cell office:value-type="float" office:value="262.8" calcext:value-type="float">
            <text:p>262,8</text:p>
          </table:table-cell>
          <table:table-cell table:style-name="ce10" office:value-type="float" office:value="8.39436" calcext:value-type="float">
            <text:p>8,3944</text:p>
          </table:table-cell>
          <table:table-cell table:style-name="ce10" office:value-type="float" office:value="-15.689" calcext:value-type="float">
            <text:p>-15,6890</text:p>
          </table:table-cell>
          <table:table-cell table:style-name="ce10" table:formula="of:=6.99*([.B$3]/1000)^2*COS(([.A156]-332)*PI()/180)" office:value-type="float" office:value="6.00973813125355" calcext:value-type="float">
            <text:p>6,0097</text:p>
          </table:table-cell>
          <table:table-cell table:style-name="ce10" table:formula="of:=13.24*([.B$3]/1000)^2*COS(([.A156]-148)*PI()/180)" office:value-type="float" office:value="-13.4458891110108" calcext:value-type="float">
            <text:p>-13,4459</text:p>
          </table:table-cell>
          <table:table-cell table:number-columns-repeated="1019"/>
        </table:table-row>
        <table:table-row table:style-name="ro1">
          <table:table-cell office:value-type="float" office:value="264.6" calcext:value-type="float">
            <text:p>264,6</text:p>
          </table:table-cell>
          <table:table-cell table:style-name="ce10" office:value-type="float" office:value="9.03073" calcext:value-type="float">
            <text:p>9,0307</text:p>
          </table:table-cell>
          <table:table-cell table:style-name="ce10" office:value-type="float" office:value="-17.1965" calcext:value-type="float">
            <text:p>-17,1965</text:p>
          </table:table-cell>
          <table:table-cell table:style-name="ce10" table:formula="of:=6.99*([.B$3]/1000)^2*COS(([.A157]-332)*PI()/180)" office:value-type="float" office:value="6.50371436985964" calcext:value-type="float">
            <text:p>6,5037</text:p>
          </table:table-cell>
          <table:table-cell table:style-name="ce10" table:formula="of:=13.24*([.B$3]/1000)^2*COS(([.A157]-148)*PI()/180)" office:value-type="float" office:value="-14.3532939648714" calcext:value-type="float">
            <text:p>-14,3533</text:p>
          </table:table-cell>
          <table:table-cell table:number-columns-repeated="1019"/>
        </table:table-row>
        <table:table-row table:style-name="ro1">
          <table:table-cell office:value-type="float" office:value="266.4" calcext:value-type="float">
            <text:p>266,4</text:p>
          </table:table-cell>
          <table:table-cell table:style-name="ce10" office:value-type="float" office:value="9.65951" calcext:value-type="float">
            <text:p>9,6595</text:p>
          </table:table-cell>
          <table:table-cell table:style-name="ce10" office:value-type="float" office:value="-18.6284" calcext:value-type="float">
            <text:p>-18,6284</text:p>
          </table:table-cell>
          <table:table-cell table:style-name="ce10" table:formula="of:=6.99*([.B$3]/1000)^2*COS(([.A158]-332)*PI()/180)" office:value-type="float" office:value="6.99127222758562" calcext:value-type="float">
            <text:p>6,9913</text:p>
          </table:table-cell>
          <table:table-cell table:style-name="ce10" table:formula="of:=13.24*([.B$3]/1000)^2*COS(([.A158]-148)*PI()/180)" office:value-type="float" office:value="-15.2465338504828" calcext:value-type="float">
            <text:p>-15,2465</text:p>
          </table:table-cell>
          <table:table-cell table:number-columns-repeated="1019"/>
        </table:table-row>
        <table:table-row table:style-name="ro1">
          <table:table-cell office:value-type="float" office:value="268.2" calcext:value-type="float">
            <text:p>268,2</text:p>
          </table:table-cell>
          <table:table-cell table:style-name="ce10" office:value-type="float" office:value="10.3641" calcext:value-type="float">
            <text:p>10,3641</text:p>
          </table:table-cell>
          <table:table-cell table:style-name="ce10" office:value-type="float" office:value="-20.0829" calcext:value-type="float">
            <text:p>-20,0829</text:p>
          </table:table-cell>
          <table:table-cell table:style-name="ce10" table:formula="of:=6.99*([.B$3]/1000)^2*COS(([.A159]-332)*PI()/180)" office:value-type="float" office:value="7.47193054368951" calcext:value-type="float">
            <text:p>7,4719</text:p>
          </table:table-cell>
          <table:table-cell table:style-name="ce10" table:formula="of:=13.24*([.B$3]/1000)^2*COS(([.A159]-148)*PI()/180)" office:value-type="float" office:value="-16.1247272479201" calcext:value-type="float">
            <text:p>-16,1247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,0</text:p>
          </table:table-cell>
          <table:table-cell table:style-name="ce10" office:value-type="float" office:value="10.8944" calcext:value-type="float">
            <text:p>10,8944</text:p>
          </table:table-cell>
          <table:table-cell table:style-name="ce10" office:value-type="float" office:value="-21.492" calcext:value-type="float">
            <text:p>-21,4920</text:p>
          </table:table-cell>
          <table:table-cell table:style-name="ce10" table:formula="of:=6.99*([.B$3]/1000)^2*COS(([.A160]-332)*PI()/180)" office:value-type="float" office:value="7.94521496644389" calcext:value-type="float">
            <text:p>7,9452</text:p>
          </table:table-cell>
          <table:table-cell table:style-name="ce10" table:formula="of:=13.24*([.B$3]/1000)^2*COS(([.A160]-148)*PI()/180)" office:value-type="float" office:value="-16.9870074863257" calcext:value-type="float">
            <text:p>-16,9870</text:p>
          </table:table-cell>
          <table:table-cell table:number-columns-repeated="1019"/>
        </table:table-row>
        <table:table-row table:style-name="ro1">
          <table:table-cell office:value-type="float" office:value="271.8" calcext:value-type="float">
            <text:p>271,8</text:p>
          </table:table-cell>
          <table:table-cell table:style-name="ce10" office:value-type="float" office:value="11.4625" calcext:value-type="float">
            <text:p>11,4625</text:p>
          </table:table-cell>
          <table:table-cell table:style-name="ce10" office:value-type="float" office:value="-22.9163" calcext:value-type="float">
            <text:p>-22,9163</text:p>
          </table:table-cell>
          <table:table-cell table:style-name="ce10" table:formula="of:=6.99*([.B$3]/1000)^2*COS(([.A161]-332)*PI()/180)" office:value-type="float" office:value="8.41065842126382" calcext:value-type="float">
            <text:p>8,4107</text:p>
          </table:table-cell>
          <table:table-cell table:style-name="ce10" table:formula="of:=13.24*([.B$3]/1000)^2*COS(([.A161]-148)*PI()/180)" office:value-type="float" office:value="-17.8325235992085" calcext:value-type="float">
            <text:p>-17,8325</text:p>
          </table:table-cell>
          <table:table-cell table:number-columns-repeated="1019"/>
        </table:table-row>
        <table:table-row table:style-name="ro1">
          <table:table-cell office:value-type="float" office:value="273.6" calcext:value-type="float">
            <text:p>273,6</text:p>
          </table:table-cell>
          <table:table-cell table:style-name="ce10" office:value-type="float" office:value="12.0686" calcext:value-type="float">
            <text:p>12,0686</text:p>
          </table:table-cell>
          <table:table-cell table:style-name="ce10" office:value-type="float" office:value="-24.295" calcext:value-type="float">
            <text:p>-24,2950</text:p>
          </table:table-cell>
          <table:table-cell table:style-name="ce10" table:formula="of:=6.99*([.B$3]/1000)^2*COS(([.A162]-332)*PI()/180)" office:value-type="float" office:value="8.86780157165305" calcext:value-type="float">
            <text:p>8,8678</text:p>
          </table:table-cell>
          <table:table-cell table:style-name="ce10" table:formula="of:=13.24*([.B$3]/1000)^2*COS(([.A162]-148)*PI()/180)" office:value-type="float" office:value="-18.6604411642456" calcext:value-type="float">
            <text:p>-18,6604</text:p>
          </table:table-cell>
          <table:table-cell table:number-columns-repeated="1019"/>
        </table:table-row>
        <table:table-row table:style-name="ro1">
          <table:table-cell office:value-type="float" office:value="275.4" calcext:value-type="float">
            <text:p>275,4</text:p>
          </table:table-cell>
          <table:table-cell table:style-name="ce10" office:value-type="float" office:value="12.6368" calcext:value-type="float">
            <text:p>12,6368</text:p>
          </table:table-cell>
          <table:table-cell table:style-name="ce10" office:value-type="float" office:value="-25.6435" calcext:value-type="float">
            <text:p>-25,6435</text:p>
          </table:table-cell>
          <table:table-cell table:style-name="ce10" table:formula="of:=6.99*([.B$3]/1000)^2*COS(([.A163]-332)*PI()/180)" office:value-type="float" office:value="9.31619327251371" calcext:value-type="float">
            <text:p>9,3162</text:p>
          </table:table-cell>
          <table:table-cell table:style-name="ce10" table:formula="of:=13.24*([.B$3]/1000)^2*COS(([.A163]-148)*PI()/180)" office:value-type="float" office:value="-19.4699431267558" calcext:value-type="float">
            <text:p>-19,4699</text:p>
          </table:table-cell>
          <table:table-cell table:number-columns-repeated="1019"/>
        </table:table-row>
        <table:table-row table:style-name="ro1">
          <table:table-cell office:value-type="float" office:value="277.2" calcext:value-type="float">
            <text:p>277,2</text:p>
          </table:table-cell>
          <table:table-cell table:style-name="ce10" office:value-type="float" office:value="13.205" calcext:value-type="float">
            <text:p>13,2050</text:p>
          </table:table-cell>
          <table:table-cell table:style-name="ce10" office:value-type="float" office:value="-26.9466" calcext:value-type="float">
            <text:p>-26,9466</text:p>
          </table:table-cell>
          <table:table-cell table:style-name="ce10" table:formula="of:=6.99*([.B$3]/1000)^2*COS(([.A164]-332)*PI()/180)" office:value-type="float" office:value="9.75539101537206" calcext:value-type="float">
            <text:p>9,7554</text:p>
          </table:table-cell>
          <table:table-cell table:style-name="ce10" table:formula="of:=13.24*([.B$3]/1000)^2*COS(([.A164]-148)*PI()/180)" office:value-type="float" office:value="-20.2602306060348" calcext:value-type="float">
            <text:p>-20,2602</text:p>
          </table:table-cell>
          <table:table-cell table:number-columns-repeated="1019"/>
        </table:table-row>
        <table:table-row table:style-name="ro1">
          <table:table-cell office:value-type="float" office:value="279" calcext:value-type="float">
            <text:p>279,0</text:p>
          </table:table-cell>
          <table:table-cell table:style-name="ce10" office:value-type="float" office:value="13.7656" calcext:value-type="float">
            <text:p>13,7656</text:p>
          </table:table-cell>
          <table:table-cell table:style-name="ce10" office:value-type="float" office:value="-28.2647" calcext:value-type="float">
            <text:p>-28,2647</text:p>
          </table:table-cell>
          <table:table-cell table:style-name="ce10" table:formula="of:=6.99*([.B$3]/1000)^2*COS(([.A165]-332)*PI()/180)" office:value-type="float" office:value="10.1849613650809" calcext:value-type="float">
            <text:p>10,1850</text:p>
          </table:table-cell>
          <table:table-cell table:style-name="ce10" table:formula="of:=13.24*([.B$3]/1000)^2*COS(([.A165]-148)*PI()/180)" office:value-type="float" office:value="-21.0305236837528" calcext:value-type="float">
            <text:p>-21,0305</text:p>
          </table:table-cell>
          <table:table-cell table:number-columns-repeated="1019"/>
        </table:table-row>
        <table:table-row table:style-name="ro1">
          <table:table-cell office:value-type="float" office:value="280.8" calcext:value-type="float">
            <text:p>280,8</text:p>
          </table:table-cell>
          <table:table-cell table:style-name="ce10" office:value-type="float" office:value="14.2731" calcext:value-type="float">
            <text:p>14,2731</text:p>
          </table:table-cell>
          <table:table-cell table:style-name="ce10" office:value-type="float" office:value="-29.5375" calcext:value-type="float">
            <text:p>-29,5375</text:p>
          </table:table-cell>
          <table:table-cell table:style-name="ce10" table:formula="of:=6.99*([.B$3]/1000)^2*COS(([.A166]-332)*PI()/180)" office:value-type="float" office:value="10.6044803875676" calcext:value-type="float">
            <text:p>10,6045</text:p>
          </table:table-cell>
          <table:table-cell table:style-name="ce10" table:formula="of:=13.24*([.B$3]/1000)^2*COS(([.A166]-148)*PI()/180)" office:value-type="float" office:value="-21.7800621736409" calcext:value-type="float">
            <text:p>-21,7801</text:p>
          </table:table-cell>
          <table:table-cell table:number-columns-repeated="1019"/>
        </table:table-row>
        <table:table-row table:style-name="ro1">
          <table:table-cell office:value-type="float" office:value="282.6" calcext:value-type="float">
            <text:p>282,6</text:p>
          </table:table-cell>
          <table:table-cell table:style-name="ce10" office:value-type="float" office:value="14.8262" calcext:value-type="float">
            <text:p>14,8262</text:p>
          </table:table-cell>
          <table:table-cell table:style-name="ce10" office:value-type="float" office:value="-30.7572" calcext:value-type="float">
            <text:p>-30,7572</text:p>
          </table:table-cell>
          <table:table-cell table:style-name="ce10" table:formula="of:=6.99*([.B$3]/1000)^2*COS(([.A167]-332)*PI()/180)" office:value-type="float" office:value="11.0135340682063" calcext:value-type="float">
            <text:p>11,0135</text:p>
          </table:table-cell>
          <table:table-cell table:style-name="ce10" table:formula="of:=13.24*([.B$3]/1000)^2*COS(([.A167]-148)*PI()/180)" office:value-type="float" office:value="-22.5081063717024" calcext:value-type="float">
            <text:p>-22,5081</text:p>
          </table:table-cell>
          <table:table-cell table:number-columns-repeated="1019"/>
        </table:table-row>
        <table:table-row table:style-name="ro1">
          <table:table-cell office:value-type="float" office:value="284.4" calcext:value-type="float">
            <text:p>284,4</text:p>
          </table:table-cell>
          <table:table-cell table:style-name="ce10" office:value-type="float" office:value="15.3565" calcext:value-type="float">
            <text:p>15,3565</text:p>
          </table:table-cell>
          <table:table-cell table:style-name="ce10" office:value-type="float" office:value="-31.9541" calcext:value-type="float">
            <text:p>-31,9541</text:p>
          </table:table-cell>
          <table:table-cell table:style-name="ce10" table:formula="of:=6.99*([.B$3]/1000)^2*COS(([.A168]-332)*PI()/180)" office:value-type="float" office:value="11.4117187203997" calcext:value-type="float">
            <text:p>11,4117</text:p>
          </table:table-cell>
          <table:table-cell table:style-name="ce10" table:formula="of:=13.24*([.B$3]/1000)^2*COS(([.A168]-148)*PI()/180)" office:value-type="float" office:value="-23.2139377862116" calcext:value-type="float">
            <text:p>-23,2139</text:p>
          </table:table-cell>
          <table:table-cell table:number-columns-repeated="1019"/>
        </table:table-row>
        <table:table-row table:style-name="ro1">
          <table:table-cell office:value-type="float" office:value="286.2" calcext:value-type="float">
            <text:p>286,2</text:p>
          </table:table-cell>
          <table:table-cell table:style-name="ce10" office:value-type="float" office:value="15.8716" calcext:value-type="float">
            <text:p>15,8716</text:p>
          </table:table-cell>
          <table:table-cell table:style-name="ce10" office:value-type="float" office:value="-33.136" calcext:value-type="float">
            <text:p>-33,1360</text:p>
          </table:table-cell>
          <table:table-cell table:style-name="ce10" table:formula="of:=6.99*([.B$3]/1000)^2*COS(([.A169]-332)*PI()/180)" office:value-type="float" office:value="11.7986413839696" calcext:value-type="float">
            <text:p>11,7986</text:p>
          </table:table-cell>
          <table:table-cell table:style-name="ce10" table:formula="of:=13.24*([.B$3]/1000)^2*COS(([.A169]-148)*PI()/180)" office:value-type="float" office:value="-23.8968598467785" calcext:value-type="float">
            <text:p>-23,8969</text:p>
          </table:table-cell>
          <table:table-cell table:number-columns-repeated="1019"/>
        </table:table-row>
        <table:table-row table:style-name="ro1">
          <table:table-cell office:value-type="float" office:value="288" calcext:value-type="float">
            <text:p>288,0</text:p>
          </table:table-cell>
          <table:table-cell table:style-name="ce10" office:value-type="float" office:value="16.3792" calcext:value-type="float">
            <text:p>16,3792</text:p>
          </table:table-cell>
          <table:table-cell table:style-name="ce10" office:value-type="float" office:value="-34.242" calcext:value-type="float">
            <text:p>-34,2420</text:p>
          </table:table-cell>
          <table:table-cell table:style-name="ce10" table:formula="of:=6.99*([.B$3]/1000)^2*COS(([.A170]-332)*PI()/180)" office:value-type="float" office:value="12.1739202129607" calcext:value-type="float">
            <text:p>12,1739</text:p>
          </table:table-cell>
          <table:table-cell table:style-name="ce10" table:formula="of:=13.24*([.B$3]/1000)^2*COS(([.A170]-148)*PI()/180)" office:value-type="float" office:value="-24.5561985917795" calcext:value-type="float">
            <text:p>-24,5562</text:p>
          </table:table-cell>
          <table:table-cell table:number-columns-repeated="1019"/>
        </table:table-row>
        <table:table-row table:style-name="ro1">
          <table:table-cell office:value-type="float" office:value="289.8" calcext:value-type="float">
            <text:p>289,8</text:p>
          </table:table-cell>
          <table:table-cell table:style-name="ce10" office:value-type="float" office:value="16.8792" calcext:value-type="float">
            <text:p>16,8792</text:p>
          </table:table-cell>
          <table:table-cell table:style-name="ce10" office:value-type="float" office:value="-35.3254" calcext:value-type="float">
            <text:p>-35,3254</text:p>
          </table:table-cell>
          <table:table-cell table:style-name="ce10" table:formula="of:=6.99*([.B$3]/1000)^2*COS(([.A171]-332)*PI()/180)" office:value-type="float" office:value="12.5371848524769" calcext:value-type="float">
            <text:p>12,5372</text:p>
          </table:table-cell>
          <table:table-cell table:style-name="ce10" table:formula="of:=13.24*([.B$3]/1000)^2*COS(([.A171]-148)*PI()/180)" office:value-type="float" office:value="-25.1913033334762" calcext:value-type="float">
            <text:p>-25,1913</text:p>
          </table:table-cell>
          <table:table-cell table:number-columns-repeated="1019"/>
        </table:table-row>
        <table:table-row table:style-name="ro1">
          <table:table-cell office:value-type="float" office:value="291.6" calcext:value-type="float">
            <text:p>291,6</text:p>
          </table:table-cell>
          <table:table-cell table:style-name="ce10" office:value-type="float" office:value="17.4019" calcext:value-type="float">
            <text:p>17,4019</text:p>
          </table:table-cell>
          <table:table-cell table:style-name="ce10" office:value-type="float" office:value="-36.3481" calcext:value-type="float">
            <text:p>-36,3481</text:p>
          </table:table-cell>
          <table:table-cell table:style-name="ce10" table:formula="of:=6.99*([.B$3]/1000)^2*COS(([.A172]-332)*PI()/180)" office:value-type="float" office:value="12.8880768041763" calcext:value-type="float">
            <text:p>12,8881</text:p>
          </table:table-cell>
          <table:table-cell table:style-name="ce10" table:formula="of:=13.24*([.B$3]/1000)^2*COS(([.A172]-148)*PI()/180)" office:value-type="float" office:value="-25.8015473001656" calcext:value-type="float">
            <text:p>-25,8015</text:p>
          </table:table-cell>
          <table:table-cell table:number-columns-repeated="1019"/>
        </table:table-row>
        <table:table-row table:style-name="ro1">
          <table:table-cell office:value-type="float" office:value="293.4" calcext:value-type="float">
            <text:p>293,4</text:p>
          </table:table-cell>
          <table:table-cell table:style-name="ce10" office:value-type="float" office:value="17.8489" calcext:value-type="float">
            <text:p>17,8489</text:p>
          </table:table-cell>
          <table:table-cell table:style-name="ce10" office:value-type="float" office:value="-37.3254" calcext:value-type="float">
            <text:p>-37,3254</text:p>
          </table:table-cell>
          <table:table-cell table:style-name="ce10" table:formula="of:=6.99*([.B$3]/1000)^2*COS(([.A173]-332)*PI()/180)" office:value-type="float" office:value="13.2262497800664" calcext:value-type="float">
            <text:p>13,2262</text:p>
          </table:table-cell>
          <table:table-cell table:style-name="ce10" table:formula="of:=13.24*([.B$3]/1000)^2*COS(([.A173]-148)*PI()/180)" office:value-type="float" office:value="-26.3863282547284" calcext:value-type="float">
            <text:p>-26,3863</text:p>
          </table:table-cell>
          <table:table-cell table:number-columns-repeated="1019"/>
        </table:table-row>
        <table:table-row table:style-name="ro1">
          <table:table-cell office:value-type="float" office:value="295.2" calcext:value-type="float">
            <text:p>295,2</text:p>
          </table:table-cell>
          <table:table-cell table:style-name="ce10" office:value-type="float" office:value="18.311" calcext:value-type="float">
            <text:p>18,3110</text:p>
          </table:table-cell>
          <table:table-cell table:style-name="ce10" office:value-type="float" office:value="-38.2648" calcext:value-type="float">
            <text:p>-38,2648</text:p>
          </table:table-cell>
          <table:table-cell table:style-name="ce10" table:formula="of:=6.99*([.B$3]/1000)^2*COS(([.A174]-332)*PI()/180)" office:value-type="float" office:value="13.551370044248" calcext:value-type="float">
            <text:p>13,5514</text:p>
          </table:table-cell>
          <table:table-cell table:style-name="ce10" table:formula="of:=13.24*([.B$3]/1000)^2*COS(([.A174]-148)*PI()/180)" office:value-type="float" office:value="-26.9450690889637" calcext:value-type="float">
            <text:p>-26,9451</text:p>
          </table:table-cell>
          <table:table-cell table:number-columns-repeated="1019"/>
        </table:table-row>
        <table:table-row table:style-name="ro1">
          <table:table-cell office:value-type="float" office:value="297" calcext:value-type="float">
            <text:p>297,0</text:p>
          </table:table-cell>
          <table:table-cell table:style-name="ce10" office:value-type="float" office:value="18.7883" calcext:value-type="float">
            <text:p>18,7883</text:p>
          </table:table-cell>
          <table:table-cell table:style-name="ce10" office:value-type="float" office:value="-39.1511" calcext:value-type="float">
            <text:p>-39,1511</text:p>
          </table:table-cell>
          <table:table-cell table:style-name="ce10" table:formula="of:=6.99*([.B$3]/1000)^2*COS(([.A175]-332)*PI()/180)" office:value-type="float" office:value="13.8631167422727" calcext:value-type="float">
            <text:p>13,8631</text:p>
          </table:table-cell>
          <table:table-cell table:style-name="ce10" table:formula="of:=13.24*([.B$3]/1000)^2*COS(([.A175]-148)*PI()/180)" office:value-type="float" office:value="-27.4772183931259" calcext:value-type="float">
            <text:p>-27,4772</text:p>
          </table:table-cell>
          <table:table-cell table:number-columns-repeated="1019"/>
        </table:table-row>
        <table:table-row table:style-name="ro1">
          <table:table-cell office:value-type="float" office:value="298.8" calcext:value-type="float">
            <text:p>298,8</text:p>
          </table:table-cell>
          <table:table-cell table:style-name="ce10" office:value-type="float" office:value="19.205" calcext:value-type="float">
            <text:p>19,2050</text:p>
          </table:table-cell>
          <table:table-cell table:style-name="ce10" office:value-type="float" office:value="-39.9996" calcext:value-type="float">
            <text:p>-39,9996</text:p>
          </table:table-cell>
          <table:table-cell table:style-name="ce10" table:formula="of:=6.99*([.B$3]/1000)^2*COS(([.A176]-332)*PI()/180)" office:value-type="float" office:value="14.1611822177871" calcext:value-type="float">
            <text:p>14,1612</text:p>
          </table:table-cell>
          <table:table-cell table:style-name="ce10" table:formula="of:=13.24*([.B$3]/1000)^2*COS(([.A176]-148)*PI()/180)" office:value-type="float" office:value="-27.9822510000988" calcext:value-type="float">
            <text:p>-27,9823</text:p>
          </table:table-cell>
          <table:table-cell table:number-columns-repeated="1019"/>
        </table:table-row>
        <table:table-row table:style-name="ro1">
          <table:table-cell office:value-type="float" office:value="300.6" calcext:value-type="float">
            <text:p>300,6</text:p>
          </table:table-cell>
          <table:table-cell table:style-name="ce10" office:value-type="float" office:value="19.6065" calcext:value-type="float">
            <text:p>19,6065</text:p>
          </table:table-cell>
          <table:table-cell table:style-name="ce10" office:value-type="float" office:value="-40.7799" calcext:value-type="float">
            <text:p>-40,7799</text:p>
          </table:table-cell>
          <table:table-cell table:style-name="ce10" table:formula="of:=6.99*([.B$3]/1000)^2*COS(([.A177]-332)*PI()/180)" office:value-type="float" office:value="14.4452723161529" calcext:value-type="float">
            <text:p>14,4453</text:p>
          </table:table-cell>
          <table:table-cell table:style-name="ce10" table:formula="of:=13.24*([.B$3]/1000)^2*COS(([.A177]-148)*PI()/180)" office:value-type="float" office:value="-28.4596685036727" calcext:value-type="float">
            <text:p>-28,4597</text:p>
          </table:table-cell>
          <table:table-cell table:number-columns-repeated="1019"/>
        </table:table-row>
        <table:table-row table:style-name="ro1">
          <table:table-cell office:value-type="float" office:value="302.4" calcext:value-type="float">
            <text:p>302,4</text:p>
          </table:table-cell>
          <table:table-cell table:style-name="ce10" office:value-type="float" office:value="19.9853" calcext:value-type="float">
            <text:p>19,9853</text:p>
          </table:table-cell>
          <table:table-cell table:style-name="ce10" office:value-type="float" office:value="-41.5299" calcext:value-type="float">
            <text:p>-41,5299</text:p>
          </table:table-cell>
          <table:table-cell table:style-name="ce10" table:formula="of:=6.99*([.B$3]/1000)^2*COS(([.A178]-332)*PI()/180)" office:value-type="float" office:value="14.7151066747414" calcext:value-type="float">
            <text:p>14,7151</text:p>
          </table:table-cell>
          <table:table-cell table:style-name="ce10" table:formula="of:=13.24*([.B$3]/1000)^2*COS(([.A178]-148)*PI()/180)" office:value-type="float" office:value="-28.9089997504109" calcext:value-type="float">
            <text:p>-28,9090</text:p>
          </table:table-cell>
          <table:table-cell table:number-columns-repeated="1019"/>
        </table:table-row>
        <table:table-row table:style-name="ro1">
          <table:table-cell office:value-type="float" office:value="304.2" calcext:value-type="float">
            <text:p>304,2</text:p>
          </table:table-cell>
          <table:table-cell table:style-name="ce10" office:value-type="float" office:value="20.3565" calcext:value-type="float">
            <text:p>20,3565</text:p>
          </table:table-cell>
          <table:table-cell table:style-name="ce10" office:value-type="float" office:value="-42.242" calcext:value-type="float">
            <text:p>-42,2420</text:p>
          </table:table-cell>
          <table:table-cell table:style-name="ce10" table:formula="of:=6.99*([.B$3]/1000)^2*COS(([.A179]-332)*PI()/180)" office:value-type="float" office:value="14.9704189996184" calcext:value-type="float">
            <text:p>14,9704</text:p>
          </table:table-cell>
          <table:table-cell table:style-name="ce10" table:formula="of:=13.24*([.B$3]/1000)^2*COS(([.A179]-148)*PI()/180)" office:value-type="float" office:value="-29.3298013046213" calcext:value-type="float">
            <text:p>-29,3298</text:p>
          </table:table-cell>
          <table:table-cell table:number-columns-repeated="1019"/>
        </table:table-row>
        <table:table-row table:style-name="ro1">
          <table:table-cell office:value-type="float" office:value="306" calcext:value-type="float">
            <text:p>306,0</text:p>
          </table:table-cell>
          <table:table-cell table:style-name="ce10" office:value-type="float" office:value="20.7201" calcext:value-type="float">
            <text:p>20,7201</text:p>
          </table:table-cell>
          <table:table-cell table:style-name="ce10" office:value-type="float" office:value="-42.8936" calcext:value-type="float">
            <text:p>-42,8936</text:p>
          </table:table-cell>
          <table:table-cell table:style-name="ce10" table:formula="of:=6.99*([.B$3]/1000)^2*COS(([.A180]-332)*PI()/180)" office:value-type="float" office:value="15.2109573283433" calcext:value-type="float">
            <text:p>15,2110</text:p>
          </table:table-cell>
          <table:table-cell table:style-name="ce10" table:formula="of:=13.24*([.B$3]/1000)^2*COS(([.A180]-148)*PI()/180)" office:value-type="float" office:value="-29.7216578859739" calcext:value-type="float">
            <text:p>-29,7217</text:p>
          </table:table-cell>
          <table:table-cell table:number-columns-repeated="1019"/>
        </table:table-row>
        <table:table-row table:style-name="ro1">
          <table:table-cell office:value-type="float" office:value="307.8" calcext:value-type="float">
            <text:p>307,8</text:p>
          </table:table-cell>
          <table:table-cell table:style-name="ce10" office:value-type="float" office:value="21.0383" calcext:value-type="float">
            <text:p>21,0383</text:p>
          </table:table-cell>
          <table:table-cell table:style-name="ce10" office:value-type="float" office:value="-43.4769" calcext:value-type="float">
            <text:p>-43,4769</text:p>
          </table:table-cell>
          <table:table-cell table:style-name="ce10" table:formula="of:=6.99*([.B$3]/1000)^2*COS(([.A181]-332)*PI()/180)" office:value-type="float" office:value="15.4364842786262" calcext:value-type="float">
            <text:p>15,4365</text:p>
          </table:table-cell>
          <table:table-cell table:style-name="ce10" table:formula="of:=13.24*([.B$3]/1000)^2*COS(([.A181]-148)*PI()/180)" office:value-type="float" office:value="-30.0841827793322" calcext:value-type="float">
            <text:p>-30,0842</text:p>
          </table:table-cell>
          <table:table-cell table:number-columns-repeated="1019"/>
        </table:table-row>
        <table:table-row table:style-name="ro1">
          <table:table-cell office:value-type="float" office:value="309.6" calcext:value-type="float">
            <text:p>309,6</text:p>
          </table:table-cell>
          <table:table-cell table:style-name="ce10" office:value-type="float" office:value="21.3262" calcext:value-type="float">
            <text:p>21,3262</text:p>
          </table:table-cell>
          <table:table-cell table:style-name="ce10" office:value-type="float" office:value="-44.0602" calcext:value-type="float">
            <text:p>-44,0602</text:p>
          </table:table-cell>
          <table:table-cell table:style-name="ce10" table:formula="of:=6.99*([.B$3]/1000)^2*COS(([.A182]-332)*PI()/180)" office:value-type="float" office:value="15.6467772825955" calcext:value-type="float">
            <text:p>15,6468</text:p>
          </table:table-cell>
          <table:table-cell table:style-name="ce10" table:formula="of:=13.24*([.B$3]/1000)^2*COS(([.A182]-148)*PI()/180)" office:value-type="float" office:value="-30.4170182163948" calcext:value-type="float">
            <text:p>-30,4170</text:p>
          </table:table-cell>
          <table:table-cell table:number-columns-repeated="1019"/>
        </table:table-row>
        <table:table-row table:style-name="ro1">
          <table:table-cell office:value-type="float" office:value="311.4" calcext:value-type="float">
            <text:p>311,4</text:p>
          </table:table-cell>
          <table:table-cell table:style-name="ce10" office:value-type="float" office:value="21.5989" calcext:value-type="float">
            <text:p>21,5989</text:p>
          </table:table-cell>
          <table:table-cell table:style-name="ce10" office:value-type="float" office:value="-44.5678" calcext:value-type="float">
            <text:p>-44,5678</text:p>
          </table:table-cell>
          <table:table-cell table:style-name="ce10" table:formula="of:=6.99*([.B$3]/1000)^2*COS(([.A183]-332)*PI()/180)" office:value-type="float" office:value="15.8416288064452" calcext:value-type="float">
            <text:p>15,8416</text:p>
          </table:table-cell>
          <table:table-cell table:style-name="ce10" table:formula="of:=13.24*([.B$3]/1000)^2*COS(([.A183]-148)*PI()/180)" office:value-type="float" office:value="-30.7198357287688" calcext:value-type="float">
            <text:p>-30,7198</text:p>
          </table:table-cell>
          <table:table-cell table:number-columns-repeated="1019"/>
        </table:table-row>
        <table:table-row table:style-name="ro1">
          <table:table-cell office:value-type="float" office:value="313.2" calcext:value-type="float">
            <text:p>313,2</text:p>
          </table:table-cell>
          <table:table-cell table:style-name="ce10" office:value-type="float" office:value="21.811" calcext:value-type="float">
            <text:p>21,8110</text:p>
          </table:table-cell>
          <table:table-cell table:style-name="ce10" office:value-type="float" office:value="-44.9996" calcext:value-type="float">
            <text:p>-44,9996</text:p>
          </table:table-cell>
          <table:table-cell table:style-name="ce10" table:formula="of:=6.99*([.B$3]/1000)^2*COS(([.A184]-332)*PI()/180)" office:value-type="float" office:value="16.0208465552459" calcext:value-type="float">
            <text:p>16,0208</text:p>
          </table:table-cell>
          <table:table-cell table:style-name="ce10" table:formula="of:=13.24*([.B$3]/1000)^2*COS(([.A184]-148)*PI()/180)" office:value-type="float" office:value="-30.9923364721293" calcext:value-type="float">
            <text:p>-30,9923</text:p>
          </table:table-cell>
          <table:table-cell table:number-columns-repeated="1019"/>
        </table:table-row>
        <table:table-row table:style-name="ro1">
          <table:table-cell office:value-type="float" office:value="315" calcext:value-type="float">
            <text:p>315,0</text:p>
          </table:table-cell>
          <table:table-cell table:style-name="ce10" office:value-type="float" office:value="22.0535" calcext:value-type="float">
            <text:p>22,0535</text:p>
          </table:table-cell>
          <table:table-cell table:style-name="ce10" office:value-type="float" office:value="-45.4314" calcext:value-type="float">
            <text:p>-45,4314</text:p>
          </table:table-cell>
          <table:table-cell table:style-name="ce10" table:formula="of:=6.99*([.B$3]/1000)^2*COS(([.A185]-332)*PI()/180)" office:value-type="float" office:value="16.1842536627169" calcext:value-type="float">
            <text:p>16,1843</text:p>
          </table:table-cell>
          <table:table-cell table:style-name="ce10" table:formula="of:=13.24*([.B$3]/1000)^2*COS(([.A185]-148)*PI()/180)" office:value-type="float" office:value="-31.234251521142" calcext:value-type="float">
            <text:p>-31,2343</text:p>
          </table:table-cell>
          <table:table-cell table:number-columns-repeated="1019"/>
        </table:table-row>
        <table:table-row table:style-name="ro1">
          <table:table-cell office:value-type="float" office:value="316.8" calcext:value-type="float">
            <text:p>316,8</text:p>
          </table:table-cell>
          <table:table-cell table:style-name="ce10" office:value-type="float" office:value="22.2125" calcext:value-type="float">
            <text:p>22,2125</text:p>
          </table:table-cell>
          <table:table-cell table:style-name="ce10" office:value-type="float" office:value="-45.8027" calcext:value-type="float">
            <text:p>-45,8027</text:p>
          </table:table-cell>
          <table:table-cell table:style-name="ce10" table:formula="of:=6.99*([.B$3]/1000)^2*COS(([.A186]-332)*PI()/180)" office:value-type="float" office:value="16.3316888657714" calcext:value-type="float">
            <text:p>16,3317</text:p>
          </table:table-cell>
          <table:table-cell table:style-name="ce10" table:formula="of:=13.24*([.B$3]/1000)^2*COS(([.A186]-148)*PI()/180)" office:value-type="float" office:value="-31.4453421348601" calcext:value-type="float">
            <text:p>-31,4453</text:p>
          </table:table-cell>
          <table:table-cell table:number-columns-repeated="1019"/>
        </table:table-row>
        <table:table-row table:style-name="ro1">
          <table:table-cell office:value-type="float" office:value="318.6" calcext:value-type="float">
            <text:p>318,6</text:p>
          </table:table-cell>
          <table:table-cell table:style-name="ce10" office:value-type="float" office:value="22.3716" calcext:value-type="float">
            <text:p>22,3716</text:p>
          </table:table-cell>
          <table:table-cell table:style-name="ce10" office:value-type="float" office:value="-46.0981" calcext:value-type="float">
            <text:p>-46,0981</text:p>
          </table:table-cell>
          <table:table-cell table:style-name="ce10" table:formula="of:=6.99*([.B$3]/1000)^2*COS(([.A187]-332)*PI()/180)" office:value-type="float" office:value="16.4630066636641" calcext:value-type="float">
            <text:p>16,4630</text:p>
          </table:table-cell>
          <table:table-cell table:style-name="ce10" table:formula="of:=13.24*([.B$3]/1000)^2*COS(([.A187]-148)*PI()/180)" office:value-type="float" office:value="-31.6253999923333" calcext:value-type="float">
            <text:p>-31,6254</text:p>
          </table:table-cell>
          <table:table-cell table:number-columns-repeated="1019"/>
        </table:table-row>
        <table:table-row table:style-name="ro1">
          <table:table-cell office:value-type="float" office:value="320.4" calcext:value-type="float">
            <text:p>320,4</text:p>
          </table:table-cell>
          <table:table-cell table:style-name="ce10" office:value-type="float" office:value="22.5459" calcext:value-type="float">
            <text:p>22,5459</text:p>
          </table:table-cell>
          <table:table-cell table:style-name="ce10" office:value-type="float" office:value="-46.3708" calcext:value-type="float">
            <text:p>-46,3708</text:p>
          </table:table-cell>
          <table:table-cell table:style-name="ce10" table:formula="of:=6.99*([.B$3]/1000)^2*COS(([.A188]-332)*PI()/180)" office:value-type="float" office:value="16.5780774615826" calcext:value-type="float">
            <text:p>16,5781</text:p>
          </table:table-cell>
          <table:table-cell table:style-name="ce10" table:formula="of:=13.24*([.B$3]/1000)^2*COS(([.A188]-148)*PI()/180)" office:value-type="float" office:value="-31.7742473981949" calcext:value-type="float">
            <text:p>-31,7742</text:p>
          </table:table-cell>
          <table:table-cell table:number-columns-repeated="1019"/>
        </table:table-row>
        <table:table-row table:style-name="ro1">
          <table:table-cell office:value-type="float" office:value="322.2" calcext:value-type="float">
            <text:p>322,2</text:p>
          </table:table-cell>
          <table:table-cell table:style-name="ce10" office:value-type="float" office:value="22.6444" calcext:value-type="float">
            <text:p>22,6444</text:p>
          </table:table-cell>
          <table:table-cell table:style-name="ce10" office:value-type="float" office:value="-46.5981" calcext:value-type="float">
            <text:p>-46,5981</text:p>
          </table:table-cell>
          <table:table-cell table:style-name="ce10" table:formula="of:=6.99*([.B$3]/1000)^2*COS(([.A189]-332)*PI()/180)" office:value-type="float" office:value="16.676787698542" calcext:value-type="float">
            <text:p>16,6768</text:p>
          </table:table-cell>
          <table:table-cell table:style-name="ce10" table:formula="of:=13.24*([.B$3]/1000)^2*COS(([.A189]-148)*PI()/180)" office:value-type="float" office:value="-31.8917374580259" calcext:value-type="float">
            <text:p>-31,8917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,0</text:p>
          </table:table-cell>
          <table:table-cell table:style-name="ce10" office:value-type="float" office:value="22.7201" calcext:value-type="float">
            <text:p>22,7201</text:p>
          </table:table-cell>
          <table:table-cell table:style-name="ce10" office:value-type="float" office:value="-46.7875" calcext:value-type="float">
            <text:p>-46,7875</text:p>
          </table:table-cell>
          <table:table-cell table:style-name="ce10" table:formula="of:=6.99*([.B$3]/1000)^2*COS(([.A190]-332)*PI()/180)" office:value-type="float" office:value="16.759039959456" calcext:value-type="float">
            <text:p>16,7590</text:p>
          </table:table-cell>
          <table:table-cell table:style-name="ce10" table:formula="of:=13.24*([.B$3]/1000)^2*COS(([.A190]-148)*PI()/180)" office:value-type="float" office:value="-31.9777542233219" calcext:value-type="float">
            <text:p>-31,9778</text:p>
          </table:table-cell>
          <table:table-cell table:number-columns-repeated="1019"/>
        </table:table-row>
        <table:table-row table:style-name="ro1">
          <table:table-cell office:value-type="float" office:value="325.8" calcext:value-type="float">
            <text:p>325,8</text:p>
          </table:table-cell>
          <table:table-cell table:style-name="ce10" office:value-type="float" office:value="22.8035" calcext:value-type="float">
            <text:p>22,8035</text:p>
          </table:table-cell>
          <table:table-cell table:style-name="ce10" office:value-type="float" office:value="-46.8936" calcext:value-type="float">
            <text:p>-46,8936</text:p>
          </table:table-cell>
          <table:table-cell table:style-name="ce10" table:formula="of:=6.99*([.B$3]/1000)^2*COS(([.A191]-332)*PI()/180)" office:value-type="float" office:value="16.8247530712735" calcext:value-type="float">
            <text:p>16,8248</text:p>
          </table:table-cell>
          <table:table-cell table:style-name="ce10" table:formula="of:=13.24*([.B$3]/1000)^2*COS(([.A191]-148)*PI()/180)" office:value-type="float" office:value="-32.0322128059205" calcext:value-type="float">
            <text:p>-32,0322</text:p>
          </table:table-cell>
          <table:table-cell table:number-columns-repeated="1019"/>
        </table:table-row>
        <table:table-row table:style-name="ro1">
          <table:table-cell office:value-type="float" office:value="327.6" calcext:value-type="float">
            <text:p>327,6</text:p>
          </table:table-cell>
          <table:table-cell table:style-name="ce10" office:value-type="float" office:value="22.8565" calcext:value-type="float">
            <text:p>22,8565</text:p>
          </table:table-cell>
          <table:table-cell table:style-name="ce10" office:value-type="float" office:value="-46.9618" calcext:value-type="float">
            <text:p>-46,9618</text:p>
          </table:table-cell>
          <table:table-cell table:style-name="ce10" table:formula="of:=6.99*([.B$3]/1000)^2*COS(([.A192]-332)*PI()/180)" office:value-type="float" office:value="16.8738621830866" calcext:value-type="float">
            <text:p>16,8739</text:p>
          </table:table-cell>
          <table:table-cell table:style-name="ce10" table:formula="of:=13.24*([.B$3]/1000)^2*COS(([.A192]-148)*PI()/180)" office:value-type="float" office:value="-32.0550594617756" calcext:value-type="float">
            <text:p>-32,0551</text:p>
          </table:table-cell>
          <table:table-cell table:number-columns-repeated="1019"/>
        </table:table-row>
        <table:table-row table:style-name="ro1">
          <table:table-cell office:value-type="float" office:value="329.4" calcext:value-type="float">
            <text:p>329,4</text:p>
          </table:table-cell>
          <table:table-cell table:style-name="ce10" office:value-type="float" office:value="22.8565" calcext:value-type="float">
            <text:p>22,8565</text:p>
          </table:table-cell>
          <table:table-cell table:style-name="ce10" office:value-type="float" office:value="-46.9845" calcext:value-type="float">
            <text:p>-46,9845</text:p>
          </table:table-cell>
          <table:table-cell table:style-name="ce10" table:formula="of:=6.99*([.B$3]/1000)^2*COS(([.A193]-332)*PI()/180)" office:value-type="float" office:value="16.9063188301311" calcext:value-type="float">
            <text:p>16,9063</text:p>
          </table:table-cell>
          <table:table-cell table:style-name="ce10" table:formula="of:=13.24*([.B$3]/1000)^2*COS(([.A193]-148)*PI()/180)" office:value-type="float" office:value="-32.0462716439962" calcext:value-type="float">
            <text:p>-32,0463</text:p>
          </table:table-cell>
          <table:table-cell table:number-columns-repeated="1019"/>
        </table:table-row>
        <table:table-row table:style-name="ro1">
          <table:table-cell office:value-type="float" office:value="331.2" calcext:value-type="float">
            <text:p>331,2</text:p>
          </table:table-cell>
          <table:table-cell table:style-name="ce10" office:value-type="float" office:value="22.8338" calcext:value-type="float">
            <text:p>22,8338</text:p>
          </table:table-cell>
          <table:table-cell table:style-name="ce10" office:value-type="float" office:value="-46.9996" calcext:value-type="float">
            <text:p>-46,9996</text:p>
          </table:table-cell>
          <table:table-cell table:style-name="ce10" table:formula="of:=6.99*([.B$3]/1000)^2*COS(([.A194]-332)*PI()/180)" office:value-type="float" office:value="16.9220909816148" calcext:value-type="float">
            <text:p>16,9221</text:p>
          </table:table-cell>
          <table:table-cell table:style-name="ce10" table:formula="of:=13.24*([.B$3]/1000)^2*COS(([.A194]-148)*PI()/180)" office:value-type="float" office:value="-32.0058580250974" calcext:value-type="float">
            <text:p>-32,0059</text:p>
          </table:table-cell>
          <table:table-cell table:number-columns-repeated="1019"/>
        </table:table-row>
        <table:table-row table:style-name="ro1">
          <table:table-cell office:value-type="float" office:value="333" calcext:value-type="float">
            <text:p>333,0</text:p>
          </table:table-cell>
          <table:table-cell table:style-name="ce10" office:value-type="float" office:value="22.8338" calcext:value-type="float">
            <text:p>22,8338</text:p>
          </table:table-cell>
          <table:table-cell table:style-name="ce10" office:value-type="float" office:value="-46.9618" calcext:value-type="float">
            <text:p>-46,9618</text:p>
          </table:table-cell>
          <table:table-cell table:style-name="ce10" table:formula="of:=6.99*([.B$3]/1000)^2*COS(([.A195]-332)*PI()/180)" office:value-type="float" office:value="16.9211630723286" calcext:value-type="float">
            <text:p>16,9212</text:p>
          </table:table-cell>
          <table:table-cell table:style-name="ce10" table:formula="of:=13.24*([.B$3]/1000)^2*COS(([.A195]-148)*PI()/180)" office:value-type="float" office:value="-31.9338584884419" calcext:value-type="float">
            <text:p>-31,9339</text:p>
          </table:table-cell>
          <table:table-cell table:number-columns-repeated="1019"/>
        </table:table-row>
        <table:table-row table:style-name="ro1">
          <table:table-cell office:value-type="float" office:value="334.8" calcext:value-type="float">
            <text:p>334,8</text:p>
          </table:table-cell>
          <table:table-cell table:style-name="ce10" office:value-type="float" office:value="22.811" calcext:value-type="float">
            <text:p>22,8110</text:p>
          </table:table-cell>
          <table:table-cell table:style-name="ce10" office:value-type="float" office:value="-46.8557" calcext:value-type="float">
            <text:p>-46,8557</text:p>
          </table:table-cell>
          <table:table-cell table:style-name="ce10" table:formula="of:=6.99*([.B$3]/1000)^2*COS(([.A196]-332)*PI()/180)" office:value-type="float" office:value="16.9035360180067" calcext:value-type="float">
            <text:p>16,9035</text:p>
          </table:table-cell>
          <table:table-cell table:style-name="ce10" table:formula="of:=13.24*([.B$3]/1000)^2*COS(([.A196]-148)*PI()/180)" office:value-type="float" office:value="-31.8303440888798" calcext:value-type="float">
            <text:p>-31,8303</text:p>
          </table:table-cell>
          <table:table-cell table:number-columns-repeated="1019"/>
        </table:table-row>
        <table:table-row table:style-name="ro1">
          <table:table-cell office:value-type="float" office:value="336.6" calcext:value-type="float">
            <text:p>336,6</text:p>
          </table:table-cell>
          <table:table-cell table:style-name="ce10" office:value-type="float" office:value="22.6595" calcext:value-type="float">
            <text:p>22,6595</text:p>
          </table:table-cell>
          <table:table-cell table:style-name="ce10" office:value-type="float" office:value="-46.7421" calcext:value-type="float">
            <text:p>-46,7421</text:p>
          </table:table-cell>
          <table:table-cell table:style-name="ce10" table:formula="of:=6.99*([.B$3]/1000)^2*COS(([.A197]-332)*PI()/180)" office:value-type="float" office:value="16.8692272144236" calcext:value-type="float">
            <text:p>16,8692</text:p>
          </table:table-cell>
          <table:table-cell table:style-name="ce10" table:formula="of:=13.24*([.B$3]/1000)^2*COS(([.A197]-148)*PI()/180)" office:value-type="float" office:value="-31.6954169826259" calcext:value-type="float">
            <text:p>-31,6954</text:p>
          </table:table-cell>
          <table:table-cell table:number-columns-repeated="1019"/>
        </table:table-row>
        <table:table-row table:style-name="ro1">
          <table:table-cell office:value-type="float" office:value="338.4" calcext:value-type="float">
            <text:p>338,4</text:p>
          </table:table-cell>
          <table:table-cell table:style-name="ce10" office:value-type="float" office:value="22.6216" calcext:value-type="float">
            <text:p>22,6216</text:p>
          </table:table-cell>
          <table:table-cell table:style-name="ce10" office:value-type="float" office:value="-46.5602" calcext:value-type="float">
            <text:p>-46,5602</text:p>
          </table:table-cell>
          <table:table-cell table:style-name="ce10" table:formula="of:=6.99*([.B$3]/1000)^2*COS(([.A198]-332)*PI()/180)" office:value-type="float" office:value="16.8182705202264" calcext:value-type="float">
            <text:p>16,8183</text:p>
          </table:table-cell>
          <table:table-cell table:style-name="ce10" table:formula="of:=13.24*([.B$3]/1000)^2*COS(([.A198]-148)*PI()/180)" office:value-type="float" office:value="-31.5292103264443" calcext:value-type="float">
            <text:p>-31,5292</text:p>
          </table:table-cell>
          <table:table-cell table:number-columns-repeated="1019"/>
        </table:table-row>
        <table:table-row table:style-name="ro1">
          <table:table-cell office:value-type="float" office:value="340.2" calcext:value-type="float">
            <text:p>340,2</text:p>
          </table:table-cell>
          <table:table-cell table:style-name="ce10" office:value-type="float" office:value="22.5004" calcext:value-type="float">
            <text:p>22,5004</text:p>
          </table:table-cell>
          <table:table-cell table:style-name="ce10" office:value-type="float" office:value="-46.333" calcext:value-type="float">
            <text:p>-46,3330</text:p>
          </table:table-cell>
          <table:table-cell table:style-name="ce10" table:formula="of:=6.99*([.B$3]/1000)^2*COS(([.A199]-332)*PI()/180)" office:value-type="float" office:value="16.7507162235202" calcext:value-type="float">
            <text:p>16,7507</text:p>
          </table:table-cell>
          <table:table-cell table:style-name="ce10" table:formula="of:=13.24*([.B$3]/1000)^2*COS(([.A199]-148)*PI()/180)" office:value-type="float" office:value="-31.3318881462382" calcext:value-type="float">
            <text:p>-31,3319</text:p>
          </table:table-cell>
          <table:table-cell table:number-columns-repeated="1019"/>
        </table:table-row>
        <table:table-row table:style-name="ro1">
          <table:table-cell office:value-type="float" office:value="342" calcext:value-type="float">
            <text:p>342,0</text:p>
          </table:table-cell>
          <table:table-cell table:style-name="ce10" office:value-type="float" office:value="22.3413" calcext:value-type="float">
            <text:p>22,3413</text:p>
          </table:table-cell>
          <table:table-cell table:style-name="ce10" office:value-type="float" office:value="-46.083" calcext:value-type="float">
            <text:p>-46,0830</text:p>
          </table:table-cell>
          <table:table-cell table:style-name="ce10" table:formula="of:=6.99*([.B$3]/1000)^2*COS(([.A200]-332)*PI()/180)" office:value-type="float" office:value="16.6666309922398" calcext:value-type="float">
            <text:p>16,6666</text:p>
          </table:table-cell>
          <table:table-cell table:style-name="ce10" table:formula="of:=13.24*([.B$3]/1000)^2*COS(([.A200]-148)*PI()/180)" office:value-type="float" office:value="-31.1036451751764" calcext:value-type="float">
            <text:p>-31,1036</text:p>
          </table:table-cell>
          <table:table-cell table:number-columns-repeated="1019"/>
        </table:table-row>
        <table:table-row table:style-name="ro1">
          <table:table-cell office:value-type="float" office:value="343.8" calcext:value-type="float">
            <text:p>343,8</text:p>
          </table:table-cell>
          <table:table-cell table:style-name="ce10" office:value-type="float" office:value="22.1747" calcext:value-type="float">
            <text:p>22,1747</text:p>
          </table:table-cell>
          <table:table-cell table:style-name="ce10" office:value-type="float" office:value="-45.8027" calcext:value-type="float">
            <text:p>-45,8027</text:p>
          </table:table-cell>
          <table:table-cell table:style-name="ce10" table:formula="of:=6.99*([.B$3]/1000)^2*COS(([.A201]-332)*PI()/180)" office:value-type="float" office:value="16.5660978083568" calcext:value-type="float">
            <text:p>16,5661</text:p>
          </table:table-cell>
          <table:table-cell table:style-name="ce10" table:formula="of:=13.24*([.B$3]/1000)^2*COS(([.A201]-148)*PI()/180)" office:value-type="float" office:value="-30.8447066615153" calcext:value-type="float">
            <text:p>-30,8447</text:p>
          </table:table-cell>
          <table:table-cell table:number-columns-repeated="1019"/>
        </table:table-row>
        <table:table-row table:style-name="ro1">
          <table:table-cell office:value-type="float" office:value="345.6" calcext:value-type="float">
            <text:p>345,6</text:p>
          </table:table-cell>
          <table:table-cell table:style-name="ce10" office:value-type="float" office:value="22.0004" calcext:value-type="float">
            <text:p>22,0004</text:p>
          </table:table-cell>
          <table:table-cell table:style-name="ce10" office:value-type="float" office:value="-45.4542" calcext:value-type="float">
            <text:p>-45,4542</text:p>
          </table:table-cell>
          <table:table-cell table:style-name="ce10" table:formula="of:=6.99*([.B$3]/1000)^2*COS(([.A202]-332)*PI()/180)" office:value-type="float" office:value="16.4492158859862" calcext:value-type="float">
            <text:p>16,4492</text:p>
          </table:table-cell>
          <table:table-cell table:style-name="ce10" table:formula="of:=13.24*([.B$3]/1000)^2*COS(([.A202]-148)*PI()/180)" office:value-type="float" office:value="-30.5553281463059" calcext:value-type="float">
            <text:p>-30,5553</text:p>
          </table:table-cell>
          <table:table-cell table:number-columns-repeated="1019"/>
        </table:table-row>
        <table:table-row table:style-name="ro1">
          <table:table-cell office:value-type="float" office:value="347.4" calcext:value-type="float">
            <text:p>347,4</text:p>
          </table:table-cell>
          <table:table-cell table:style-name="ce10" office:value-type="float" office:value="21.8186" calcext:value-type="float">
            <text:p>21,8186</text:p>
          </table:table-cell>
          <table:table-cell table:style-name="ce10" office:value-type="float" office:value="-45.083" calcext:value-type="float">
            <text:p>-45,0830</text:p>
          </table:table-cell>
          <table:table-cell table:style-name="ce10" table:formula="of:=6.99*([.B$3]/1000)^2*COS(([.A203]-332)*PI()/180)" office:value-type="float" office:value="16.316100573474" calcext:value-type="float">
            <text:p>16,3161</text:p>
          </table:table-cell>
          <table:table-cell table:style-name="ce10" table:formula="of:=13.24*([.B$3]/1000)^2*COS(([.A203]-148)*PI()/180)" office:value-type="float" office:value="-30.2357952112055" calcext:value-type="float">
            <text:p>-30,2358</text:p>
          </table:table-cell>
          <table:table-cell table:number-columns-repeated="1019"/>
        </table:table-row>
        <table:table-row table:style-name="ro1">
          <table:table-cell office:value-type="float" office:value="349.2" calcext:value-type="float">
            <text:p>349,2</text:p>
          </table:table-cell>
          <table:table-cell table:style-name="ce10" office:value-type="float" office:value="21.508" calcext:value-type="float">
            <text:p>21,5080</text:p>
          </table:table-cell>
          <table:table-cell table:style-name="ce10" office:value-type="float" office:value="-44.636" calcext:value-type="float">
            <text:p>-44,6360</text:p>
          </table:table-cell>
          <table:table-cell table:style-name="ce10" table:formula="of:=6.99*([.B$3]/1000)^2*COS(([.A204]-332)*PI()/180)" office:value-type="float" office:value="16.1668832395625" calcext:value-type="float">
            <text:p>16,1669</text:p>
          </table:table-cell>
          <table:table-cell table:style-name="ce10" table:formula="of:=13.24*([.B$3]/1000)^2*COS(([.A204]-148)*PI()/180)" office:value-type="float" office:value="-29.8864231966435" calcext:value-type="float">
            <text:p>-29,8864</text:p>
          </table:table-cell>
          <table:table-cell table:number-columns-repeated="1019"/>
        </table:table-row>
        <table:table-row table:style-name="ro1">
          <table:table-cell office:value-type="float" office:value="351" calcext:value-type="float">
            <text:p>351,0</text:p>
          </table:table-cell>
          <table:table-cell table:style-name="ce10" office:value-type="float" office:value="21.3186" calcext:value-type="float">
            <text:p>21,3186</text:p>
          </table:table-cell>
          <table:table-cell table:style-name="ce10" office:value-type="float" office:value="-44.1663" calcext:value-type="float">
            <text:p>-44,1663</text:p>
          </table:table-cell>
          <table:table-cell table:style-name="ce10" table:formula="of:=6.99*([.B$3]/1000)^2*COS(([.A205]-332)*PI()/180)" office:value-type="float" office:value="16.0017111437451" calcext:value-type="float">
            <text:p>16,0017</text:p>
          </table:table-cell>
          <table:table-cell table:style-name="ce10" table:formula="of:=13.24*([.B$3]/1000)^2*COS(([.A205]-148)*PI()/180)" office:value-type="float" office:value="-29.507556890618" calcext:value-type="float">
            <text:p>-29,5076</text:p>
          </table:table-cell>
          <table:table-cell table:number-columns-repeated="1019"/>
        </table:table-row>
        <table:table-row table:style-name="ro1">
          <table:table-cell office:value-type="float" office:value="352.8" calcext:value-type="float">
            <text:p>352,8</text:p>
          </table:table-cell>
          <table:table-cell table:style-name="ce10" office:value-type="float" office:value="21.0989" calcext:value-type="float">
            <text:p>21,0989</text:p>
          </table:table-cell>
          <table:table-cell table:style-name="ce10" office:value-type="float" office:value="-43.6814" calcext:value-type="float">
            <text:p>-43,6814</text:p>
          </table:table-cell>
          <table:table-cell table:style-name="ce10" table:formula="of:=6.99*([.B$3]/1000)^2*COS(([.A206]-332)*PI()/180)" office:value-type="float" office:value="15.8207472909387" calcext:value-type="float">
            <text:p>15,8207</text:p>
          </table:table-cell>
          <table:table-cell table:style-name="ce10" table:formula="of:=13.24*([.B$3]/1000)^2*COS(([.A206]-148)*PI()/180)" office:value-type="float" office:value="-29.0995701884319" calcext:value-type="float">
            <text:p>-29,0996</text:p>
          </table:table-cell>
          <table:table-cell table:number-columns-repeated="1019"/>
        </table:table-row>
        <table:table-row table:style-name="ro1">
          <table:table-cell office:value-type="float" office:value="354.6" calcext:value-type="float">
            <text:p>354,6</text:p>
          </table:table-cell>
          <table:table-cell table:style-name="ce10" office:value-type="float" office:value="20.8489" calcext:value-type="float">
            <text:p>20,8489</text:p>
          </table:table-cell>
          <table:table-cell table:style-name="ce10" office:value-type="float" office:value="-43.1133" calcext:value-type="float">
            <text:p>-43,1133</text:p>
          </table:table-cell>
          <table:table-cell table:style-name="ce10" table:formula="of:=6.99*([.B$3]/1000)^2*COS(([.A207]-332)*PI()/180)" office:value-type="float" office:value="15.6241702706182" calcext:value-type="float">
            <text:p>15,6242</text:p>
          </table:table-cell>
          <table:table-cell table:style-name="ce10" table:formula="of:=13.24*([.B$3]/1000)^2*COS(([.A207]-148)*PI()/180)" office:value-type="float" office:value="-28.6628657237036" calcext:value-type="float">
            <text:p>-28,6629</text:p>
          </table:table-cell>
          <table:table-cell table:number-columns-repeated="1019"/>
        </table:table-row>
        <table:table-row table:style-name="ro1">
          <table:table-cell office:value-type="float" office:value="356.4" calcext:value-type="float">
            <text:p>356,4</text:p>
          </table:table-cell>
          <table:table-cell table:style-name="ce10" office:value-type="float" office:value="20.508" calcext:value-type="float">
            <text:p>20,5080</text:p>
          </table:table-cell>
          <table:table-cell table:style-name="ce10" office:value-type="float" office:value="-42.5451" calcext:value-type="float">
            <text:p>-42,5451</text:p>
          </table:table-cell>
          <table:table-cell table:style-name="ce10" table:formula="of:=6.99*([.B$3]/1000)^2*COS(([.A208]-332)*PI()/180)" office:value-type="float" office:value="15.4121740805695" calcext:value-type="float">
            <text:p>15,4122</text:p>
          </table:table-cell>
          <table:table-cell table:style-name="ce10" table:formula="of:=13.24*([.B$3]/1000)^2*COS(([.A208]-148)*PI()/180)" office:value-type="float" office:value="-28.1978744710157" calcext:value-type="float">
            <text:p>-28,1979</text:p>
          </table:table-cell>
          <table:table-cell table:number-columns-repeated="1019"/>
        </table:table-row>
        <table:table-row table:style-name="ro1">
          <table:table-cell office:value-type="float" office:value="358.2" calcext:value-type="float">
            <text:p>358,2</text:p>
          </table:table-cell>
          <table:table-cell table:style-name="ce10" office:value-type="float" office:value="20.2504" calcext:value-type="float">
            <text:p>20,2504</text:p>
          </table:table-cell>
          <table:table-cell table:style-name="ce10" office:value-type="float" office:value="-41.886" calcext:value-type="float">
            <text:p>-41,8860</text:p>
          </table:table-cell>
          <table:table-cell table:style-name="ce10" table:formula="of:=6.99*([.B$3]/1000)^2*COS(([.A209]-332)*PI()/180)" office:value-type="float" office:value="15.1849679354376" calcext:value-type="float">
            <text:p>15,1850</text:p>
          </table:table-cell>
          <table:table-cell table:style-name="ce10" table:formula="of:=13.24*([.B$3]/1000)^2*COS(([.A209]-148)*PI()/180)" office:value-type="float" office:value="-27.7050553205955" calcext:value-type="float">
            <text:p>-27,7051</text:p>
          </table:table-cell>
          <table:table-cell table:number-columns-repeated="1019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6:26:10.203221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6:46:54.216164906</dc:date>
    <meta:editing-duration>PT29M46S</meta:editing-duration>
    <meta:editing-cycles>7</meta:editing-cycles>
    <meta:generator>LibreOffice/6.0.6.2$Linux_X86_64 LibreOffice_project/00m0$Build-2</meta:generator>
    <dc:creator>Philippe CRUCHET</dc:creator>
    <meta:document-statistic meta:table-count="1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1cm" svg:height="7.864cm" xlink:href=".." xlink:type="simple" chart:class="chart:line" chart:style-name="ch1">
        <chart:legend chart:legend-position="end" svg:x="7.591cm" svg:y="2.886cm" style:legend-expansion="high" chart:style-name="ch2"/>
        <chart:plot-area chart:style-name="ch3" table:cell-range-address="data_set_AvecFiltre200ptsSM18_usine.B9:data_set_AvecFiltre200ptsSM18_usine.E209" chart:data-source-has-labels="row" svg:x="0.242cm" svg:y="0.157cm" svg:width="7.107cm" svg:height="7.55cm">
          <chartooo:coordinate-region svg:x="1.816cm" svg:y="0.356cm" svg:width="5.533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set_AvecFiltre200ptsSM18_usine.B10:data_set_AvecFiltre200ptsSM18_usine.B209" chart:label-cell-address="data_set_AvecFiltre200ptsSM18_usine.B9:data_set_AvecFiltre200ptsSM18_usine.B9" chart:class="chart:line">
            <chart:data-point chart:repeated="200"/>
          </chart:series>
          <chart:series chart:style-name="ch8" chart:values-cell-range-address="data_set_AvecFiltre200ptsSM18_usine.C10:data_set_AvecFiltre200ptsSM18_usine.C209" chart:label-cell-address="data_set_AvecFiltre200ptsSM18_usine.C9:data_set_AvecFiltre200ptsSM18_usine.C9" chart:class="chart:line">
            <chart:data-point chart:repeated="200"/>
          </chart:series>
          <chart:series chart:style-name="ch9" chart:values-cell-range-address="data_set_AvecFiltre200ptsSM18_usine.D10:data_set_AvecFiltre200ptsSM18_usine.D209" chart:label-cell-address="data_set_AvecFiltre200ptsSM18_usine.D9:data_set_AvecFiltre200ptsSM18_usine.D9" chart:class="chart:line">
            <chart:data-point chart:repeated="200"/>
          </chart:series>
          <chart:series chart:style-name="ch10" chart:values-cell-range-address="data_set_AvecFiltre200ptsSM18_usine.E10:data_set_AvecFiltre200ptsSM18_usine.E209" chart:label-cell-address="data_set_AvecFiltre200ptsSM18_usine.E9:data_set_AvecFiltre200ptsSM18_usine.E9" chart:class="chart:line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A en Newton</text:p>
                <draw:g>
                  <svg:desc>data_set_AvecFiltre200ptsSM18_usine.B9:data_set_AvecFiltre200ptsSM18_usine.B9</svg:desc>
                </draw:g>
              </table:table-cell>
              <table:table-cell office:value-type="string">
                <text:p>Courbe O en Newton</text:p>
                <draw:g>
                  <svg:desc>data_set_AvecFiltre200ptsSM18_usine.C9:data_set_AvecFiltre200ptsSM18_usine.C9</svg:desc>
                </draw:g>
              </table:table-cell>
              <table:table-cell office:value-type="string">
                <text:p>Théorique A</text:p>
                <draw:g>
                  <svg:desc>data_set_AvecFiltre200ptsSM18_usine.D9:data_set_AvecFiltre200ptsSM18_usine.D9</svg:desc>
                </draw:g>
              </table:table-cell>
              <table:table-cell office:value-type="string">
                <text:p>Théorique O</text:p>
                <draw:g>
                  <svg:desc>data_set_AvecFiltre200ptsSM18_usine.E9:data_set_AvecFiltre200ptsSM18_usine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7731">
                <text:p>19.7731</text:p>
                <draw:g>
                  <svg:desc>data_set_AvecFiltre200ptsSM18_usine.B10:data_set_AvecFiltre200ptsSM18_usine.B209</svg:desc>
                </draw:g>
              </table:table-cell>
              <table:table-cell office:value-type="float" office:value="-40.9617">
                <text:p>-40.9617</text:p>
                <draw:g>
                  <svg:desc>data_set_AvecFiltre200ptsSM18_usine.C10:data_set_AvecFiltre200ptsSM18_usine.C209</svg:desc>
                </draw:g>
              </table:table-cell>
              <table:table-cell office:value-type="float" office:value="14.9427760602568">
                <text:p>14.9427760602568</text:p>
                <draw:g>
                  <svg:desc>data_set_AvecFiltre200ptsSM18_usine.D10:data_set_AvecFiltre200ptsSM18_usine.D209</svg:desc>
                </draw:g>
              </table:table-cell>
              <table:table-cell office:value-type="float" office:value="-27.1848946254458">
                <text:p>-27.1848946254458</text:p>
                <draw:g>
                  <svg:desc>data_set_AvecFiltre200ptsSM18_usine.E10:data_set_AvecFiltre200ptsSM18_usine.E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71">
                <text:p>19.4171</text:p>
              </table:table-cell>
              <table:table-cell office:value-type="float" office:value="-40.2875">
                <text:p>-40.2875</text:p>
              </table:table-cell>
              <table:table-cell office:value-type="float" office:value="14.6858374691678">
                <text:p>14.6858374691678</text:p>
              </table:table-cell>
              <table:table-cell office:value-type="float" office:value="-26.6379057213728">
                <text:p>-26.6379057213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1141">
                <text:p>19.1141</text:p>
              </table:table-cell>
              <table:table-cell office:value-type="float" office:value="-39.5829">
                <text:p>-39.5829</text:p>
              </table:table-cell>
              <table:table-cell office:value-type="float" office:value="14.4144057295393">
                <text:p>14.4144057295393</text:p>
              </table:table-cell>
              <table:table-cell office:value-type="float" office:value="-26.0646284203862">
                <text:p>-26.0646284203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758">
                <text:p>18.758</text:p>
              </table:table-cell>
              <table:table-cell office:value-type="float" office:value="-38.8254">
                <text:p>-38.8254</text:p>
              </table:table-cell>
              <table:table-cell office:value-type="float" office:value="14.1287487117281">
                <text:p>14.1287487117281</text:p>
              </table:table-cell>
              <table:table-cell office:value-type="float" office:value="-25.4656284779694">
                <text:p>-25.4656284779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4095">
                <text:p>18.4095</text:p>
              </table:table-cell>
              <table:table-cell office:value-type="float" office:value="-38.0375">
                <text:p>-38.0375</text:p>
              </table:table-cell>
              <table:table-cell office:value-type="float" office:value="13.8291483247229">
                <text:p>13.8291483247229</text:p>
              </table:table-cell>
              <table:table-cell office:value-type="float" office:value="-24.8414970347475">
                <text:p>-24.8414970347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913">
                <text:p>18.0913</text:p>
              </table:table-cell>
              <table:table-cell office:value-type="float" office:value="-37.1814">
                <text:p>-37.1814</text:p>
              </table:table-cell>
              <table:table-cell office:value-type="float" office:value="13.5159002379345">
                <text:p>13.5159002379345</text:p>
              </table:table-cell>
              <table:table-cell office:value-type="float" office:value="-24.1928500331025">
                <text:p>-24.1928500331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7504">
                <text:p>17.7504</text:p>
              </table:table-cell>
              <table:table-cell office:value-type="float" office:value="-36.3026">
                <text:p>-36.3026</text:p>
              </table:table-cell>
              <table:table-cell office:value-type="float" office:value="13.1893135894057">
                <text:p>13.1893135894057</text:p>
              </table:table-cell>
              <table:table-cell office:value-type="float" office:value="-23.520327609313">
                <text:p>-23.520327609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565">
                <text:p>17.3565</text:p>
              </table:table-cell>
              <table:table-cell office:value-type="float" office:value="-35.439">
                <text:p>-35.439</text:p>
              </table:table-cell>
              <table:table-cell office:value-type="float" office:value="12.8497106807292">
                <text:p>12.8497106807292</text:p>
              </table:table-cell>
              <table:table-cell office:value-type="float" office:value="-22.8245934618167">
                <text:p>-22.8245934618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0156">
                <text:p>17.0156</text:p>
              </table:table-cell>
              <table:table-cell office:value-type="float" office:value="-34.4769">
                <text:p>-34.4769</text:p>
              </table:table-cell>
              <table:table-cell office:value-type="float" office:value="12.4974266589753">
                <text:p>12.4974266589753</text:p>
              </table:table-cell>
              <table:table-cell office:value-type="float" office:value="-22.1063341962201">
                <text:p>-22.1063341962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747">
                <text:p>16.6747</text:p>
              </table:table-cell>
              <table:table-cell office:value-type="float" office:value="-33.5147">
                <text:p>-33.5147</text:p>
              </table:table-cell>
              <table:table-cell office:value-type="float" office:value="12.1328091859416">
                <text:p>12.1328091859416</text:p>
              </table:table-cell>
              <table:table-cell office:value-type="float" office:value="-21.366258647702">
                <text:p>-21.366258647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883">
                <text:p>16.2883</text:p>
              </table:table-cell>
              <table:table-cell office:value-type="float" office:value="-32.4844">
                <text:p>-32.4844</text:p>
              </table:table-cell>
              <table:table-cell office:value-type="float" office:value="11.7562180950531">
                <text:p>11.7562180950531</text:p>
              </table:table-cell>
              <table:table-cell office:value-type="float" office:value="-20.6050971814782">
                <text:p>-20.6050971814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565">
                <text:p>15.8565</text:p>
              </table:table-cell>
              <table:table-cell office:value-type="float" office:value="-31.4466">
                <text:p>-31.4466</text:p>
              </table:table-cell>
              <table:table-cell office:value-type="float" office:value="11.3680250362502">
                <text:p>11.3680250362502</text:p>
              </table:table-cell>
              <table:table-cell office:value-type="float" office:value="-19.8236009720199">
                <text:p>-19.8236009720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004">
                <text:p>15.5004</text:p>
              </table:table-cell>
              <table:table-cell office:value-type="float" office:value="-30.386">
                <text:p>-30.386</text:p>
              </table:table-cell>
              <table:table-cell office:value-type="float" office:value="10.9686131092149">
                <text:p>10.9686131092149</text:p>
              </table:table-cell>
              <table:table-cell office:value-type="float" office:value="-19.0225412617345">
                <text:p>-19.0225412617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0913">
                <text:p>15.0913</text:p>
              </table:table-cell>
              <table:table-cell office:value-type="float" office:value="-29.3026">
                <text:p>-29.3026</text:p>
              </table:table-cell>
              <table:table-cell office:value-type="float" office:value="10.5583764852975">
                <text:p>10.5583764852975</text:p>
              </table:table-cell>
              <table:table-cell office:value-type="float" office:value="-18.202708599843">
                <text:p>-18.202708599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6444">
                <text:p>14.6444</text:p>
              </table:table-cell>
              <table:table-cell office:value-type="float" office:value="-28.1738">
                <text:p>-28.1738</text:p>
              </table:table-cell>
              <table:table-cell office:value-type="float" office:value="10.1377200185173">
                <text:p>10.1377200185173</text:p>
              </table:table-cell>
              <table:table-cell office:value-type="float" office:value="-17.3649120622031">
                <text:p>-17.3649120622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05">
                <text:p>14.205</text:p>
              </table:table-cell>
              <table:table-cell office:value-type="float" office:value="-27.0375">
                <text:p>-27.0375</text:p>
              </table:table-cell>
              <table:table-cell office:value-type="float" office:value="9.70705884602057">
                <text:p>9.70705884602057</text:p>
              </table:table-cell>
              <table:table-cell office:value-type="float" office:value="-16.5099784528491">
                <text:p>-16.5099784528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7353">
                <text:p>13.7353</text:p>
              </table:table-cell>
              <table:table-cell office:value-type="float" office:value="-25.8784">
                <text:p>-25.8784</text:p>
              </table:table-cell>
              <table:table-cell office:value-type="float" office:value="9.26681797839027">
                <text:p>9.26681797839027</text:p>
              </table:table-cell>
              <table:table-cell office:value-type="float" office:value="-15.6387514880359">
                <text:p>-15.6387514880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2428">
                <text:p>13.2428</text:p>
              </table:table-cell>
              <table:table-cell office:value-type="float" office:value="-24.7193">
                <text:p>-24.7193</text:p>
              </table:table-cell>
              <table:table-cell office:value-type="float" office:value="8.81743188021179">
                <text:p>8.81743188021179</text:p>
              </table:table-cell>
              <table:table-cell office:value-type="float" office:value="-14.7520909635934">
                <text:p>-14.7520909635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6444">
                <text:p>12.6444</text:p>
              </table:table-cell>
              <table:table-cell office:value-type="float" office:value="-23.4617">
                <text:p>-23.4617</text:p>
              </table:table-cell>
              <table:table-cell office:value-type="float" office:value="8.359344041309">
                <text:p>8.359344041309</text:p>
              </table:table-cell>
              <table:table-cell office:value-type="float" office:value="-13.8508719064114">
                <text:p>-13.8508719064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1292">
                <text:p>12.1292</text:p>
              </table:table-cell>
              <table:table-cell office:value-type="float" office:value="-22.2344">
                <text:p>-22.2344</text:p>
              </table:table-cell>
              <table:table-cell office:value-type="float" office:value="7.89300653907328">
                <text:p>7.89300653907328</text:p>
              </table:table-cell>
              <table:table-cell office:value-type="float" office:value="-12.9359837108938">
                <text:p>-12.9359837108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762">
                <text:p>11.5762</text:p>
              </table:table-cell>
              <table:table-cell office:value-type="float" office:value="-20.939">
                <text:p>-20.939</text:p>
              </table:table-cell>
              <table:table-cell office:value-type="float" office:value="7.41887959231772">
                <text:p>7.41887959231772</text:p>
              </table:table-cell>
              <table:table-cell office:value-type="float" office:value="-12.0083292612338">
                <text:p>-12.0083292612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9701">
                <text:p>10.9701</text:p>
              </table:table-cell>
              <table:table-cell office:value-type="float" office:value="-19.6738">
                <text:p>-19.6738</text:p>
              </table:table-cell>
              <table:table-cell office:value-type="float" office:value="6.93743110709671">
                <text:p>6.93743110709671</text:p>
              </table:table-cell>
              <table:table-cell office:value-type="float" office:value="-11.068824040376">
                <text:p>-11.068824040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3262">
                <text:p>10.3262</text:p>
              </table:table-cell>
              <table:table-cell office:value-type="float" office:value="-18.3859">
                <text:p>-18.3859</text:p>
              </table:table-cell>
              <table:table-cell office:value-type="float" office:value="6.44913621493922">
                <text:p>6.44913621493922</text:p>
              </table:table-cell>
              <table:table-cell office:value-type="float" office:value="-10.1183952265458">
                <text:p>-10.1183952265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8224">
                <text:p>9.68224</text:p>
              </table:table-cell>
              <table:table-cell office:value-type="float" office:value="-17.0753">
                <text:p>-17.0753</text:p>
              </table:table-cell>
              <table:table-cell office:value-type="float" office:value="5.95447680395124">
                <text:p>5.95447680395124</text:p>
              </table:table-cell>
              <table:table-cell office:value-type="float" office:value="-9.1579807782356">
                <text:p>-9.1579807782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0042">
                <text:p>9.00042</text:p>
              </table:table-cell>
              <table:table-cell office:value-type="float" office:value="-15.7496">
                <text:p>-15.7496</text:p>
              </table:table-cell>
              <table:table-cell office:value-type="float" office:value="5.45394104325045">
                <text:p>5.45394104325045</text:p>
              </table:table-cell>
              <table:table-cell office:value-type="float" office:value="-8.18852850855371">
                <text:p>-8.188528508553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33376">
                <text:p>8.33376</text:p>
              </table:table-cell>
              <table:table-cell office:value-type="float" office:value="-14.3935">
                <text:p>-14.3935</text:p>
              </table:table-cell>
              <table:table-cell office:value-type="float" office:value="4.94802290120226">
                <text:p>4.94802290120226</text:p>
              </table:table-cell>
              <table:table-cell office:value-type="float" office:value="-7.21099514984691">
                <text:p>-7.21099514984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5951">
                <text:p>7.65951</text:p>
              </table:table-cell>
              <table:table-cell office:value-type="float" office:value="-13.0526">
                <text:p>-13.0526</text:p>
              </table:table-cell>
              <table:table-cell office:value-type="float" office:value="4.43722165793263">
                <text:p>4.43722165793263</text:p>
              </table:table-cell>
              <table:table-cell office:value-type="float" office:value="-6.22634540952122">
                <text:p>-6.22634540952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2467">
                <text:p>6.92467</text:p>
              </table:table-cell>
              <table:table-cell office:value-type="float" office:value="-11.6587">
                <text:p>-11.6587</text:p>
              </table:table-cell>
              <table:table-cell office:value-type="float" office:value="3.92204141259886">
                <text:p>3.92204141259886</text:p>
              </table:table-cell>
              <table:table-cell office:value-type="float" office:value="-5.23555101799211">
                <text:p>-5.23555101799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2277">
                <text:p>6.2277</text:p>
              </table:table-cell>
              <table:table-cell office:value-type="float" office:value="-10.2496">
                <text:p>-10.2496</text:p>
              </table:table-cell>
              <table:table-cell office:value-type="float" office:value="3.40299058590469">
                <text:p>3.40299058590469</text:p>
              </table:table-cell>
              <table:table-cell office:value-type="float" office:value="-4.23958976970396">
                <text:p>-4.23958976970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508">
                <text:p>5.508</text:p>
              </table:table-cell>
              <table:table-cell office:value-type="float" office:value="-8.84048">
                <text:p>-8.84048</text:p>
              </table:table-cell>
              <table:table-cell office:value-type="float" office:value="2.88058141835023">
                <text:p>2.88058141835023</text:p>
              </table:table-cell>
              <table:table-cell office:value-type="float" office:value="-3.239444558165">
                <text:p>-3.239444558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76558">
                <text:p>4.76558</text:p>
              </table:table-cell>
              <table:table-cell office:value-type="float" office:value="-7.41624">
                <text:p>-7.41624</text:p>
              </table:table-cell>
              <table:table-cell office:value-type="float" office:value="2.35532946471268">
                <text:p>2.35532946471268</text:p>
              </table:table-cell>
              <table:table-cell office:value-type="float" office:value="-2.23610240595003">
                <text:p>-2.23610240595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6861">
                <text:p>4.06861</text:p>
              </table:table-cell>
              <table:table-cell office:value-type="float" office:value="-5.992">
                <text:p>-5.992</text:p>
              </table:table-cell>
              <table:table-cell office:value-type="float" office:value="1.82775308525584">
                <text:p>1.82775308525584</text:p>
              </table:table-cell>
              <table:table-cell office:value-type="float" office:value="-1.23055349062828">
                <text:p>-1.230553490628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4133">
                <text:p>3.34133</text:p>
              </table:table-cell>
              <table:table-cell office:value-type="float" office:value="-4.50715">
                <text:p>-4.50715</text:p>
              </table:table-cell>
              <table:table-cell office:value-type="float" office:value="1.29837293417114">
                <text:p>1.29837293417114</text:p>
              </table:table-cell>
              <table:table-cell office:value-type="float" office:value="-0.223790167577813">
                <text:p>-0.223790167577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9739">
                <text:p>2.69739</text:p>
              </table:table-cell>
              <table:table-cell office:value-type="float" office:value="-3.0223">
                <text:p>-3.0223</text:p>
              </table:table-cell>
              <table:table-cell office:value-type="float" office:value="0.767711445754899">
                <text:p>0.767711445754899</text:p>
              </table:table-cell>
              <table:table-cell office:value-type="float" office:value="0.783194009349549">
                <text:p>0.783194009349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7921">
                <text:p>1.87921</text:p>
              </table:table-cell>
              <table:table-cell office:value-type="float" office:value="-1.52988">
                <text:p>-1.52988</text:p>
              </table:table-cell>
              <table:table-cell office:value-type="float" office:value="0.236292318828614">
                <text:p>0.236292318828614</text:p>
              </table:table-cell>
              <table:table-cell office:value-type="float" office:value="1.78940526834582">
                <text:p>1.78940526834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4436">
                <text:p>1.14436</text:p>
              </table:table-cell>
              <table:table-cell office:value-type="float" office:value="-0.0526055">
                <text:p>-0.0526055</text:p>
              </table:table-cell>
              <table:table-cell office:value-type="float" office:value="-0.295360000088452">
                <text:p>-0.295360000088452</text:p>
              </table:table-cell>
              <table:table-cell office:value-type="float" office:value="2.79385060037976">
                <text:p>2.7938506003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2243">
                <text:p>0.432243</text:p>
              </table:table-cell>
              <table:table-cell office:value-type="float" office:value="1.46255">
                <text:p>1.46255</text:p>
              </table:table-cell>
              <table:table-cell office:value-type="float" office:value="-0.826720834344676">
                <text:p>-0.826720834344676</text:p>
              </table:table-cell>
              <table:table-cell office:value-type="float" office:value="3.79553873917681">
                <text:p>3.795538739176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17757">
                <text:p>-0.317757</text:p>
              </table:table-cell>
              <table:table-cell office:value-type="float" office:value="3.008">
                <text:p>3.008</text:p>
              </table:table-cell>
              <table:table-cell office:value-type="float" office:value="-1.3572657949486">
                <text:p>-1.3572657949486</text:p>
              </table:table-cell>
              <table:table-cell office:value-type="float" office:value="4.79348113947922">
                <text:p>4.793481139479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02988">
                <text:p>-1.02988</text:p>
              </table:table-cell>
              <table:table-cell office:value-type="float" office:value="4.52315">
                <text:p>4.52315</text:p>
              </table:table-cell>
              <table:table-cell office:value-type="float" office:value="-1.88647129807759">
                <text:p>-1.88647129807759</text:p>
              </table:table-cell>
              <table:table-cell office:value-type="float" office:value="5.78669295262097">
                <text:p>5.786692952620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75715">
                <text:p>-1.75715</text:p>
              </table:table-cell>
              <table:table-cell office:value-type="float" office:value="6.06103">
                <text:p>6.06103</text:p>
              </table:table-cell>
              <table:table-cell office:value-type="float" office:value="-2.41381508179184">
                <text:p>-2.41381508179184</text:p>
              </table:table-cell>
              <table:table-cell office:value-type="float" office:value="6.77419399845438">
                <text:p>6.774193998454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47685">
                <text:p>-2.47685</text:p>
              </table:table-cell>
              <table:table-cell office:value-type="float" office:value="7.60648">
                <text:p>7.60648</text:p>
              </table:table-cell>
              <table:table-cell office:value-type="float" office:value="-2.93877672144377">
                <text:p>-2.93877672144377</text:p>
              </table:table-cell>
              <table:table-cell office:value-type="float" office:value="7.75500973266967">
                <text:p>7.755009732669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23442">
                <text:p>-3.23442</text:p>
              </table:table-cell>
              <table:table-cell office:value-type="float" office:value="9.12164">
                <text:p>9.12164</text:p>
              </table:table-cell>
              <table:table-cell office:value-type="float" office:value="-3.46083814327447">
                <text:p>-3.46083814327447</text:p>
              </table:table-cell>
              <table:table-cell office:value-type="float" office:value="8.72817220855248">
                <text:p>8.728172208552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91624">
                <text:p>-3.91624</text:p>
              </table:table-cell>
              <table:table-cell office:value-type="float" office:value="10.6822">
                <text:p>10.6822</text:p>
              </table:table-cell>
              <table:table-cell office:value-type="float" office:value="-3.97948413568979">
                <text:p>-3.97948413568979</text:p>
              </table:table-cell>
              <table:table-cell office:value-type="float" office:value="9.69272103223046">
                <text:p>9.69272103223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61321">
                <text:p>-4.61321</text:p>
              </table:table-cell>
              <table:table-cell office:value-type="float" office:value="12.1898">
                <text:p>12.1898</text:p>
              </table:table-cell>
              <table:table-cell office:value-type="float" office:value="-4.49420285771213">
                <text:p>-4.49420285771213</text:p>
              </table:table-cell>
              <table:table-cell office:value-type="float" office:value="10.647704310466">
                <text:p>10.647704310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30261">
                <text:p>-5.30261</text:p>
              </table:table-cell>
              <table:table-cell office:value-type="float" office:value="13.7125">
                <text:p>13.7125</text:p>
              </table:table-cell>
              <table:table-cell office:value-type="float" office:value="-5.00448634410559">
                <text:p>-5.00448634410559</text:p>
              </table:table-cell>
              <table:table-cell office:value-type="float" office:value="11.5921795900601">
                <text:p>11.5921795900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02988">
                <text:p>-6.02988</text:p>
              </table:table-cell>
              <table:table-cell office:value-type="float" office:value="15.205">
                <text:p>15.205</text:p>
              </table:table-cell>
              <table:table-cell office:value-type="float" office:value="-5.50983100667638">
                <text:p>-5.50983100667638</text:p>
              </table:table-cell>
              <table:table-cell office:value-type="float" office:value="12.5252147879395">
                <text:p>12.5252147879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.73442">
                <text:p>-6.73442</text:p>
              </table:table-cell>
              <table:table-cell office:value-type="float" office:value="16.6974">
                <text:p>16.6974</text:p>
              </table:table-cell>
              <table:table-cell office:value-type="float" office:value="-6.00973813125355">
                <text:p>-6.00973813125355</text:p>
              </table:table-cell>
              <table:table-cell office:value-type="float" office:value="13.4458891110108">
                <text:p>13.4458891110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40109">
                <text:p>-7.40109</text:p>
              </table:table-cell>
              <table:table-cell office:value-type="float" office:value="18.1898">
                <text:p>18.1898</text:p>
              </table:table-cell>
              <table:table-cell office:value-type="float" office:value="-6.50371436985963">
                <text:p>-6.50371436985963</text:p>
              </table:table-cell>
              <table:table-cell office:value-type="float" office:value="14.3532939648714">
                <text:p>14.3532939648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.06018">
                <text:p>-8.06018</text:p>
              </table:table-cell>
              <table:table-cell office:value-type="float" office:value="19.6898">
                <text:p>19.6898</text:p>
              </table:table-cell>
              <table:table-cell office:value-type="float" office:value="-6.99127222758563">
                <text:p>-6.99127222758563</text:p>
              </table:table-cell>
              <table:table-cell office:value-type="float" office:value="15.2465338504828">
                <text:p>15.2465338504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.74958">
                <text:p>-8.74958</text:p>
              </table:table-cell>
              <table:table-cell office:value-type="float" office:value="21.1595">
                <text:p>21.1595</text:p>
              </table:table-cell>
              <table:table-cell office:value-type="float" office:value="-7.47193054368952">
                <text:p>-7.47193054368952</text:p>
              </table:table-cell>
              <table:table-cell office:value-type="float" office:value="16.1247272479201">
                <text:p>16.1247272479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40109">
                <text:p>-9.40109</text:p>
              </table:table-cell>
              <table:table-cell office:value-type="float" office:value="22.5989">
                <text:p>22.5989</text:p>
              </table:table-cell>
              <table:table-cell office:value-type="float" office:value="-7.94521496644389">
                <text:p>-7.94521496644389</text:p>
              </table:table-cell>
              <table:table-cell office:value-type="float" office:value="16.9870074863257">
                <text:p>16.987007486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0829">
                <text:p>-10.0829</text:p>
              </table:table-cell>
              <table:table-cell office:value-type="float" office:value="24.0156">
                <text:p>24.0156</text:p>
              </table:table-cell>
              <table:table-cell office:value-type="float" office:value="-8.41065842126383">
                <text:p>-8.41065842126383</text:p>
              </table:table-cell>
              <table:table-cell office:value-type="float" office:value="17.8325235992085">
                <text:p>17.83252359920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7344">
                <text:p>-10.7344</text:p>
              </table:table-cell>
              <table:table-cell office:value-type="float" office:value="25.3944">
                <text:p>25.3944</text:p>
              </table:table-cell>
              <table:table-cell office:value-type="float" office:value="-8.86780157165304">
                <text:p>-8.86780157165304</text:p>
              </table:table-cell>
              <table:table-cell office:value-type="float" office:value="18.6604411642455">
                <text:p>18.6604411642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3556">
                <text:p>-11.3556</text:p>
              </table:table-cell>
              <table:table-cell office:value-type="float" office:value="26.7731">
                <text:p>26.7731</text:p>
              </table:table-cell>
              <table:table-cell office:value-type="float" office:value="-9.31619327251372">
                <text:p>-9.31619327251372</text:p>
              </table:table-cell>
              <table:table-cell office:value-type="float" office:value="19.4699431267559">
                <text:p>19.4699431267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9844">
                <text:p>-11.9844</text:p>
              </table:table-cell>
              <table:table-cell office:value-type="float" office:value="28.1292">
                <text:p>28.1292</text:p>
              </table:table-cell>
              <table:table-cell office:value-type="float" office:value="-9.75539101537206">
                <text:p>-9.75539101537206</text:p>
              </table:table-cell>
              <table:table-cell office:value-type="float" office:value="20.2602306060348">
                <text:p>20.2602306060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.545">
                <text:p>-12.545</text:p>
              </table:table-cell>
              <table:table-cell office:value-type="float" office:value="29.455">
                <text:p>29.455</text:p>
              </table:table-cell>
              <table:table-cell office:value-type="float" office:value="-10.1849613650809">
                <text:p>-10.1849613650809</text:p>
              </table:table-cell>
              <table:table-cell office:value-type="float" office:value="21.0305236837528">
                <text:p>21.03052368375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3.2344">
                <text:p>-13.2344</text:p>
              </table:table-cell>
              <table:table-cell office:value-type="float" office:value="30.7277">
                <text:p>30.7277</text:p>
              </table:table-cell>
              <table:table-cell office:value-type="float" office:value="-10.6044803875676">
                <text:p>-10.6044803875676</text:p>
              </table:table-cell>
              <table:table-cell office:value-type="float" office:value="21.7800621736409">
                <text:p>21.78006217364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3.8253">
                <text:p>-13.8253</text:p>
              </table:table-cell>
              <table:table-cell office:value-type="float" office:value="31.9625">
                <text:p>31.9625</text:p>
              </table:table-cell>
              <table:table-cell office:value-type="float" office:value="-11.0135340682063">
                <text:p>-11.0135340682063</text:p>
              </table:table-cell>
              <table:table-cell office:value-type="float" office:value="22.5081063717024">
                <text:p>22.5081063717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4314">
                <text:p>-14.4314</text:p>
              </table:table-cell>
              <table:table-cell office:value-type="float" office:value="33.1671">
                <text:p>33.1671</text:p>
              </table:table-cell>
              <table:table-cell office:value-type="float" office:value="-11.4117187203997">
                <text:p>-11.4117187203997</text:p>
              </table:table-cell>
              <table:table-cell office:value-type="float" office:value="23.2139377862116">
                <text:p>23.2139377862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.992">
                <text:p>-14.992</text:p>
              </table:table-cell>
              <table:table-cell office:value-type="float" office:value="34.3413">
                <text:p>34.3413</text:p>
              </table:table-cell>
              <table:table-cell office:value-type="float" office:value="-11.7986413839696">
                <text:p>-11.7986413839696</text:p>
              </table:table-cell>
              <table:table-cell office:value-type="float" office:value="23.8968598467785">
                <text:p>23.8968598467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.545">
                <text:p>-15.545</text:p>
              </table:table-cell>
              <table:table-cell office:value-type="float" office:value="35.4777">
                <text:p>35.4777</text:p>
              </table:table-cell>
              <table:table-cell office:value-type="float" office:value="-12.1739202129607">
                <text:p>-12.1739202129607</text:p>
              </table:table-cell>
              <table:table-cell office:value-type="float" office:value="24.5561985917795">
                <text:p>24.5561985917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6.0829">
                <text:p>-16.0829</text:p>
              </table:table-cell>
              <table:table-cell office:value-type="float" office:value="36.5459">
                <text:p>36.5459</text:p>
              </table:table-cell>
              <table:table-cell office:value-type="float" office:value="-12.5371848524769">
                <text:p>-12.5371848524769</text:p>
              </table:table-cell>
              <table:table-cell office:value-type="float" office:value="25.1913033334762">
                <text:p>25.19130333347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6.6056">
                <text:p>-16.6056</text:p>
              </table:table-cell>
              <table:table-cell office:value-type="float" office:value="37.5989">
                <text:p>37.5989</text:p>
              </table:table-cell>
              <table:table-cell office:value-type="float" office:value="-12.8880768041763">
                <text:p>-12.8880768041763</text:p>
              </table:table-cell>
              <table:table-cell office:value-type="float" office:value="25.8015473001656">
                <text:p>25.8015473001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7.1284">
                <text:p>-17.1284</text:p>
              </table:table-cell>
              <table:table-cell office:value-type="float" office:value="38.5762">
                <text:p>38.5762</text:p>
              </table:table-cell>
              <table:table-cell office:value-type="float" office:value="-13.2262497800664">
                <text:p>-13.2262497800664</text:p>
              </table:table-cell>
              <table:table-cell office:value-type="float" office:value="26.3863282547284">
                <text:p>26.3863282547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7.5678">
                <text:p>-17.5678</text:p>
              </table:table-cell>
              <table:table-cell office:value-type="float" office:value="39.5838">
                <text:p>39.5838</text:p>
              </table:table-cell>
              <table:table-cell office:value-type="float" office:value="-13.551370044248">
                <text:p>-13.551370044248</text:p>
              </table:table-cell>
              <table:table-cell office:value-type="float" office:value="26.9450690889637">
                <text:p>26.94506908896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8.0223">
                <text:p>-18.0223</text:p>
              </table:table-cell>
              <table:table-cell office:value-type="float" office:value="40.4928">
                <text:p>40.4928</text:p>
              </table:table-cell>
              <table:table-cell office:value-type="float" office:value="-13.8631167422727">
                <text:p>-13.8631167422727</text:p>
              </table:table-cell>
              <table:table-cell office:value-type="float" office:value="27.4772183931259">
                <text:p>27.4772183931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8.545">
                <text:p>-18.545</text:p>
              </table:table-cell>
              <table:table-cell office:value-type="float" office:value="41.3338">
                <text:p>41.3338</text:p>
              </table:table-cell>
              <table:table-cell office:value-type="float" office:value="-14.1611822177871">
                <text:p>-14.1611822177871</text:p>
              </table:table-cell>
              <table:table-cell office:value-type="float" office:value="27.9822510000988">
                <text:p>27.98225100009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8.8935">
                <text:p>-18.8935</text:p>
              </table:table-cell>
              <table:table-cell office:value-type="float" office:value="42.1595">
                <text:p>42.1595</text:p>
              </table:table-cell>
              <table:table-cell office:value-type="float" office:value="-14.4452723161529">
                <text:p>-14.4452723161529</text:p>
              </table:table-cell>
              <table:table-cell office:value-type="float" office:value="28.4596685036727">
                <text:p>28.45966850367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9.2572">
                <text:p>-19.2572</text:p>
              </table:table-cell>
              <table:table-cell office:value-type="float" office:value="42.9322">
                <text:p>42.9322</text:p>
              </table:table-cell>
              <table:table-cell office:value-type="float" office:value="-14.7151066747414">
                <text:p>-14.7151066747414</text:p>
              </table:table-cell>
              <table:table-cell office:value-type="float" office:value="28.9089997504109">
                <text:p>28.9089997504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9.6435">
                <text:p>-19.6435</text:p>
              </table:table-cell>
              <table:table-cell office:value-type="float" office:value="43.6671">
                <text:p>43.6671</text:p>
              </table:table-cell>
              <table:table-cell office:value-type="float" office:value="-14.9704189996184">
                <text:p>-14.9704189996184</text:p>
              </table:table-cell>
              <table:table-cell office:value-type="float" office:value="29.3298013046213">
                <text:p>29.3298013046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9.992">
                <text:p>-19.992</text:p>
              </table:table-cell>
              <table:table-cell office:value-type="float" office:value="44.3489">
                <text:p>44.3489</text:p>
              </table:table-cell>
              <table:table-cell office:value-type="float" office:value="-15.2109573283433">
                <text:p>-15.2109573283433</text:p>
              </table:table-cell>
              <table:table-cell office:value-type="float" office:value="29.7216578859739">
                <text:p>29.72165788597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0.3026">
                <text:p>-20.3026</text:p>
              </table:table-cell>
              <table:table-cell office:value-type="float" office:value="44.9928">
                <text:p>44.9928</text:p>
              </table:table-cell>
              <table:table-cell office:value-type="float" office:value="-15.4364842786262">
                <text:p>-15.4364842786262</text:p>
              </table:table-cell>
              <table:table-cell office:value-type="float" office:value="30.0841827793322">
                <text:p>30.0841827793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0.5829">
                <text:p>-20.5829</text:p>
              </table:table-cell>
              <table:table-cell office:value-type="float" office:value="45.5838">
                <text:p>45.5838</text:p>
              </table:table-cell>
              <table:table-cell office:value-type="float" office:value="-15.6467772825955">
                <text:p>-15.6467772825955</text:p>
              </table:table-cell>
              <table:table-cell office:value-type="float" office:value="30.4170182163948">
                <text:p>30.41701821639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.8632">
                <text:p>-20.8632</text:p>
              </table:table-cell>
              <table:table-cell office:value-type="float" office:value="46.0989">
                <text:p>46.0989</text:p>
              </table:table-cell>
              <table:table-cell office:value-type="float" office:value="-15.8416288064452">
                <text:p>-15.8416288064452</text:p>
              </table:table-cell>
              <table:table-cell office:value-type="float" office:value="30.7198357287688">
                <text:p>30.7198357287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1.1132">
                <text:p>-21.1132</text:p>
              </table:table-cell>
              <table:table-cell office:value-type="float" office:value="46.561">
                <text:p>46.561</text:p>
              </table:table-cell>
              <table:table-cell office:value-type="float" office:value="-16.0208465552459">
                <text:p>-16.0208465552459</text:p>
              </table:table-cell>
              <table:table-cell office:value-type="float" office:value="30.9923364721293">
                <text:p>30.9923364721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1.3405">
                <text:p>-21.3405</text:p>
              </table:table-cell>
              <table:table-cell office:value-type="float" office:value="47.0156">
                <text:p>47.0156</text:p>
              </table:table-cell>
              <table:table-cell office:value-type="float" office:value="-16.1842536627169">
                <text:p>-16.1842536627169</text:p>
              </table:table-cell>
              <table:table-cell office:value-type="float" office:value="31.234251521142">
                <text:p>31.234251521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1.5375">
                <text:p>-21.5375</text:p>
              </table:table-cell>
              <table:table-cell office:value-type="float" office:value="47.3716">
                <text:p>47.3716</text:p>
              </table:table-cell>
              <table:table-cell office:value-type="float" office:value="-16.3316888657714">
                <text:p>-16.3316888657714</text:p>
              </table:table-cell>
              <table:table-cell office:value-type="float" office:value="31.4453421348601">
                <text:p>31.4453421348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1.7193">
                <text:p>-21.7193</text:p>
              </table:table-cell>
              <table:table-cell office:value-type="float" office:value="47.6822">
                <text:p>47.6822</text:p>
              </table:table-cell>
              <table:table-cell office:value-type="float" office:value="-16.4630066636641">
                <text:p>-16.4630066636641</text:p>
              </table:table-cell>
              <table:table-cell office:value-type="float" office:value="31.6253999923333">
                <text:p>31.625399992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.8708">
                <text:p>-21.8708</text:p>
              </table:table-cell>
              <table:table-cell office:value-type="float" office:value="47.9625">
                <text:p>47.9625</text:p>
              </table:table-cell>
              <table:table-cell office:value-type="float" office:value="-16.5780774615826">
                <text:p>-16.5780774615826</text:p>
              </table:table-cell>
              <table:table-cell office:value-type="float" office:value="31.7742473981949">
                <text:p>31.7742473981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.9769">
                <text:p>-21.9769</text:p>
              </table:table-cell>
              <table:table-cell office:value-type="float" office:value="48.2125">
                <text:p>48.2125</text:p>
              </table:table-cell>
              <table:table-cell office:value-type="float" office:value="-16.676787698542">
                <text:p>-16.676787698542</text:p>
              </table:table-cell>
              <table:table-cell office:value-type="float" office:value="31.8917374580259">
                <text:p>31.89173745802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2.0753">
                <text:p>-22.0753</text:p>
              </table:table-cell>
              <table:table-cell office:value-type="float" office:value="48.3944">
                <text:p>48.3944</text:p>
              </table:table-cell>
              <table:table-cell office:value-type="float" office:value="-16.759039959456">
                <text:p>-16.759039959456</text:p>
              </table:table-cell>
              <table:table-cell office:value-type="float" office:value="31.9777542233219">
                <text:p>31.9777542233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2.1359">
                <text:p>-22.1359</text:p>
              </table:table-cell>
              <table:table-cell office:value-type="float" office:value="48.5535">
                <text:p>48.5535</text:p>
              </table:table-cell>
              <table:table-cell office:value-type="float" office:value="-16.8247530712735">
                <text:p>-16.8247530712735</text:p>
              </table:table-cell>
              <table:table-cell office:value-type="float" office:value="32.0322128059205">
                <text:p>32.0322128059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2.1814">
                <text:p>-22.1814</text:p>
              </table:table-cell>
              <table:table-cell office:value-type="float" office:value="48.6216">
                <text:p>48.6216</text:p>
              </table:table-cell>
              <table:table-cell office:value-type="float" office:value="-16.8738621830866">
                <text:p>-16.8738621830866</text:p>
              </table:table-cell>
              <table:table-cell office:value-type="float" office:value="32.0550594617756">
                <text:p>32.0550594617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2.2269">
                <text:p>-22.2269</text:p>
              </table:table-cell>
              <table:table-cell office:value-type="float" office:value="48.6519">
                <text:p>48.6519</text:p>
              </table:table-cell>
              <table:table-cell office:value-type="float" office:value="-16.9063188301311">
                <text:p>-16.9063188301311</text:p>
              </table:table-cell>
              <table:table-cell office:value-type="float" office:value="32.0462716439962">
                <text:p>32.04627164399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2.2117">
                <text:p>-22.2117</text:p>
              </table:table-cell>
              <table:table-cell office:value-type="float" office:value="48.6747">
                <text:p>48.6747</text:p>
              </table:table-cell>
              <table:table-cell office:value-type="float" office:value="-16.9220909816148">
                <text:p>-16.9220909816148</text:p>
              </table:table-cell>
              <table:table-cell office:value-type="float" office:value="32.0058580250974">
                <text:p>32.0058580250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2.1738">
                <text:p>-22.1738</text:p>
              </table:table-cell>
              <table:table-cell office:value-type="float" office:value="48.6065">
                <text:p>48.6065</text:p>
              </table:table-cell>
              <table:table-cell office:value-type="float" office:value="-16.9211630723286">
                <text:p>-16.9211630723286</text:p>
              </table:table-cell>
              <table:table-cell office:value-type="float" office:value="31.9338584884419">
                <text:p>31.9338584884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2.1738">
                <text:p>-22.1738</text:p>
              </table:table-cell>
              <table:table-cell office:value-type="float" office:value="48.508">
                <text:p>48.508</text:p>
              </table:table-cell>
              <table:table-cell office:value-type="float" office:value="-16.9035360180067">
                <text:p>-16.9035360180067</text:p>
              </table:table-cell>
              <table:table-cell office:value-type="float" office:value="31.8303440888798">
                <text:p>31.8303440888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2.1056">
                <text:p>-22.1056</text:p>
              </table:table-cell>
              <table:table-cell office:value-type="float" office:value="48.3792">
                <text:p>48.3792</text:p>
              </table:table-cell>
              <table:table-cell office:value-type="float" office:value="-16.8692272144236">
                <text:p>-16.8692272144236</text:p>
              </table:table-cell>
              <table:table-cell office:value-type="float" office:value="31.6954169826259">
                <text:p>31.69541698262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2.0375">
                <text:p>-22.0375</text:p>
              </table:table-cell>
              <table:table-cell office:value-type="float" office:value="48.2201">
                <text:p>48.2201</text:p>
              </table:table-cell>
              <table:table-cell office:value-type="float" office:value="-16.8182705202264">
                <text:p>-16.8182705202264</text:p>
              </table:table-cell>
              <table:table-cell office:value-type="float" office:value="31.5292103264443">
                <text:p>31.52921032644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1.939">
                <text:p>-21.939</text:p>
              </table:table-cell>
              <table:table-cell office:value-type="float" office:value="47.9853">
                <text:p>47.9853</text:p>
              </table:table-cell>
              <table:table-cell office:value-type="float" office:value="-16.7507162235202">
                <text:p>-16.7507162235202</text:p>
              </table:table-cell>
              <table:table-cell office:value-type="float" office:value="31.3318881462382">
                <text:p>31.33188814623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1.8253">
                <text:p>-21.8253</text:p>
              </table:table-cell>
              <table:table-cell office:value-type="float" office:value="47.705">
                <text:p>47.705</text:p>
              </table:table-cell>
              <table:table-cell office:value-type="float" office:value="-16.6666309922398">
                <text:p>-16.6666309922398</text:p>
              </table:table-cell>
              <table:table-cell office:value-type="float" office:value="31.1036451751764">
                <text:p>31.1036451751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1.7041">
                <text:p>-21.7041</text:p>
              </table:table-cell>
              <table:table-cell office:value-type="float" office:value="47.4019">
                <text:p>47.4019</text:p>
              </table:table-cell>
              <table:table-cell office:value-type="float" office:value="-16.5660978083568">
                <text:p>-16.5660978083568</text:p>
              </table:table-cell>
              <table:table-cell office:value-type="float" office:value="30.8447066615153">
                <text:p>30.8447066615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.545">
                <text:p>-21.545</text:p>
              </table:table-cell>
              <table:table-cell office:value-type="float" office:value="47.0459">
                <text:p>47.0459</text:p>
              </table:table-cell>
              <table:table-cell office:value-type="float" office:value="-16.4492158859862">
                <text:p>-16.4492158859862</text:p>
              </table:table-cell>
              <table:table-cell office:value-type="float" office:value="30.5553281463059">
                <text:p>30.5553281463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.3935">
                <text:p>-21.3935</text:p>
              </table:table-cell>
              <table:table-cell office:value-type="float" office:value="46.6671">
                <text:p>46.6671</text:p>
              </table:table-cell>
              <table:table-cell office:value-type="float" office:value="-16.316100573474">
                <text:p>-16.316100573474</text:p>
              </table:table-cell>
              <table:table-cell office:value-type="float" office:value="30.2357952112055">
                <text:p>30.2357952112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1.1359">
                <text:p>-21.1359</text:p>
              </table:table-cell>
              <table:table-cell office:value-type="float" office:value="46.2428">
                <text:p>46.2428</text:p>
              </table:table-cell>
              <table:table-cell office:value-type="float" office:value="-16.1668832395625">
                <text:p>-16.1668832395625</text:p>
              </table:table-cell>
              <table:table-cell office:value-type="float" office:value="29.8864231966435">
                <text:p>29.88642319664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1.0072">
                <text:p>-21.0072</text:p>
              </table:table-cell>
              <table:table-cell office:value-type="float" office:value="45.8565">
                <text:p>45.8565</text:p>
              </table:table-cell>
              <table:table-cell office:value-type="float" office:value="-16.0017111437451">
                <text:p>-16.0017111437451</text:p>
              </table:table-cell>
              <table:table-cell office:value-type="float" office:value="29.507556890618">
                <text:p>29.5075568906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0.795">
                <text:p>-20.795</text:p>
              </table:table-cell>
              <table:table-cell office:value-type="float" office:value="45.2731">
                <text:p>45.2731</text:p>
              </table:table-cell>
              <table:table-cell office:value-type="float" office:value="-15.8207472909387">
                <text:p>-15.8207472909387</text:p>
              </table:table-cell>
              <table:table-cell office:value-type="float" office:value="29.0995701884319">
                <text:p>29.0995701884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0.545">
                <text:p>-20.545</text:p>
              </table:table-cell>
              <table:table-cell office:value-type="float" office:value="44.7353">
                <text:p>44.7353</text:p>
              </table:table-cell>
              <table:table-cell office:value-type="float" office:value="-15.6241702706182">
                <text:p>-15.6241702706182</text:p>
              </table:table-cell>
              <table:table-cell office:value-type="float" office:value="28.6628657237036">
                <text:p>28.66286572370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.2647">
                <text:p>-20.2647</text:p>
              </table:table-cell>
              <table:table-cell office:value-type="float" office:value="44.1292">
                <text:p>44.1292</text:p>
              </table:table-cell>
              <table:table-cell office:value-type="float" office:value="-15.4121740805695">
                <text:p>-15.4121740805695</text:p>
              </table:table-cell>
              <table:table-cell office:value-type="float" office:value="28.1978744710157">
                <text:p>28.1978744710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9.992">
                <text:p>-19.992</text:p>
              </table:table-cell>
              <table:table-cell office:value-type="float" office:value="43.4928">
                <text:p>43.4928</text:p>
              </table:table-cell>
              <table:table-cell office:value-type="float" office:value="-15.1849679354376">
                <text:p>-15.1849679354376</text:p>
              </table:table-cell>
              <table:table-cell office:value-type="float" office:value="27.7050553205955">
                <text:p>27.70505532059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9.6814">
                <text:p>-19.6814</text:p>
              </table:table-cell>
              <table:table-cell office:value-type="float" office:value="42.8186">
                <text:p>42.8186</text:p>
              </table:table-cell>
              <table:table-cell office:value-type="float" office:value="-14.9427760602568">
                <text:p>-14.9427760602568</text:p>
              </table:table-cell>
              <table:table-cell office:value-type="float" office:value="27.1848946254458">
                <text:p>27.1848946254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9.3102">
                <text:p>-19.3102</text:p>
              </table:table-cell>
              <table:table-cell office:value-type="float" office:value="42.1216">
                <text:p>42.1216</text:p>
              </table:table-cell>
              <table:table-cell office:value-type="float" office:value="-14.6858374691678">
                <text:p>-14.6858374691678</text:p>
              </table:table-cell>
              <table:table-cell office:value-type="float" office:value="26.6379057213728">
                <text:p>26.63790572137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8.9617">
                <text:p>-18.9617</text:p>
              </table:table-cell>
              <table:table-cell office:value-type="float" office:value="41.3565">
                <text:p>41.3565</text:p>
              </table:table-cell>
              <table:table-cell office:value-type="float" office:value="-14.4144057295393">
                <text:p>-14.4144057295393</text:p>
              </table:table-cell>
              <table:table-cell office:value-type="float" office:value="26.0646284203862">
                <text:p>26.0646284203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8.5602">
                <text:p>-18.5602</text:p>
              </table:table-cell>
              <table:table-cell office:value-type="float" office:value="40.5459">
                <text:p>40.5459</text:p>
              </table:table-cell>
              <table:table-cell office:value-type="float" office:value="-14.1287487117281">
                <text:p>-14.1287487117281</text:p>
              </table:table-cell>
              <table:table-cell office:value-type="float" office:value="25.4656284779694">
                <text:p>25.4656284779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8.1738">
                <text:p>-18.1738</text:p>
              </table:table-cell>
              <table:table-cell office:value-type="float" office:value="39.7125">
                <text:p>39.7125</text:p>
              </table:table-cell>
              <table:table-cell office:value-type="float" office:value="-13.8291483247229">
                <text:p>-13.8291483247229</text:p>
              </table:table-cell>
              <table:table-cell office:value-type="float" office:value="24.8414970347475">
                <text:p>24.8414970347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7.7799">
                <text:p>-17.7799</text:p>
              </table:table-cell>
              <table:table-cell office:value-type="float" office:value="38.8413">
                <text:p>38.8413</text:p>
              </table:table-cell>
              <table:table-cell office:value-type="float" office:value="-13.5159002379345">
                <text:p>-13.5159002379345</text:p>
              </table:table-cell>
              <table:table-cell office:value-type="float" office:value="24.1928500331025">
                <text:p>24.19285003310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7.3102">
                <text:p>-17.3102</text:p>
              </table:table-cell>
              <table:table-cell office:value-type="float" office:value="37.9625">
                <text:p>37.9625</text:p>
              </table:table-cell>
              <table:table-cell office:value-type="float" office:value="-13.1893135894057">
                <text:p>-13.1893135894057</text:p>
              </table:table-cell>
              <table:table-cell office:value-type="float" office:value="23.520327609313">
                <text:p>23.5203276093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6.8556">
                <text:p>-16.8556</text:p>
              </table:table-cell>
              <table:table-cell office:value-type="float" office:value="37.0307">
                <text:p>37.0307</text:p>
              </table:table-cell>
              <table:table-cell office:value-type="float" office:value="-12.8497106807293">
                <text:p>-12.8497106807293</text:p>
              </table:table-cell>
              <table:table-cell office:value-type="float" office:value="22.8245934618167">
                <text:p>22.82459346181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6.3859">
                <text:p>-16.3859</text:p>
              </table:table-cell>
              <table:table-cell office:value-type="float" office:value="36.0762">
                <text:p>36.0762</text:p>
              </table:table-cell>
              <table:table-cell office:value-type="float" office:value="-12.4974266589753">
                <text:p>-12.4974266589753</text:p>
              </table:table-cell>
              <table:table-cell office:value-type="float" office:value="22.1063341962201">
                <text:p>22.1063341962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5.9617">
                <text:p>-15.9617</text:p>
              </table:table-cell>
              <table:table-cell office:value-type="float" office:value="35.0534">
                <text:p>35.0534</text:p>
              </table:table-cell>
              <table:table-cell office:value-type="float" office:value="-12.1328091859416">
                <text:p>-12.1328091859416</text:p>
              </table:table-cell>
              <table:table-cell office:value-type="float" office:value="21.366258647702">
                <text:p>21.366258647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5.4844">
                <text:p>-15.4844</text:p>
              </table:table-cell>
              <table:table-cell office:value-type="float" office:value="34.0231">
                <text:p>34.0231</text:p>
              </table:table-cell>
              <table:table-cell office:value-type="float" office:value="-11.7562180950531">
                <text:p>-11.7562180950531</text:p>
              </table:table-cell>
              <table:table-cell office:value-type="float" office:value="20.6050971814782">
                <text:p>20.60509718147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.9996">
                <text:p>-14.9996</text:p>
              </table:table-cell>
              <table:table-cell office:value-type="float" office:value="32.9474">
                <text:p>32.9474</text:p>
              </table:table-cell>
              <table:table-cell office:value-type="float" office:value="-11.3680250362502">
                <text:p>-11.3680250362502</text:p>
              </table:table-cell>
              <table:table-cell office:value-type="float" office:value="19.8236009720199">
                <text:p>19.8236009720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.4996">
                <text:p>-14.4996</text:p>
              </table:table-cell>
              <table:table-cell office:value-type="float" office:value="31.8565">
                <text:p>31.8565</text:p>
              </table:table-cell>
              <table:table-cell office:value-type="float" office:value="-10.9686131092149">
                <text:p>-10.9686131092149</text:p>
              </table:table-cell>
              <table:table-cell office:value-type="float" office:value="19.0225412617345">
                <text:p>19.02254126173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3.992">
                <text:p>-13.992</text:p>
              </table:table-cell>
              <table:table-cell office:value-type="float" office:value="30.7125">
                <text:p>30.7125</text:p>
              </table:table-cell>
              <table:table-cell office:value-type="float" office:value="-10.5583764852974">
                <text:p>-10.5583764852974</text:p>
              </table:table-cell>
              <table:table-cell office:value-type="float" office:value="18.202708599843">
                <text:p>18.2027085998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3.4541">
                <text:p>-13.4541</text:p>
              </table:table-cell>
              <table:table-cell office:value-type="float" office:value="29.5838">
                <text:p>29.5838</text:p>
              </table:table-cell>
              <table:table-cell office:value-type="float" office:value="-10.1377200185173">
                <text:p>-10.1377200185173</text:p>
              </table:table-cell>
              <table:table-cell office:value-type="float" office:value="17.3649120622031">
                <text:p>17.3649120622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.9087">
                <text:p>-12.9087</text:p>
              </table:table-cell>
              <table:table-cell office:value-type="float" office:value="28.3716">
                <text:p>28.3716</text:p>
              </table:table-cell>
              <table:table-cell office:value-type="float" office:value="-9.70705884602057">
                <text:p>-9.70705884602057</text:p>
              </table:table-cell>
              <table:table-cell office:value-type="float" office:value="16.5099784528491">
                <text:p>16.50997845284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2.4011">
                <text:p>-12.4011</text:p>
              </table:table-cell>
              <table:table-cell office:value-type="float" office:value="27.1671">
                <text:p>27.1671</text:p>
              </table:table-cell>
              <table:table-cell office:value-type="float" office:value="-9.26681797839028">
                <text:p>-9.26681797839028</text:p>
              </table:table-cell>
              <table:table-cell office:value-type="float" office:value="15.6387514880359">
                <text:p>15.63875148803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8253">
                <text:p>-11.8253</text:p>
              </table:table-cell>
              <table:table-cell office:value-type="float" office:value="25.9095">
                <text:p>25.9095</text:p>
              </table:table-cell>
              <table:table-cell office:value-type="float" office:value="-8.8174318802118">
                <text:p>-8.8174318802118</text:p>
              </table:table-cell>
              <table:table-cell office:value-type="float" office:value="14.7520909635935">
                <text:p>14.75209096359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.2572">
                <text:p>-11.2572</text:p>
              </table:table-cell>
              <table:table-cell office:value-type="float" office:value="24.6671">
                <text:p>24.6671</text:p>
              </table:table-cell>
              <table:table-cell office:value-type="float" office:value="-8.35934404130901">
                <text:p>-8.35934404130901</text:p>
              </table:table-cell>
              <table:table-cell office:value-type="float" office:value="13.8508719064114">
                <text:p>13.8508719064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.6738">
                <text:p>-10.6738</text:p>
              </table:table-cell>
              <table:table-cell office:value-type="float" office:value="23.3641">
                <text:p>23.3641</text:p>
              </table:table-cell>
              <table:table-cell office:value-type="float" office:value="-7.89300653907328">
                <text:p>-7.89300653907328</text:p>
              </table:table-cell>
              <table:table-cell office:value-type="float" office:value="12.9359837108938">
                <text:p>12.93598371089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.0678">
                <text:p>-10.0678</text:p>
              </table:table-cell>
              <table:table-cell office:value-type="float" office:value="22.0535">
                <text:p>22.0535</text:p>
              </table:table-cell>
              <table:table-cell office:value-type="float" office:value="-7.41887959231772">
                <text:p>-7.41887959231772</text:p>
              </table:table-cell>
              <table:table-cell office:value-type="float" office:value="12.0083292612337">
                <text:p>12.0083292612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.46927">
                <text:p>-9.46927</text:p>
              </table:table-cell>
              <table:table-cell office:value-type="float" office:value="20.7504">
                <text:p>20.7504</text:p>
              </table:table-cell>
              <table:table-cell office:value-type="float" office:value="-6.93743110709672">
                <text:p>-6.93743110709672</text:p>
              </table:table-cell>
              <table:table-cell office:value-type="float" office:value="11.068824040376">
                <text:p>11.068824040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.85564">
                <text:p>-8.85564</text:p>
              </table:table-cell>
              <table:table-cell office:value-type="float" office:value="19.4095">
                <text:p>19.4095</text:p>
              </table:table-cell>
              <table:table-cell office:value-type="float" office:value="-6.44913621493923">
                <text:p>-6.44913621493923</text:p>
              </table:table-cell>
              <table:table-cell office:value-type="float" office:value="10.1183952265458">
                <text:p>10.11839522654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.22685">
                <text:p>-8.22685</text:p>
              </table:table-cell>
              <table:table-cell office:value-type="float" office:value="18.0535">
                <text:p>18.0535</text:p>
              </table:table-cell>
              <table:table-cell office:value-type="float" office:value="-5.95447680395124">
                <text:p>-5.95447680395124</text:p>
              </table:table-cell>
              <table:table-cell office:value-type="float" office:value="9.1579807782356">
                <text:p>9.15798077823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58291">
                <text:p>-7.58291</text:p>
              </table:table-cell>
              <table:table-cell office:value-type="float" office:value="16.6747">
                <text:p>16.6747</text:p>
              </table:table-cell>
              <table:table-cell office:value-type="float" office:value="-5.45394104325046">
                <text:p>-5.45394104325046</text:p>
              </table:table-cell>
              <table:table-cell office:value-type="float" office:value="8.18852850855372">
                <text:p>8.188528508553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.92382">
                <text:p>-6.92382</text:p>
              </table:table-cell>
              <table:table-cell office:value-type="float" office:value="15.311">
                <text:p>15.311</text:p>
              </table:table-cell>
              <table:table-cell office:value-type="float" office:value="-4.94802290120226">
                <text:p>-4.94802290120226</text:p>
              </table:table-cell>
              <table:table-cell office:value-type="float" office:value="7.21099514984691">
                <text:p>7.210995149846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24958">
                <text:p>-6.24958</text:p>
              </table:table-cell>
              <table:table-cell office:value-type="float" office:value="13.8792">
                <text:p>13.8792</text:p>
              </table:table-cell>
              <table:table-cell office:value-type="float" office:value="-4.43722165793262">
                <text:p>-4.43722165793262</text:p>
              </table:table-cell>
              <table:table-cell office:value-type="float" office:value="6.22634540952121">
                <text:p>6.226345409521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.54503">
                <text:p>-5.54503</text:p>
              </table:table-cell>
              <table:table-cell office:value-type="float" office:value="12.4398">
                <text:p>12.4398</text:p>
              </table:table-cell>
              <table:table-cell office:value-type="float" office:value="-3.92204141259887">
                <text:p>-3.92204141259887</text:p>
              </table:table-cell>
              <table:table-cell office:value-type="float" office:value="5.2355510179921">
                <text:p>5.2355510179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.85564">
                <text:p>-4.85564</text:p>
              </table:table-cell>
              <table:table-cell office:value-type="float" office:value="11.0383">
                <text:p>11.0383</text:p>
              </table:table-cell>
              <table:table-cell office:value-type="float" office:value="-3.40299058590467">
                <text:p>-3.40299058590467</text:p>
              </table:table-cell>
              <table:table-cell office:value-type="float" office:value="4.23958976970396">
                <text:p>4.239589769703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15867">
                <text:p>-4.15867</text:p>
              </table:table-cell>
              <table:table-cell office:value-type="float" office:value="9.58376">
                <text:p>9.58376</text:p>
              </table:table-cell>
              <table:table-cell office:value-type="float" office:value="-2.88058141835023">
                <text:p>-2.88058141835023</text:p>
              </table:table-cell>
              <table:table-cell office:value-type="float" office:value="3.23944455816502">
                <text:p>3.239444558165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43897">
                <text:p>-3.43897</text:p>
              </table:table-cell>
              <table:table-cell office:value-type="float" office:value="8.10648">
                <text:p>8.10648</text:p>
              </table:table-cell>
              <table:table-cell office:value-type="float" office:value="-2.35532946471268">
                <text:p>-2.35532946471268</text:p>
              </table:table-cell>
              <table:table-cell office:value-type="float" office:value="2.23610240595003">
                <text:p>2.236102405950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.68897">
                <text:p>-2.68897</text:p>
              </table:table-cell>
              <table:table-cell office:value-type="float" office:value="6.68224">
                <text:p>6.68224</text:p>
              </table:table-cell>
              <table:table-cell office:value-type="float" office:value="-1.82775308525583">
                <text:p>-1.82775308525583</text:p>
              </table:table-cell>
              <table:table-cell office:value-type="float" office:value="1.23055349062827">
                <text:p>1.230553490628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89351">
                <text:p>-1.89351</text:p>
              </table:table-cell>
              <table:table-cell office:value-type="float" office:value="5.20497">
                <text:p>5.20497</text:p>
              </table:table-cell>
              <table:table-cell office:value-type="float" office:value="-1.29837293417114">
                <text:p>-1.29837293417114</text:p>
              </table:table-cell>
              <table:table-cell office:value-type="float" office:value="0.223790167577817">
                <text:p>0.2237901675778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4351">
                <text:p>-1.14351</text:p>
              </table:table-cell>
              <table:table-cell office:value-type="float" office:value="3.72012">
                <text:p>3.72012</text:p>
              </table:table-cell>
              <table:table-cell office:value-type="float" office:value="-0.767711445754886">
                <text:p>-0.767711445754886</text:p>
              </table:table-cell>
              <table:table-cell office:value-type="float" office:value="-0.783194009349538">
                <text:p>-0.7831940093495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85939">
                <text:p>-0.385939</text:p>
              </table:table-cell>
              <table:table-cell office:value-type="float" office:value="2.24285">
                <text:p>2.24285</text:p>
              </table:table-cell>
              <table:table-cell office:value-type="float" office:value="-0.236292318828601">
                <text:p>-0.236292318828601</text:p>
              </table:table-cell>
              <table:table-cell office:value-type="float" office:value="-1.78940526834581">
                <text:p>-1.789405268345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94364">
                <text:p>0.394364</text:p>
              </table:table-cell>
              <table:table-cell office:value-type="float" office:value="0.765576">
                <text:p>0.765576</text:p>
              </table:table-cell>
              <table:table-cell office:value-type="float" office:value="0.29536000008845">
                <text:p>0.29536000008845</text:p>
              </table:table-cell>
              <table:table-cell office:value-type="float" office:value="-2.79385060037977">
                <text:p>-2.793850600379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8224">
                <text:p>1.18224</text:p>
              </table:table-cell>
              <table:table-cell office:value-type="float" office:value="-0.711696">
                <text:p>-0.711696</text:p>
              </table:table-cell>
              <table:table-cell office:value-type="float" office:value="0.826720834344671">
                <text:p>0.826720834344671</text:p>
              </table:table-cell>
              <table:table-cell office:value-type="float" office:value="-3.79553873917681">
                <text:p>-3.795538739176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4739">
                <text:p>1.94739</text:p>
              </table:table-cell>
              <table:table-cell office:value-type="float" office:value="-2.23442">
                <text:p>-2.23442</text:p>
              </table:table-cell>
              <table:table-cell office:value-type="float" office:value="1.35726579494859">
                <text:p>1.35726579494859</text:p>
              </table:table-cell>
              <table:table-cell office:value-type="float" office:value="-4.79348113947921">
                <text:p>-4.793481139479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7467">
                <text:p>2.67467</text:p>
              </table:table-cell>
              <table:table-cell office:value-type="float" office:value="-3.73442">
                <text:p>-3.73442</text:p>
              </table:table-cell>
              <table:table-cell office:value-type="float" office:value="1.8864712980776">
                <text:p>1.8864712980776</text:p>
              </table:table-cell>
              <table:table-cell office:value-type="float" office:value="-5.78669295262096">
                <text:p>-5.786692952620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7012">
                <text:p>3.47012</text:p>
              </table:table-cell>
              <table:table-cell office:value-type="float" office:value="-5.25715">
                <text:p>-5.25715</text:p>
              </table:table-cell>
              <table:table-cell office:value-type="float" office:value="2.41381508179183">
                <text:p>2.41381508179183</text:p>
              </table:table-cell>
              <table:table-cell office:value-type="float" office:value="-6.77419399845437">
                <text:p>-6.774193998454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21255">
                <text:p>4.21255</text:p>
              </table:table-cell>
              <table:table-cell office:value-type="float" office:value="-6.742">
                <text:p>-6.742</text:p>
              </table:table-cell>
              <table:table-cell office:value-type="float" office:value="2.93877672144377">
                <text:p>2.93877672144377</text:p>
              </table:table-cell>
              <table:table-cell office:value-type="float" office:value="-7.75500973266967">
                <text:p>-7.75500973266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98527">
                <text:p>4.98527</text:p>
              </table:table-cell>
              <table:table-cell office:value-type="float" office:value="-8.21927">
                <text:p>-8.21927</text:p>
              </table:table-cell>
              <table:table-cell office:value-type="float" office:value="3.46083814327446">
                <text:p>3.46083814327446</text:p>
              </table:table-cell>
              <table:table-cell office:value-type="float" office:value="-8.72817220855248">
                <text:p>-8.728172208552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7467">
                <text:p>5.67467</text:p>
              </table:table-cell>
              <table:table-cell office:value-type="float" office:value="-9.72685">
                <text:p>-9.72685</text:p>
              </table:table-cell>
              <table:table-cell office:value-type="float" office:value="3.97948413568978">
                <text:p>3.97948413568978</text:p>
              </table:table-cell>
              <table:table-cell office:value-type="float" office:value="-9.69272103223046">
                <text:p>-9.692721032230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37921">
                <text:p>6.37921</text:p>
              </table:table-cell>
              <table:table-cell office:value-type="float" office:value="-11.2496">
                <text:p>-11.2496</text:p>
              </table:table-cell>
              <table:table-cell office:value-type="float" office:value="4.49420285771211">
                <text:p>4.49420285771211</text:p>
              </table:table-cell>
              <table:table-cell office:value-type="float" office:value="-10.647704310466">
                <text:p>-10.6477043104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06861">
                <text:p>7.06861</text:p>
              </table:table-cell>
              <table:table-cell office:value-type="float" office:value="-12.742">
                <text:p>-12.742</text:p>
              </table:table-cell>
              <table:table-cell office:value-type="float" office:value="5.00448634410559">
                <text:p>5.00448634410559</text:p>
              </table:table-cell>
              <table:table-cell office:value-type="float" office:value="-11.5921795900601">
                <text:p>-11.59217959006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75042">
                <text:p>7.75042</text:p>
              </table:table-cell>
              <table:table-cell office:value-type="float" office:value="-14.2193">
                <text:p>-14.2193</text:p>
              </table:table-cell>
              <table:table-cell office:value-type="float" office:value="5.50983100667638">
                <text:p>5.50983100667638</text:p>
              </table:table-cell>
              <table:table-cell office:value-type="float" office:value="-12.5252147879395">
                <text:p>-12.52521478793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39436">
                <text:p>8.39436</text:p>
              </table:table-cell>
              <table:table-cell office:value-type="float" office:value="-15.689">
                <text:p>-15.689</text:p>
              </table:table-cell>
              <table:table-cell office:value-type="float" office:value="6.00973813125355">
                <text:p>6.00973813125355</text:p>
              </table:table-cell>
              <table:table-cell office:value-type="float" office:value="-13.4458891110108">
                <text:p>-13.4458891110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03073">
                <text:p>9.03073</text:p>
              </table:table-cell>
              <table:table-cell office:value-type="float" office:value="-17.1965">
                <text:p>-17.1965</text:p>
              </table:table-cell>
              <table:table-cell office:value-type="float" office:value="6.50371436985964">
                <text:p>6.50371436985964</text:p>
              </table:table-cell>
              <table:table-cell office:value-type="float" office:value="-14.3532939648714">
                <text:p>-14.35329396487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65951">
                <text:p>9.65951</text:p>
              </table:table-cell>
              <table:table-cell office:value-type="float" office:value="-18.6284">
                <text:p>-18.6284</text:p>
              </table:table-cell>
              <table:table-cell office:value-type="float" office:value="6.99127222758562">
                <text:p>6.99127222758562</text:p>
              </table:table-cell>
              <table:table-cell office:value-type="float" office:value="-15.2465338504828">
                <text:p>-15.24653385048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3641">
                <text:p>10.3641</text:p>
              </table:table-cell>
              <table:table-cell office:value-type="float" office:value="-20.0829">
                <text:p>-20.0829</text:p>
              </table:table-cell>
              <table:table-cell office:value-type="float" office:value="7.47193054368951">
                <text:p>7.47193054368951</text:p>
              </table:table-cell>
              <table:table-cell office:value-type="float" office:value="-16.1247272479201">
                <text:p>-16.12472724792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8944">
                <text:p>10.8944</text:p>
              </table:table-cell>
              <table:table-cell office:value-type="float" office:value="-21.492">
                <text:p>-21.492</text:p>
              </table:table-cell>
              <table:table-cell office:value-type="float" office:value="7.94521496644389">
                <text:p>7.94521496644389</text:p>
              </table:table-cell>
              <table:table-cell office:value-type="float" office:value="-16.9870074863257">
                <text:p>-16.98700748632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4625">
                <text:p>11.4625</text:p>
              </table:table-cell>
              <table:table-cell office:value-type="float" office:value="-22.9163">
                <text:p>-22.9163</text:p>
              </table:table-cell>
              <table:table-cell office:value-type="float" office:value="8.41065842126382">
                <text:p>8.41065842126382</text:p>
              </table:table-cell>
              <table:table-cell office:value-type="float" office:value="-17.8325235992085">
                <text:p>-17.83252359920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0686">
                <text:p>12.0686</text:p>
              </table:table-cell>
              <table:table-cell office:value-type="float" office:value="-24.295">
                <text:p>-24.295</text:p>
              </table:table-cell>
              <table:table-cell office:value-type="float" office:value="8.86780157165305">
                <text:p>8.86780157165305</text:p>
              </table:table-cell>
              <table:table-cell office:value-type="float" office:value="-18.6604411642456">
                <text:p>-18.66044116424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6368">
                <text:p>12.6368</text:p>
              </table:table-cell>
              <table:table-cell office:value-type="float" office:value="-25.6435">
                <text:p>-25.6435</text:p>
              </table:table-cell>
              <table:table-cell office:value-type="float" office:value="9.31619327251371">
                <text:p>9.31619327251371</text:p>
              </table:table-cell>
              <table:table-cell office:value-type="float" office:value="-19.4699431267558">
                <text:p>-19.46994312675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205">
                <text:p>13.205</text:p>
              </table:table-cell>
              <table:table-cell office:value-type="float" office:value="-26.9466">
                <text:p>-26.9466</text:p>
              </table:table-cell>
              <table:table-cell office:value-type="float" office:value="9.75539101537206">
                <text:p>9.75539101537206</text:p>
              </table:table-cell>
              <table:table-cell office:value-type="float" office:value="-20.2602306060348">
                <text:p>-20.26023060603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7656">
                <text:p>13.7656</text:p>
              </table:table-cell>
              <table:table-cell office:value-type="float" office:value="-28.2647">
                <text:p>-28.2647</text:p>
              </table:table-cell>
              <table:table-cell office:value-type="float" office:value="10.1849613650809">
                <text:p>10.1849613650809</text:p>
              </table:table-cell>
              <table:table-cell office:value-type="float" office:value="-21.0305236837528">
                <text:p>-21.03052368375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2731">
                <text:p>14.2731</text:p>
              </table:table-cell>
              <table:table-cell office:value-type="float" office:value="-29.5375">
                <text:p>-29.5375</text:p>
              </table:table-cell>
              <table:table-cell office:value-type="float" office:value="10.6044803875676">
                <text:p>10.6044803875676</text:p>
              </table:table-cell>
              <table:table-cell office:value-type="float" office:value="-21.7800621736409">
                <text:p>-21.7800621736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8262">
                <text:p>14.8262</text:p>
              </table:table-cell>
              <table:table-cell office:value-type="float" office:value="-30.7572">
                <text:p>-30.7572</text:p>
              </table:table-cell>
              <table:table-cell office:value-type="float" office:value="11.0135340682063">
                <text:p>11.0135340682063</text:p>
              </table:table-cell>
              <table:table-cell office:value-type="float" office:value="-22.5081063717024">
                <text:p>-22.50810637170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3565">
                <text:p>15.3565</text:p>
              </table:table-cell>
              <table:table-cell office:value-type="float" office:value="-31.9541">
                <text:p>-31.9541</text:p>
              </table:table-cell>
              <table:table-cell office:value-type="float" office:value="11.4117187203997">
                <text:p>11.4117187203997</text:p>
              </table:table-cell>
              <table:table-cell office:value-type="float" office:value="-23.2139377862116">
                <text:p>-23.2139377862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716">
                <text:p>15.8716</text:p>
              </table:table-cell>
              <table:table-cell office:value-type="float" office:value="-33.136">
                <text:p>-33.136</text:p>
              </table:table-cell>
              <table:table-cell office:value-type="float" office:value="11.7986413839696">
                <text:p>11.7986413839696</text:p>
              </table:table-cell>
              <table:table-cell office:value-type="float" office:value="-23.8968598467785">
                <text:p>-23.89685984677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3792">
                <text:p>16.3792</text:p>
              </table:table-cell>
              <table:table-cell office:value-type="float" office:value="-34.242">
                <text:p>-34.242</text:p>
              </table:table-cell>
              <table:table-cell office:value-type="float" office:value="12.1739202129607">
                <text:p>12.1739202129607</text:p>
              </table:table-cell>
              <table:table-cell office:value-type="float" office:value="-24.5561985917795">
                <text:p>-24.5561985917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8792">
                <text:p>16.8792</text:p>
              </table:table-cell>
              <table:table-cell office:value-type="float" office:value="-35.3254">
                <text:p>-35.3254</text:p>
              </table:table-cell>
              <table:table-cell office:value-type="float" office:value="12.5371848524769">
                <text:p>12.5371848524769</text:p>
              </table:table-cell>
              <table:table-cell office:value-type="float" office:value="-25.1913033334762">
                <text:p>-25.19130333347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4019">
                <text:p>17.4019</text:p>
              </table:table-cell>
              <table:table-cell office:value-type="float" office:value="-36.3481">
                <text:p>-36.3481</text:p>
              </table:table-cell>
              <table:table-cell office:value-type="float" office:value="12.8880768041763">
                <text:p>12.8880768041763</text:p>
              </table:table-cell>
              <table:table-cell office:value-type="float" office:value="-25.8015473001656">
                <text:p>-25.80154730016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8489">
                <text:p>17.8489</text:p>
              </table:table-cell>
              <table:table-cell office:value-type="float" office:value="-37.3254">
                <text:p>-37.3254</text:p>
              </table:table-cell>
              <table:table-cell office:value-type="float" office:value="13.2262497800664">
                <text:p>13.2262497800664</text:p>
              </table:table-cell>
              <table:table-cell office:value-type="float" office:value="-26.3863282547284">
                <text:p>-26.38632825472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311">
                <text:p>18.311</text:p>
              </table:table-cell>
              <table:table-cell office:value-type="float" office:value="-38.2648">
                <text:p>-38.2648</text:p>
              </table:table-cell>
              <table:table-cell office:value-type="float" office:value="13.551370044248">
                <text:p>13.551370044248</text:p>
              </table:table-cell>
              <table:table-cell office:value-type="float" office:value="-26.9450690889637">
                <text:p>-26.94506908896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7883">
                <text:p>18.7883</text:p>
              </table:table-cell>
              <table:table-cell office:value-type="float" office:value="-39.1511">
                <text:p>-39.1511</text:p>
              </table:table-cell>
              <table:table-cell office:value-type="float" office:value="13.8631167422727">
                <text:p>13.8631167422727</text:p>
              </table:table-cell>
              <table:table-cell office:value-type="float" office:value="-27.4772183931259">
                <text:p>-27.47721839312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205">
                <text:p>19.205</text:p>
              </table:table-cell>
              <table:table-cell office:value-type="float" office:value="-39.9996">
                <text:p>-39.9996</text:p>
              </table:table-cell>
              <table:table-cell office:value-type="float" office:value="14.1611822177871">
                <text:p>14.1611822177871</text:p>
              </table:table-cell>
              <table:table-cell office:value-type="float" office:value="-27.9822510000988">
                <text:p>-27.98225100009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6065">
                <text:p>19.6065</text:p>
              </table:table-cell>
              <table:table-cell office:value-type="float" office:value="-40.7799">
                <text:p>-40.7799</text:p>
              </table:table-cell>
              <table:table-cell office:value-type="float" office:value="14.4452723161529">
                <text:p>14.4452723161529</text:p>
              </table:table-cell>
              <table:table-cell office:value-type="float" office:value="-28.4596685036727">
                <text:p>-28.45966850367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9853">
                <text:p>19.9853</text:p>
              </table:table-cell>
              <table:table-cell office:value-type="float" office:value="-41.5299">
                <text:p>-41.5299</text:p>
              </table:table-cell>
              <table:table-cell office:value-type="float" office:value="14.7151066747414">
                <text:p>14.7151066747414</text:p>
              </table:table-cell>
              <table:table-cell office:value-type="float" office:value="-28.9089997504109">
                <text:p>-28.9089997504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3565">
                <text:p>20.3565</text:p>
              </table:table-cell>
              <table:table-cell office:value-type="float" office:value="-42.242">
                <text:p>-42.242</text:p>
              </table:table-cell>
              <table:table-cell office:value-type="float" office:value="14.9704189996184">
                <text:p>14.9704189996184</text:p>
              </table:table-cell>
              <table:table-cell office:value-type="float" office:value="-29.3298013046213">
                <text:p>-29.32980130462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7201">
                <text:p>20.7201</text:p>
              </table:table-cell>
              <table:table-cell office:value-type="float" office:value="-42.8936">
                <text:p>-42.8936</text:p>
              </table:table-cell>
              <table:table-cell office:value-type="float" office:value="15.2109573283433">
                <text:p>15.2109573283433</text:p>
              </table:table-cell>
              <table:table-cell office:value-type="float" office:value="-29.7216578859739">
                <text:p>-29.72165788597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0383">
                <text:p>21.0383</text:p>
              </table:table-cell>
              <table:table-cell office:value-type="float" office:value="-43.4769">
                <text:p>-43.4769</text:p>
              </table:table-cell>
              <table:table-cell office:value-type="float" office:value="15.4364842786262">
                <text:p>15.4364842786262</text:p>
              </table:table-cell>
              <table:table-cell office:value-type="float" office:value="-30.0841827793322">
                <text:p>-30.08418277933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3262">
                <text:p>21.3262</text:p>
              </table:table-cell>
              <table:table-cell office:value-type="float" office:value="-44.0602">
                <text:p>-44.0602</text:p>
              </table:table-cell>
              <table:table-cell office:value-type="float" office:value="15.6467772825955">
                <text:p>15.6467772825955</text:p>
              </table:table-cell>
              <table:table-cell office:value-type="float" office:value="-30.4170182163948">
                <text:p>-30.41701821639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5989">
                <text:p>21.5989</text:p>
              </table:table-cell>
              <table:table-cell office:value-type="float" office:value="-44.5678">
                <text:p>-44.5678</text:p>
              </table:table-cell>
              <table:table-cell office:value-type="float" office:value="15.8416288064452">
                <text:p>15.8416288064452</text:p>
              </table:table-cell>
              <table:table-cell office:value-type="float" office:value="-30.7198357287688">
                <text:p>-30.71983572876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811">
                <text:p>21.811</text:p>
              </table:table-cell>
              <table:table-cell office:value-type="float" office:value="-44.9996">
                <text:p>-44.9996</text:p>
              </table:table-cell>
              <table:table-cell office:value-type="float" office:value="16.0208465552459">
                <text:p>16.0208465552459</text:p>
              </table:table-cell>
              <table:table-cell office:value-type="float" office:value="-30.9923364721293">
                <text:p>-30.99233647212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0535">
                <text:p>22.0535</text:p>
              </table:table-cell>
              <table:table-cell office:value-type="float" office:value="-45.4314">
                <text:p>-45.4314</text:p>
              </table:table-cell>
              <table:table-cell office:value-type="float" office:value="16.1842536627169">
                <text:p>16.1842536627169</text:p>
              </table:table-cell>
              <table:table-cell office:value-type="float" office:value="-31.234251521142">
                <text:p>-31.2342515211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.2125">
                <text:p>22.2125</text:p>
              </table:table-cell>
              <table:table-cell office:value-type="float" office:value="-45.8027">
                <text:p>-45.8027</text:p>
              </table:table-cell>
              <table:table-cell office:value-type="float" office:value="16.3316888657714">
                <text:p>16.3316888657714</text:p>
              </table:table-cell>
              <table:table-cell office:value-type="float" office:value="-31.4453421348601">
                <text:p>-31.4453421348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3716">
                <text:p>22.3716</text:p>
              </table:table-cell>
              <table:table-cell office:value-type="float" office:value="-46.0981">
                <text:p>-46.0981</text:p>
              </table:table-cell>
              <table:table-cell office:value-type="float" office:value="16.4630066636641">
                <text:p>16.4630066636641</text:p>
              </table:table-cell>
              <table:table-cell office:value-type="float" office:value="-31.6253999923333">
                <text:p>-31.625399992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5459">
                <text:p>22.5459</text:p>
              </table:table-cell>
              <table:table-cell office:value-type="float" office:value="-46.3708">
                <text:p>-46.3708</text:p>
              </table:table-cell>
              <table:table-cell office:value-type="float" office:value="16.5780774615826">
                <text:p>16.5780774615826</text:p>
              </table:table-cell>
              <table:table-cell office:value-type="float" office:value="-31.7742473981949">
                <text:p>-31.77424739819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6444">
                <text:p>22.6444</text:p>
              </table:table-cell>
              <table:table-cell office:value-type="float" office:value="-46.5981">
                <text:p>-46.5981</text:p>
              </table:table-cell>
              <table:table-cell office:value-type="float" office:value="16.676787698542">
                <text:p>16.676787698542</text:p>
              </table:table-cell>
              <table:table-cell office:value-type="float" office:value="-31.8917374580259">
                <text:p>-31.89173745802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7201">
                <text:p>22.7201</text:p>
              </table:table-cell>
              <table:table-cell office:value-type="float" office:value="-46.7875">
                <text:p>-46.7875</text:p>
              </table:table-cell>
              <table:table-cell office:value-type="float" office:value="16.759039959456">
                <text:p>16.759039959456</text:p>
              </table:table-cell>
              <table:table-cell office:value-type="float" office:value="-31.9777542233219">
                <text:p>-31.97775422332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8035">
                <text:p>22.8035</text:p>
              </table:table-cell>
              <table:table-cell office:value-type="float" office:value="-46.8936">
                <text:p>-46.8936</text:p>
              </table:table-cell>
              <table:table-cell office:value-type="float" office:value="16.8247530712735">
                <text:p>16.8247530712735</text:p>
              </table:table-cell>
              <table:table-cell office:value-type="float" office:value="-32.0322128059205">
                <text:p>-32.03221280592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8565">
                <text:p>22.8565</text:p>
              </table:table-cell>
              <table:table-cell office:value-type="float" office:value="-46.9618">
                <text:p>-46.9618</text:p>
              </table:table-cell>
              <table:table-cell office:value-type="float" office:value="16.8738621830866">
                <text:p>16.8738621830866</text:p>
              </table:table-cell>
              <table:table-cell office:value-type="float" office:value="-32.0550594617756">
                <text:p>-32.05505946177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565">
                <text:p>22.8565</text:p>
              </table:table-cell>
              <table:table-cell office:value-type="float" office:value="-46.9845">
                <text:p>-46.9845</text:p>
              </table:table-cell>
              <table:table-cell office:value-type="float" office:value="16.9063188301311">
                <text:p>16.9063188301311</text:p>
              </table:table-cell>
              <table:table-cell office:value-type="float" office:value="-32.0462716439962">
                <text:p>-32.04627164399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8338">
                <text:p>22.8338</text:p>
              </table:table-cell>
              <table:table-cell office:value-type="float" office:value="-46.9996">
                <text:p>-46.9996</text:p>
              </table:table-cell>
              <table:table-cell office:value-type="float" office:value="16.9220909816148">
                <text:p>16.9220909816148</text:p>
              </table:table-cell>
              <table:table-cell office:value-type="float" office:value="-32.0058580250974">
                <text:p>-32.00585802509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8338">
                <text:p>22.8338</text:p>
              </table:table-cell>
              <table:table-cell office:value-type="float" office:value="-46.9618">
                <text:p>-46.9618</text:p>
              </table:table-cell>
              <table:table-cell office:value-type="float" office:value="16.9211630723286">
                <text:p>16.9211630723286</text:p>
              </table:table-cell>
              <table:table-cell office:value-type="float" office:value="-31.9338584884419">
                <text:p>-31.93385848844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811">
                <text:p>22.811</text:p>
              </table:table-cell>
              <table:table-cell office:value-type="float" office:value="-46.8557">
                <text:p>-46.8557</text:p>
              </table:table-cell>
              <table:table-cell office:value-type="float" office:value="16.9035360180067">
                <text:p>16.9035360180067</text:p>
              </table:table-cell>
              <table:table-cell office:value-type="float" office:value="-31.8303440888798">
                <text:p>-31.83034408887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6595">
                <text:p>22.6595</text:p>
              </table:table-cell>
              <table:table-cell office:value-type="float" office:value="-46.7421">
                <text:p>-46.7421</text:p>
              </table:table-cell>
              <table:table-cell office:value-type="float" office:value="16.8692272144236">
                <text:p>16.8692272144236</text:p>
              </table:table-cell>
              <table:table-cell office:value-type="float" office:value="-31.6954169826259">
                <text:p>-31.69541698262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6216">
                <text:p>22.6216</text:p>
              </table:table-cell>
              <table:table-cell office:value-type="float" office:value="-46.5602">
                <text:p>-46.5602</text:p>
              </table:table-cell>
              <table:table-cell office:value-type="float" office:value="16.8182705202264">
                <text:p>16.8182705202264</text:p>
              </table:table-cell>
              <table:table-cell office:value-type="float" office:value="-31.5292103264443">
                <text:p>-31.52921032644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5004">
                <text:p>22.5004</text:p>
              </table:table-cell>
              <table:table-cell office:value-type="float" office:value="-46.333">
                <text:p>-46.333</text:p>
              </table:table-cell>
              <table:table-cell office:value-type="float" office:value="16.7507162235202">
                <text:p>16.7507162235202</text:p>
              </table:table-cell>
              <table:table-cell office:value-type="float" office:value="-31.3318881462382">
                <text:p>-31.33188814623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3413">
                <text:p>22.3413</text:p>
              </table:table-cell>
              <table:table-cell office:value-type="float" office:value="-46.083">
                <text:p>-46.083</text:p>
              </table:table-cell>
              <table:table-cell office:value-type="float" office:value="16.6666309922398">
                <text:p>16.6666309922398</text:p>
              </table:table-cell>
              <table:table-cell office:value-type="float" office:value="-31.1036451751764">
                <text:p>-31.10364517517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1747">
                <text:p>22.1747</text:p>
              </table:table-cell>
              <table:table-cell office:value-type="float" office:value="-45.8027">
                <text:p>-45.8027</text:p>
              </table:table-cell>
              <table:table-cell office:value-type="float" office:value="16.5660978083568">
                <text:p>16.5660978083568</text:p>
              </table:table-cell>
              <table:table-cell office:value-type="float" office:value="-30.8447066615153">
                <text:p>-30.8447066615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0004">
                <text:p>22.0004</text:p>
              </table:table-cell>
              <table:table-cell office:value-type="float" office:value="-45.4542">
                <text:p>-45.4542</text:p>
              </table:table-cell>
              <table:table-cell office:value-type="float" office:value="16.4492158859862">
                <text:p>16.4492158859862</text:p>
              </table:table-cell>
              <table:table-cell office:value-type="float" office:value="-30.5553281463059">
                <text:p>-30.55532814630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8186">
                <text:p>21.8186</text:p>
              </table:table-cell>
              <table:table-cell office:value-type="float" office:value="-45.083">
                <text:p>-45.083</text:p>
              </table:table-cell>
              <table:table-cell office:value-type="float" office:value="16.316100573474">
                <text:p>16.316100573474</text:p>
              </table:table-cell>
              <table:table-cell office:value-type="float" office:value="-30.2357952112055">
                <text:p>-30.2357952112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508">
                <text:p>21.508</text:p>
              </table:table-cell>
              <table:table-cell office:value-type="float" office:value="-44.636">
                <text:p>-44.636</text:p>
              </table:table-cell>
              <table:table-cell office:value-type="float" office:value="16.1668832395625">
                <text:p>16.1668832395625</text:p>
              </table:table-cell>
              <table:table-cell office:value-type="float" office:value="-29.8864231966435">
                <text:p>-29.88642319664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3186">
                <text:p>21.3186</text:p>
              </table:table-cell>
              <table:table-cell office:value-type="float" office:value="-44.1663">
                <text:p>-44.1663</text:p>
              </table:table-cell>
              <table:table-cell office:value-type="float" office:value="16.0017111437451">
                <text:p>16.0017111437451</text:p>
              </table:table-cell>
              <table:table-cell office:value-type="float" office:value="-29.507556890618">
                <text:p>-29.5075568906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0989">
                <text:p>21.0989</text:p>
              </table:table-cell>
              <table:table-cell office:value-type="float" office:value="-43.6814">
                <text:p>-43.6814</text:p>
              </table:table-cell>
              <table:table-cell office:value-type="float" office:value="15.8207472909387">
                <text:p>15.8207472909387</text:p>
              </table:table-cell>
              <table:table-cell office:value-type="float" office:value="-29.0995701884319">
                <text:p>-29.09957018843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8489">
                <text:p>20.8489</text:p>
              </table:table-cell>
              <table:table-cell office:value-type="float" office:value="-43.1133">
                <text:p>-43.1133</text:p>
              </table:table-cell>
              <table:table-cell office:value-type="float" office:value="15.6241702706182">
                <text:p>15.6241702706182</text:p>
              </table:table-cell>
              <table:table-cell office:value-type="float" office:value="-28.6628657237036">
                <text:p>-28.66286572370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508">
                <text:p>20.508</text:p>
              </table:table-cell>
              <table:table-cell office:value-type="float" office:value="-42.5451">
                <text:p>-42.5451</text:p>
              </table:table-cell>
              <table:table-cell office:value-type="float" office:value="15.4121740805695">
                <text:p>15.4121740805695</text:p>
              </table:table-cell>
              <table:table-cell office:value-type="float" office:value="-28.1978744710157">
                <text:p>-28.19787447101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2504">
                <text:p>20.2504</text:p>
              </table:table-cell>
              <table:table-cell office:value-type="float" office:value="-41.886">
                <text:p>-41.886</text:p>
              </table:table-cell>
              <table:table-cell office:value-type="float" office:value="15.1849679354376">
                <text:p>15.1849679354376</text:p>
              </table:table-cell>
              <table:table-cell office:value-type="float" office:value="-27.7050553205955">
                <text:p>-27.7050553205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